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Text_20_body">
      <style:paragraph-properties fo:line-height="150%" fo:text-align="justify" style:justify-single-word="false"/>
      <style:text-properties officeooo:paragraph-rsid="00160211"/>
    </style:style>
    <style:style style:name="P4" style:family="paragraph" style:parent-style-name="Text_20_body">
      <style:paragraph-properties fo:line-height="150%" fo:text-align="justify" style:justify-single-word="false"/>
      <style:text-properties fo:language="fr" fo:country="FR" officeooo:rsid="0019d5a1" officeooo:paragraph-rsid="000ff2f6"/>
    </style:style>
    <style:style style:name="P5" style:family="paragraph" style:parent-style-name="Text_20_body">
      <style:paragraph-properties fo:line-height="150%" fo:text-align="justify" style:justify-single-word="false"/>
      <style:text-properties fo:language="fr" fo:country="FR" officeooo:rsid="0029d3e8" officeooo:paragraph-rsid="000ff2f6"/>
    </style:style>
    <style:style style:name="P6" style:family="paragraph" style:parent-style-name="Text_20_body">
      <style:paragraph-properties fo:line-height="150%" fo:text-align="justify" style:justify-single-word="false"/>
      <style:text-properties fo:language="fr" fo:country="FR" officeooo:paragraph-rsid="000ff2f6"/>
    </style:style>
    <style:style style:name="P7" style:family="paragraph" style:parent-style-name="Text_20_body">
      <style:paragraph-properties fo:line-height="150%" fo:text-align="justify" style:justify-single-word="false"/>
      <style:text-properties fo:language="fr" fo:country="FR" officeooo:rsid="002dea7e" officeooo:paragraph-rsid="000ff2f6"/>
    </style:style>
    <style:style style:name="P8"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1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11" style:family="paragraph" style:parent-style-name="Footnote">
      <style:paragraph-properties fo:margin-left="0cm" fo:margin-right="0cm" fo:text-indent="0cm" style:auto-text-indent="false"/>
    </style:style>
    <style:style style:name="P12" style:family="paragraph" style:parent-style-name="Footnote">
      <style:paragraph-properties fo:margin-left="0cm" fo:margin-right="0cm" fo:text-indent="0cm" style:auto-text-indent="false"/>
      <style:text-properties officeooo:rsid="000c60bc" officeooo:paragraph-rsid="000c60bc"/>
    </style:style>
    <style:style style:name="P13"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1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16"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17"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18"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19" style:family="paragraph" style:parent-style-name="Footnote">
      <style:text-properties style:font-name="Liberation Serif"/>
    </style:style>
    <style:style style:name="P20" style:family="paragraph" style:parent-style-name="Footnote">
      <style:text-properties style:font-name="Liberation Serif" fo:language="fr" fo:country="FR"/>
    </style:style>
    <style:style style:name="P21" style:family="paragraph" style:parent-style-name="Footnote">
      <style:text-properties style:font-name="Liberation Serif" fo:language="fr" fo:country="FR" officeooo:rsid="0025e690" officeooo:paragraph-rsid="0025e690"/>
    </style:style>
    <style:style style:name="P22"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3"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4" style:family="paragraph" style:parent-style-name="Footnote">
      <style:text-properties style:font-name="Liberation Serif" fo:font-style="italic" officeooo:rsid="00295e05" officeooo:paragraph-rsid="00295e05" style:font-style-asian="italic" style:font-style-complex="italic"/>
    </style:style>
    <style:style style:name="P25" style:family="paragraph" style:parent-style-name="Footnote">
      <style:text-properties style:font-name="Liberation Serif" officeooo:rsid="00295e05" officeooo:paragraph-rsid="0029d3e8"/>
    </style:style>
    <style:style style:name="P26" style:family="paragraph" style:parent-style-name="Footnote">
      <style:text-properties style:font-name="Liberation Serif" officeooo:rsid="0037a1a0" officeooo:paragraph-rsid="0037a1a0"/>
    </style:style>
    <style:style style:name="P27" style:family="paragraph" style:parent-style-name="Footnote">
      <style:text-properties style:font-name="Liberation Serif" officeooo:rsid="00383cb1" officeooo:paragraph-rsid="003a2362"/>
    </style:style>
    <style:style style:name="P28" style:family="paragraph" style:parent-style-name="Footnote">
      <style:text-properties style:font-name="Liberation Serif" officeooo:rsid="00126878" officeooo:paragraph-rsid="00126878"/>
    </style:style>
    <style:style style:name="P29" style:family="paragraph" style:parent-style-name="Footnote">
      <style:text-properties style:font-name="Liberation Serif" fo:font-style="normal" officeooo:rsid="00295e05" officeooo:paragraph-rsid="00295e05" style:font-style-asian="normal" style:font-style-complex="normal"/>
    </style:style>
    <style:style style:name="P30" style:family="paragraph" style:parent-style-name="Footnote">
      <style:text-properties style:font-name="Liberation Serif" officeooo:rsid="0011f973"/>
    </style:style>
    <style:style style:name="P31" style:family="paragraph" style:parent-style-name="Footnote">
      <style:text-properties style:font-name="Liberation Serif" officeooo:rsid="0011f973" officeooo:paragraph-rsid="00191e48"/>
    </style:style>
    <style:style style:name="P32" style:family="paragraph" style:parent-style-name="Footnote">
      <style:text-properties style:font-name="Liberation Serif" officeooo:paragraph-rsid="00191e48"/>
    </style:style>
    <style:style style:name="P33" style:family="paragraph" style:parent-style-name="Footnote">
      <style:text-properties officeooo:rsid="002dea7e" officeooo:paragraph-rsid="000ff2f6"/>
    </style:style>
    <style:style style:name="P34" style:family="paragraph" style:parent-style-name="Footnote">
      <style:text-properties officeooo:rsid="003a2362" officeooo:paragraph-rsid="003a2362"/>
    </style:style>
    <style:style style:name="P35" style:family="paragraph" style:parent-style-name="Footnote">
      <style:text-properties officeooo:rsid="003a2362" officeooo:paragraph-rsid="000ff2f6"/>
    </style:style>
    <style:style style:name="P36" style:family="paragraph" style:parent-style-name="Footnote">
      <style:text-properties officeooo:rsid="003a2362" officeooo:paragraph-rsid="00191e48"/>
    </style:style>
    <style:style style:name="P37" style:family="paragraph" style:parent-style-name="Footnote">
      <style:text-properties officeooo:rsid="00126878" officeooo:paragraph-rsid="00126878"/>
    </style:style>
    <style:style style:name="P38" style:family="paragraph" style:parent-style-name="Footnote">
      <style:text-properties officeooo:rsid="00113d2a" officeooo:paragraph-rsid="0017d228"/>
    </style:style>
    <style:style style:name="P39" style:family="paragraph" style:parent-style-name="Footnote">
      <style:text-properties officeooo:paragraph-rsid="00191e48"/>
    </style:style>
    <style:style style:name="P40" style:family="paragraph" style:parent-style-name="Footnote">
      <style:text-properties fo:background-color="transparent"/>
    </style:style>
    <style:style style:name="P41" style:family="paragraph" style:parent-style-name="Standard">
      <style:paragraph-properties fo:text-align="justify" style:justify-single-word="false"/>
      <style:text-properties style:font-name="Liberation Serif" officeooo:paragraph-rsid="00191e48"/>
    </style:style>
    <style:style style:name="P42" style:family="paragraph" style:parent-style-name="Footnote">
      <style:paragraph-properties fo:background-color="#ffff00">
        <style:background-image/>
      </style:paragraph-properties>
    </style:style>
    <style:style style:name="P43" style:family="paragraph" style:parent-style-name="Footnote_20_Text">
      <style:paragraph-properties fo:background-color="#ffff00">
        <style:background-image/>
      </style:paragraph-properties>
      <style:text-properties style:font-name="Liberation Serif" officeooo:paragraph-rsid="0028aef6"/>
    </style:style>
    <style:style style:name="P44"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45"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46"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47" style:family="paragraph" style:parent-style-name="Footnote_20_Text">
      <style:text-properties style:font-name="Liberation Serif"/>
    </style:style>
    <style:style style:name="P48" style:family="paragraph" style:parent-style-name="Footnote_20_Text">
      <style:text-properties style:font-name="Liberation Serif" fo:language="fr" fo:country="BE"/>
    </style:style>
    <style:style style:name="P49" style:family="paragraph" style:parent-style-name="Footnote_20_Text">
      <style:text-properties style:font-name="Liberation Serif" fo:font-size="11pt" fo:language="fr" fo:country="BE" style:font-size-asian="11pt" style:font-size-complex="11pt"/>
    </style:style>
    <style:style style:name="P50" style:family="paragraph" style:parent-style-name="Footnote_20_Text">
      <style:text-properties fo:language="fr" fo:country="BE"/>
    </style:style>
    <style:style style:name="P51" style:family="paragraph" style:parent-style-name="Standard">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52" style:family="paragraph" style:parent-style-name="Standard">
      <style:paragraph-properties fo:margin-left="0cm" fo:margin-right="0cm" fo:text-align="justify" style:justify-single-word="false" fo:text-indent="0cm" style:auto-text-indent="false"/>
      <style:text-properties fo:font-size="12pt" fo:language="fr" fo:country="FR" fo:font-style="italic" officeooo:rsid="00193916" officeooo:paragraph-rsid="001c7135" style:font-size-asian="12pt" style:font-style-asian="italic" style:font-size-complex="12pt" style:font-style-complex="italic"/>
    </style:style>
    <style:style style:name="P53" style:family="paragraph" style:parent-style-name="Standard">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54"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3344f4" officeooo:paragraph-rsid="003344f4"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language="fr" fo:country="FR" fo:font-style="italic" officeooo:rsid="00193916"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language="fr" fo:country="FR" fo:font-style="italic" officeooo:paragraph-rsid="001c7135" style:font-size-asian="12pt" style:font-style-asian="italic" style:font-size-complex="12pt" style:font-style-complex="italic"/>
    </style:style>
    <style:style style:name="P59"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language="fr" fo:country="FR" fo:font-style="normal" officeooo:rsid="00193916" officeooo:paragraph-rsid="001c7135" style:font-size-asian="12pt" style:font-style-asian="normal" style:font-size-complex="12pt" style:font-style-complex="normal"/>
    </style:style>
    <style:style style:name="P63" style:family="paragraph" style:parent-style-name="Standard">
      <style:paragraph-properties fo:text-align="justify" style:justify-single-word="false"/>
      <style:text-properties fo:font-size="12pt" fo:language="fr" fo:country="FR" fo:font-style="normal" fo:font-weight="bold" officeooo:rsid="00194524" officeooo:paragraph-rsid="001c7135" style:font-size-asian="12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fo:font-size="12pt" fo:language="fr" fo:country="FR" officeooo:paragraph-rsid="001c7135" style:font-size-asian="12pt" style:font-size-complex="12pt"/>
    </style:style>
    <style:style style:name="P65" style:family="paragraph" style:parent-style-name="Standard">
      <style:paragraph-properties fo:text-align="justify" style:justify-single-word="false"/>
      <style:text-properties fo:font-size="12pt" fo:language="fr" fo:country="FR" officeooo:rsid="00193916" officeooo:paragraph-rsid="001c7135" style:font-size-asian="12pt" style:font-size-complex="12pt"/>
    </style:style>
    <style:style style:name="P66" style:family="paragraph" style:parent-style-name="Standard">
      <style:paragraph-properties fo:line-height="150%" fo:text-align="justify" style:justify-single-word="false"/>
      <style:text-properties fo:font-size="12pt" fo:language="fr" fo:country="FR" officeooo:rsid="001ab208" officeooo:paragraph-rsid="0034e5b8" style:font-size-asian="12pt" style:font-size-complex="12pt"/>
    </style:style>
    <style:style style:name="P67" style:family="paragraph" style:parent-style-name="Standard">
      <style:paragraph-properties fo:line-height="100%" fo:text-align="justify" style:justify-single-word="false"/>
      <style:text-properties fo:font-size="12pt" fo:language="fr" fo:country="FR" officeooo:rsid="001ab208" officeooo:paragraph-rsid="001c7135" style:font-size-asian="12pt" style:font-size-complex="12pt"/>
    </style:style>
    <style:style style:name="P68" style:family="paragraph" style:parent-style-name="Standard">
      <style:paragraph-properties fo:line-height="100%" fo:text-align="justify" style:justify-single-word="false"/>
      <style:text-properties fo:font-size="12pt" fo:language="fr" fo:country="FR" officeooo:paragraph-rsid="001c7135" style:font-size-asian="12pt" style:font-size-complex="12pt"/>
    </style:style>
    <style:style style:name="P69" style:family="paragraph" style:parent-style-name="Standard">
      <style:text-properties style:font-name="sans-serif" fo:font-size="8.25pt" fo:language="fr" fo:country="FR"/>
    </style:style>
    <style:style style:name="P70" style:family="paragraph" style:parent-style-name="Standard">
      <style:paragraph-properties fo:line-height="150%" fo:text-align="justify" style:justify-single-word="false" fo:hyphenation-ladder-count="no-limit"/>
      <style:text-properties style:font-name="sans-serif" fo:font-size="8.25pt" fo:language="fr" fo:country="FR" officeooo:paragraph-rsid="001f6bb9" fo:hyphenate="true" fo:hyphenation-remain-char-count="2" fo:hyphenation-push-char-count="2"/>
    </style:style>
    <style:style style:name="P71" style:family="paragraph" style:parent-style-name="Standard">
      <style:text-properties style:font-name="sans-serif" fo:font-size="6.75pt" fo:language="fr" fo:country="FR"/>
    </style:style>
    <style:style style:name="P72" style:family="paragraph" style:parent-style-name="Standard">
      <style:text-properties fo:language="fr" fo:country="FR"/>
    </style:style>
    <style:style style:name="P73" style:family="paragraph" style:parent-style-name="Standard">
      <style:text-properties style:font-name="Liberation Sans" fo:font-size="12pt" fo:language="fr" fo:country="FR" style:text-underline-style="none" fo:font-weight="normal" officeooo:rsid="001f6bb9" style:font-size-asian="10.5pt" style:font-weight-asian="normal" style:font-size-complex="12pt" style:font-weight-complex="normal"/>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fo:background-color="#ffff00">
        <style:background-image/>
      </style:paragraph-properties>
      <style:text-properties fo:font-size="12pt" fo:language="fr" fo:country="FR" fo:font-style="normal" officeooo:rsid="00193916" officeooo:paragraph-rsid="001c7135" style:font-size-asian="12pt" style:font-style-asian="normal" style:font-size-complex="12pt" style:font-style-complex="normal"/>
    </style:style>
    <style:style style:name="P76"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78" style:family="paragraph" style:parent-style-name="Text_20_body">
      <style:paragraph-properties fo:line-height="150%" fo:text-align="justify" style:justify-single-word="false"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79"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81" style:family="paragraph" style:parent-style-name="Text_20_body">
      <style:paragraph-properties fo:line-height="150%" fo:text-align="justify" style:justify-single-word="false"/>
      <style:text-properties officeooo:paragraph-rsid="00160211"/>
    </style:style>
    <style:style style:name="P82" style:family="paragraph" style:parent-style-name="Text_20_body">
      <style:paragraph-properties fo:line-height="150%" fo:text-align="justify" style:justify-single-word="false"/>
      <style:text-properties officeooo:paragraph-rsid="002fca20"/>
    </style:style>
    <style:style style:name="P83" style:family="paragraph" style:parent-style-name="Text_20_body">
      <style:paragraph-properties fo:line-height="150%" fo:text-align="justify" style:justify-single-word="false"/>
      <style:text-properties officeooo:paragraph-rsid="00318942"/>
    </style:style>
    <style:style style:name="P84"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85" style:family="paragraph" style:parent-style-name="Text_20_body">
      <style:paragraph-properties fo:line-height="150%" fo:text-align="justify" style:justify-single-word="false"/>
      <style:text-properties fo:language="fr" fo:country="FR" officeooo:rsid="0019d5a1" officeooo:paragraph-rsid="000ff2f6"/>
    </style:style>
    <style:style style:name="P86" style:family="paragraph" style:parent-style-name="Text_20_body">
      <style:paragraph-properties fo:line-height="150%"/>
      <style:text-properties fo:language="fr" fo:country="FR"/>
    </style:style>
    <style:style style:name="P87" style:family="paragraph" style:parent-style-name="Text_20_body">
      <style:paragraph-properties fo:line-height="150%" fo:text-align="justify" style:justify-single-word="false"/>
      <style:text-properties fo:language="fr" fo:country="FR"/>
    </style:style>
    <style:style style:name="P88" style:family="paragraph" style:parent-style-name="Text_20_body">
      <style:paragraph-properties fo:line-height="150%" fo:text-align="justify" style:justify-single-word="false"/>
      <style:text-properties fo:language="fr" fo:country="FR" officeooo:paragraph-rsid="0028fff3"/>
    </style:style>
    <style:style style:name="P89" style:family="paragraph" style:parent-style-name="Text_20_body">
      <style:paragraph-properties fo:line-height="150%" fo:text-align="justify" style:justify-single-word="false"/>
      <style:text-properties fo:language="fr" fo:country="FR" officeooo:paragraph-rsid="002aba31"/>
    </style:style>
    <style:style style:name="P90" style:family="paragraph" style:parent-style-name="Text_20_body">
      <style:paragraph-properties fo:line-height="150%" fo:text-align="justify" style:justify-single-word="false"/>
      <style:text-properties fo:language="fr" fo:country="FR" officeooo:paragraph-rsid="002cae1e"/>
    </style:style>
    <style:style style:name="P91" style:family="paragraph" style:parent-style-name="Text_20_body">
      <style:paragraph-properties fo:line-height="150%" fo:text-align="justify" style:justify-single-word="false" fo:hyphenation-ladder-count="no-limit"/>
      <style:text-properties fo:language="fr" fo:country="FR" fo:hyphenate="true" fo:hyphenation-remain-char-count="2" fo:hyphenation-push-char-count="2"/>
    </style:style>
    <style:style style:name="P92" style:family="paragraph" style:parent-style-name="Text_20_body" style:list-style-name="WWNum1">
      <style:paragraph-properties fo:line-height="150%" fo:text-align="justify" style:justify-single-word="false" fo:hyphenation-ladder-count="no-limit"/>
      <style:text-properties fo:language="fr" fo:country="FR" fo:hyphenate="true" fo:hyphenation-remain-char-count="2" fo:hyphenation-push-char-count="2"/>
    </style:style>
    <style:style style:name="P93" style:family="paragraph" style:parent-style-name="Text_20_body">
      <style:paragraph-properties fo:line-height="150%" fo:text-align="justify" style:justify-single-word="false"/>
      <style:text-properties fo:language="fr" fo:country="FR" officeooo:paragraph-rsid="00113d2a"/>
    </style:style>
    <style:style style:name="P94" style:family="paragraph" style:parent-style-name="Text_20_body">
      <style:paragraph-properties fo:line-height="150%" fo:text-align="justify" style:justify-single-word="false"/>
      <style:text-properties fo:language="fr" fo:country="FR" officeooo:paragraph-rsid="00126878"/>
    </style:style>
    <style:style style:name="P95" style:family="paragraph" style:parent-style-name="Text_20_body">
      <style:paragraph-properties fo:line-height="150%" fo:text-align="justify" style:justify-single-word="false"/>
      <style:text-properties fo:language="fr" fo:country="FR" officeooo:paragraph-rsid="000ff2f6"/>
    </style:style>
    <style:style style:name="P96" style:family="paragraph" style:parent-style-name="Text_20_body">
      <style:paragraph-properties fo:line-height="150%" fo:text-align="justify" style:justify-single-word="false"/>
      <style:text-properties fo:language="fr" fo:country="FR" officeooo:paragraph-rsid="00160211"/>
    </style:style>
    <style:style style:name="P97"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98"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99"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13d2a" officeooo:paragraph-rsid="00113d2a" style:font-weight-asian="bold" style:font-weight-complex="bold"/>
    </style:style>
    <style:style style:name="P100"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fo:hyphenate="true" fo:hyphenation-remain-char-count="2" fo:hyphenation-push-char-count="2"/>
    </style:style>
    <style:style style:name="P101" style:family="paragraph" style:parent-style-name="Text_20_body">
      <style:paragraph-properties fo:line-height="150%" fo:text-align="justify" style:justify-single-word="false"/>
      <style:text-properties fo:language="fr" fo:country="FR" fo:font-weight="bold" style:font-weight-asian="bold" style:font-weight-complex="bold"/>
    </style:style>
    <style:style style:name="P102" style:family="paragraph" style:parent-style-name="Text_20_body">
      <style:paragraph-properties fo:text-align="justify" style:justify-single-word="false"/>
      <style:text-properties fo:language="fr" fo:country="FR"/>
    </style:style>
    <style:style style:name="P103" style:family="paragraph" style:parent-style-name="Text_20_body">
      <style:paragraph-properties fo:line-height="150%" fo:text-align="justify" style:justify-single-word="false"/>
      <style:text-properties fo:language="fr" fo:country="FR" officeooo:rsid="00113d2a" officeooo:paragraph-rsid="00113d2a"/>
    </style:style>
    <style:style style:name="P104" style:family="paragraph" style:parent-style-name="Text_20_body">
      <style:paragraph-properties fo:line-height="150%" fo:text-align="justify" style:justify-single-word="false"/>
      <style:text-properties fo:language="fr" fo:country="FR" officeooo:rsid="0031ca7c" officeooo:paragraph-rsid="000ff2f6"/>
    </style:style>
    <style:style style:name="P105" style:family="paragraph" style:parent-style-name="Text_20_body">
      <style:paragraph-properties fo:line-height="150%" fo:text-align="justify" style:justify-single-word="false"/>
      <style:text-properties fo:language="fr" fo:country="FR" officeooo:rsid="001ab208" officeooo:paragraph-rsid="003344f4"/>
    </style:style>
    <style:style style:name="P106" style:family="paragraph" style:parent-style-name="Text_20_body">
      <style:text-properties style:font-name="Liberation San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7" style:family="paragraph" style:parent-style-name="Text_20_body">
      <style:paragraph-properties fo:line-height="150%" fo:text-align="justify" style:justify-single-word="false"/>
      <style:text-properties style:font-name="Liberation Sans" fo:font-size="14pt" fo:language="fr" fo:country="FR" style:text-underline-style="solid" style:text-underline-width="auto" style:text-underline-color="font-color" fo:font-weight="bold" officeooo:paragraph-rsid="00160211" style:font-size-asian="14pt" style:font-weight-asian="bold" style:font-size-complex="14pt" style:font-weight-complex="bold"/>
    </style:style>
    <style:style style:name="P108"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4a34b" officeooo:paragraph-rsid="0024a34b" style:font-size-asian="16pt" style:font-weight-asian="bold" style:font-size-complex="16pt" style:font-weight-complex="bold" fo:hyphenate="true" fo:hyphenation-remain-char-count="2" fo:hyphenation-push-char-count="2"/>
    </style:style>
    <style:style style:name="P109"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10"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11"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112"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13" style:family="paragraph" style:parent-style-name="Text_20_body">
      <style:paragraph-properties fo:line-height="150%" fo:text-align="start"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114"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fo:hyphenate="true" fo:hyphenation-remain-char-count="2" fo:hyphenation-push-char-count="2"/>
    </style:style>
    <style:style style:name="P115" style:family="paragraph" style:parent-style-name="Text_20_body">
      <style:paragraph-properties fo:line-height="150%" fo:text-align="justify" style:justify-single-word="false" fo:hyphenation-ladder-count="no-limit"/>
      <style:text-properties style:font-name="Liberation Sans" fo:language="fr" fo:country="FR"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116" style:family="paragraph" style:parent-style-name="Text_20_body">
      <style:paragraph-properties fo:line-height="150%" fo:text-align="justify" style:justify-single-word="false"/>
      <style:text-properties style:font-name="Liberation Sans" fo:language="fr" fo:country="FR"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117"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72940" officeooo:paragraph-rsid="00272940" style:font-style-asian="italic" style:font-weight-asian="bold" style:font-style-complex="italic" style:font-weight-complex="bold"/>
    </style:style>
    <style:style style:name="P118"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119"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12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paragraph-rsid="00160211" style:font-style-asian="italic" style:font-weight-asian="bold" style:font-style-complex="italic" style:font-weight-complex="bold"/>
    </style:style>
    <style:style style:name="P121" style:family="paragraph" style:parent-style-name="Text_20_body">
      <style:paragraph-properties fo:text-align="justify" style:justify-single-word="false"/>
      <style:text-properties style:font-name="Liberation Sans" fo:language="fr" fo:country="FR"/>
    </style:style>
    <style:style style:name="P122"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123"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12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125"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26" style:family="paragraph" style:parent-style-name="Text_20_body">
      <style:paragraph-properties fo:margin-left="0cm" fo:margin-right="0cm" fo:line-height="150%" fo:text-align="justify" style:justify-single-word="false" fo:text-indent="0cm" style:auto-text-indent="false"/>
      <style:text-properties fo:language="fr" fo:country="FR" officeooo:rsid="00265dd9" officeooo:paragraph-rsid="00265dd9"/>
    </style:style>
    <style:style style:name="P127" style:family="paragraph" style:parent-style-name="Text_20_body">
      <style:paragraph-properties fo:margin-left="0cm" fo:margin-right="0cm" fo:line-height="150%" fo:text-align="justify" style:justify-single-word="false" fo:text-indent="0cm" style:auto-text-indent="false"/>
      <style:text-properties fo:language="fr" fo:country="FR" officeooo:rsid="00113d2a" officeooo:paragraph-rsid="00113d2a"/>
    </style:style>
    <style:style style:name="P128"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29"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130"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131"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fo:language="fr" fo:country="FR"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32" style:family="paragraph" style:parent-style-name="Text_20_body">
      <style:paragraph-properties fo:margin-left="1.27cm" fo:margin-right="0cm" fo:text-align="justify" style:justify-single-word="false" fo:text-indent="0cm" style:auto-text-indent="false"/>
      <style:text-properties fo:language="fr" fo:country="FR" style:text-underline-style="none" fo:font-weight="normal" style:font-weight-asian="normal" style:font-weight-complex="normal"/>
    </style:style>
    <style:style style:name="P133"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hyphenate="true" fo:hyphenation-remain-char-count="2" fo:hyphenation-push-char-count="2"/>
    </style:style>
    <style:style style:name="P134"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35"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36"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hyphenate="true" fo:hyphenation-remain-char-count="2" fo:hyphenation-push-char-count="2"/>
    </style:style>
    <style:style style:name="P137"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38" style:family="paragraph" style:parent-style-name="Text_20_body">
      <style:paragraph-properties fo:margin-left="0cm" fo:margin-right="0cm" fo:line-height="150%" fo:text-align="justify" style:justify-single-word="false" fo:text-indent="1.251cm" style:auto-text-indent="false"/>
      <style:text-properties fo:language="fr" fo:country="FR"/>
    </style:style>
    <style:style style:name="P139" style:family="paragraph" style:parent-style-name="Text_20_body">
      <style:paragraph-properties fo:margin-left="0cm" fo:margin-right="0cm" fo:line-height="150%" fo:text-align="justify" style:justify-single-word="false" fo:text-indent="1.27cm" style:auto-text-indent="false"/>
      <style:text-properties fo:language="fr" fo:country="FR"/>
    </style:style>
    <style:style style:name="P140"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0e65cc"/>
    </style:style>
    <style:style style:name="P141"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113d2a"/>
    </style:style>
    <style:style style:name="P142" style:family="paragraph" style:parent-style-name="Text_20_body">
      <style:paragraph-properties fo:margin-left="0cm" fo:margin-right="0cm" fo:line-height="150%" fo:text-align="justify" style:justify-single-word="false" fo:text-indent="1.27cm" style:auto-text-indent="false"/>
      <style:text-properties fo:language="fr" fo:country="FR" officeooo:rsid="00113d2a" officeooo:paragraph-rsid="00113d2a"/>
    </style:style>
    <style:style style:name="P143" style:family="paragraph" style:parent-style-name="Text_20_body" style:master-page-name="Standard">
      <style:paragraph-properties fo:line-height="150%" fo:text-align="justify" style:justify-single-word="false" style:page-number="auto" fo:break-before="page"/>
      <style:text-properties style:font-name="Liberation Sans" fo:font-size="16pt" fo:language="fr" fo:country="FR"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44" style:family="paragraph" style:parent-style-name="Heading_20_1">
      <style:paragraph-properties fo:break-before="page"/>
      <style:text-properties style:font-name="Liberation San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45"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46" style:family="paragraph" style:parent-style-name="Heading_20_2">
      <style:text-properties style:font-name="Liberation Sans" fo:language="fr" fo:country="FR" style:text-underline-style="solid" style:text-underline-width="auto" style:text-underline-color="font-color" fo:font-weight="bold" style:font-weight-asian="bold" style:font-weight-complex="bold"/>
    </style:style>
    <style:style style:name="P147" style:family="paragraph" style:parent-style-name="Heading_20_4">
      <style:paragraph-properties fo:line-height="150%"/>
      <style:text-properties style:font-name="Liberation Serif1" fo:font-size="12pt" fo:language="fr" fo:country="FR" style:font-size-asian="12pt"/>
    </style:style>
    <style:style style:name="P148" style:family="paragraph" style:parent-style-name="Heading_20_3">
      <style:paragraph-properties fo:line-height="150%"/>
      <style:text-properties fo:language="fr" fo:country="FR"/>
    </style:style>
    <style:style style:name="P149" style:family="paragraph" style:parent-style-name="Normal1">
      <style:paragraph-properties fo:line-height="150%"/>
      <style:text-properties fo:language="fr" fo:country="FR"/>
    </style:style>
    <style:style style:name="P150" style:family="paragraph" style:parent-style-name="Normal1">
      <style:paragraph-properties fo:line-height="150%" fo:text-align="justify" style:justify-single-word="false"/>
      <style:text-properties fo:language="fr" fo:country="FR"/>
    </style:style>
    <style:style style:name="P151" style:family="paragraph" style:parent-style-name="Normal1">
      <style:paragraph-properties fo:line-height="150%" fo:text-align="justify" style:justify-single-word="false" fo:hyphenation-ladder-count="no-limit"/>
      <style:text-properties fo:language="fr" fo:country="FR" fo:hyphenate="true" fo:hyphenation-remain-char-count="2" fo:hyphenation-push-char-count="2"/>
    </style:style>
    <style:style style:name="P152"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53" style:family="paragraph" style:parent-style-name="Footnote" style:master-page-name="Converted1">
      <style:paragraph-properties style:page-number="auto"/>
    </style:style>
    <style:style style:name="P154" style:family="paragraph" style:parent-style-name="Footnote" style:master-page-name="Converted2">
      <style:paragraph-properties style:page-number="auto"/>
    </style:style>
    <style:style style:name="P155" style:family="paragraph" style:parent-style-name="Footnote" style:master-page-name="Converted3">
      <style:paragraph-properties style:page-number="auto"/>
    </style:style>
    <style:style style:name="P156" style:family="paragraph" style:parent-style-name="Footnote" style:master-page-name="Converted4">
      <style:paragraph-properties style:page-number="auto"/>
    </style:style>
    <style:style style:name="P157" style:family="paragraph" style:parent-style-name="Footnote" style:master-page-name="Converted5">
      <style:paragraph-properties style:page-number="auto"/>
    </style:style>
    <style:style style:name="P158" style:family="paragraph" style:parent-style-name="Footnote" style:master-page-name="Converted6">
      <style:paragraph-properties style:page-number="auto"/>
    </style:style>
    <style:style style:name="P159" style:family="paragraph" style:parent-style-name="Footnote" style:master-page-name="Converted7">
      <style:paragraph-properties style:page-number="auto"/>
    </style:style>
    <style:style style:name="P160" style:family="paragraph" style:parent-style-name="Footnote" style:master-page-name="Converted8">
      <style:paragraph-properties style:page-number="auto"/>
    </style:style>
    <style:style style:name="P161" style:family="paragraph" style:parent-style-name="Footnote" style:master-page-name="Converted9">
      <style:paragraph-properties style:page-number="auto"/>
    </style:style>
    <style:style style:name="P162" style:family="paragraph" style:parent-style-name="Footnote" style:master-page-name="Converted10">
      <style:paragraph-properties style:page-number="auto"/>
    </style:style>
    <style:style style:name="P163" style:family="paragraph" style:parent-style-name="Footnote" style:master-page-name="Converted11">
      <style:paragraph-properties style:page-number="auto"/>
    </style:style>
    <style:style style:name="P164" style:family="paragraph" style:parent-style-name="Footnote" style:master-page-name="Converted12">
      <style:paragraph-properties style:page-number="auto"/>
    </style:style>
    <style:style style:name="P165" style:family="paragraph" style:parent-style-name="Footnote" style:master-page-name="Converted13">
      <style:paragraph-properties style:page-number="auto"/>
    </style:style>
    <style:style style:name="P166" style:family="paragraph" style:parent-style-name="Footnote" style:master-page-name="Converted14">
      <style:paragraph-properties style:page-number="auto"/>
      <style:text-properties fo:language="en" fo:country="US"/>
    </style:style>
    <style:style style:name="P167" style:family="paragraph" style:parent-style-name="Footnote" style:master-page-name="Converted15">
      <style:paragraph-properties style:page-number="auto"/>
      <style:text-properties fo:language="fr" fo:country="BE"/>
    </style:style>
    <style:style style:name="P168" style:family="paragraph" style:parent-style-name="Footnote" style:master-page-name="Converted16">
      <style:paragraph-properties style:page-number="auto"/>
    </style:style>
    <style:style style:name="P169" style:family="paragraph" style:parent-style-name="Footnote" style:master-page-name="Converted17">
      <style:paragraph-properties style:page-number="auto"/>
      <style:text-properties officeooo:paragraph-rsid="000c60bc"/>
    </style:style>
    <style:style style:name="P170" style:family="paragraph" style:parent-style-name="Footnote" style:master-page-name="Converted18">
      <style:paragraph-properties style:page-number="auto"/>
    </style:style>
    <style:style style:name="P171" style:family="paragraph" style:parent-style-name="Footnote" style:master-page-name="Converted19">
      <style:paragraph-properties style:page-number="auto"/>
    </style:style>
    <style:style style:name="P172" style:family="paragraph" style:parent-style-name="Footnote" style:master-page-name="Converted20">
      <style:paragraph-properties style:page-number="auto"/>
    </style:style>
    <style:style style:name="P173" style:family="paragraph" style:parent-style-name="Footnote" style:master-page-name="Converted21">
      <style:paragraph-properties style:page-number="auto"/>
    </style:style>
    <style:style style:name="P174" style:family="paragraph" style:parent-style-name="Footnote" style:master-page-name="Converted22">
      <style:paragraph-properties style:page-number="auto"/>
    </style:style>
    <style:style style:name="P175" style:family="paragraph" style:parent-style-name="Footnote" style:master-page-name="Converted23">
      <style:paragraph-properties style:page-number="auto"/>
    </style:style>
    <style:style style:name="P176" style:family="paragraph" style:parent-style-name="Footnote" style:master-page-name="Converted24">
      <style:paragraph-properties style:page-number="auto"/>
    </style:style>
    <style:style style:name="P177" style:family="paragraph" style:parent-style-name="Footnote" style:master-page-name="Converted25">
      <style:paragraph-properties style:page-number="auto"/>
    </style:style>
    <style:style style:name="P178" style:family="paragraph" style:parent-style-name="Footnote" style:master-page-name="Converted26">
      <style:paragraph-properties style:page-number="auto"/>
    </style:style>
    <style:style style:name="P179" style:family="paragraph" style:parent-style-name="Footnote" style:master-page-name="Converted27">
      <style:paragraph-properties style:page-number="auto"/>
    </style:style>
    <style:style style:name="P180" style:family="paragraph" style:parent-style-name="Footnote" style:master-page-name="Converted28">
      <style:paragraph-properties style:page-number="auto"/>
    </style:style>
    <style:style style:name="P181" style:family="paragraph" style:parent-style-name="Footnote" style:master-page-name="Converted29">
      <style:paragraph-properties style:page-number="auto"/>
      <style:text-properties fo:language="en" fo:country="US"/>
    </style:style>
    <style:style style:name="P182" style:family="paragraph" style:parent-style-name="Footnote" style:master-page-name="Converted30">
      <style:paragraph-properties style:page-number="auto"/>
      <style:text-properties fo:language="en" fo:country="US"/>
    </style:style>
    <style:style style:name="P183" style:family="paragraph" style:parent-style-name="Footnote" style:master-page-name="Converted31">
      <style:paragraph-properties style:page-number="auto"/>
      <style:text-properties fo:language="en" fo:country="US"/>
    </style:style>
    <style:style style:name="P184" style:family="paragraph" style:parent-style-name="Footnote" style:master-page-name="Converted32">
      <style:paragraph-properties style:page-number="auto"/>
      <style:text-properties fo:language="en" fo:country="US"/>
    </style:style>
    <style:style style:name="P185" style:family="paragraph" style:parent-style-name="Footnote" style:master-page-name="Converted33">
      <style:paragraph-properties style:page-number="auto"/>
    </style:style>
    <style:style style:name="P186" style:family="paragraph" style:parent-style-name="Footnote" style:master-page-name="Converted34">
      <style:paragraph-properties style:page-number="auto"/>
      <style:text-properties fo:language="en" fo:country="US"/>
    </style:style>
    <style:style style:name="P187" style:family="paragraph" style:parent-style-name="Footnote" style:master-page-name="Converted35">
      <style:paragraph-properties style:page-number="auto"/>
    </style:style>
    <style:style style:name="P188" style:family="paragraph" style:parent-style-name="Footnote" style:master-page-name="Converted36">
      <style:paragraph-properties style:page-number="auto"/>
    </style:style>
    <style:style style:name="P189" style:family="paragraph" style:parent-style-name="Footnote" style:master-page-name="Converted37">
      <style:paragraph-properties style:page-number="auto"/>
      <style:text-properties fo:font-weight="normal" style:font-weight-asian="normal"/>
    </style:style>
    <style:style style:name="P190" style:family="paragraph" style:parent-style-name="Footnote" style:master-page-name="Converted38">
      <style:paragraph-properties style:page-number="auto"/>
    </style:style>
    <style:style style:name="P191" style:family="paragraph" style:parent-style-name="Footnote" style:master-page-name="Converted39">
      <style:paragraph-properties style:page-number="auto"/>
    </style:style>
    <style:style style:name="P192" style:family="paragraph" style:parent-style-name="Footnote" style:master-page-name="Converted40">
      <style:paragraph-properties style:page-number="auto"/>
    </style:style>
    <style:style style:name="P193" style:family="paragraph" style:parent-style-name="Footnote" style:master-page-name="Converted41">
      <style:paragraph-properties style:page-number="auto"/>
    </style:style>
    <style:style style:name="P194" style:family="paragraph" style:parent-style-name="Footnote" style:master-page-name="Converted42">
      <style:paragraph-properties style:page-number="auto"/>
    </style:style>
    <style:style style:name="P195" style:family="paragraph" style:parent-style-name="Footnote" style:master-page-name="Converted43">
      <style:paragraph-properties style:page-number="auto"/>
    </style:style>
    <style:style style:name="P196" style:family="paragraph" style:parent-style-name="Footnote" style:master-page-name="Converted44">
      <style:paragraph-properties style:page-number="auto"/>
    </style:style>
    <style:style style:name="P197" style:family="paragraph" style:parent-style-name="Footnote" style:master-page-name="Converted45">
      <style:paragraph-properties style:page-number="auto"/>
    </style:style>
    <style:style style:name="P198" style:family="paragraph" style:parent-style-name="Footnote" style:master-page-name="Converted46">
      <style:paragraph-properties style:page-number="auto"/>
    </style:style>
    <style:style style:name="P199" style:family="paragraph" style:parent-style-name="Footnote" style:master-page-name="Converted47">
      <style:paragraph-properties style:page-number="auto"/>
    </style:style>
    <style:style style:name="P200" style:family="paragraph" style:parent-style-name="Footnote" style:master-page-name="Converted48">
      <style:paragraph-properties style:page-number="auto"/>
    </style:style>
    <style:style style:name="P201" style:family="paragraph" style:parent-style-name="Footnote" style:master-page-name="Converted49">
      <style:paragraph-properties style:page-number="auto"/>
    </style:style>
    <style:style style:name="P202" style:family="paragraph" style:parent-style-name="Footnote" style:master-page-name="Converted50">
      <style:paragraph-properties style:page-number="auto"/>
    </style:style>
    <style:style style:name="P203" style:family="paragraph" style:parent-style-name="Footnote" style:master-page-name="Converted51">
      <style:paragraph-properties style:page-number="auto"/>
    </style:style>
    <style:style style:name="P204" style:family="paragraph" style:parent-style-name="Footnote" style:master-page-name="Converted52">
      <style:paragraph-properties style:page-number="auto"/>
    </style:style>
    <style:style style:name="P205" style:family="paragraph" style:parent-style-name="Footnote" style:master-page-name="Converted53">
      <style:paragraph-properties style:page-number="auto"/>
    </style:style>
    <style:style style:name="P206" style:family="paragraph" style:parent-style-name="Footnote" style:master-page-name="Converted54">
      <style:paragraph-properties style:page-number="auto"/>
    </style:style>
    <style:style style:name="P207" style:family="paragraph" style:parent-style-name="Footnote" style:master-page-name="Converted55">
      <style:paragraph-properties fo:margin-left="0cm" fo:margin-right="0cm" fo:text-indent="0cm" style:auto-text-indent="false" style:page-number="auto"/>
    </style:style>
    <style:style style:name="P208" style:family="paragraph" style:parent-style-name="Footnote" style:master-page-name="Converted95">
      <style:paragraph-properties fo:margin-left="0cm" fo:margin-right="0cm" fo:text-indent="0cm" style:auto-text-indent="false" style:page-number="auto"/>
    </style:style>
    <style:style style:name="P209"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27fcfa" style:font-size-asian="12pt" style:font-style-asian="normal" style:font-size-complex="12pt" style:font-style-complex="normal"/>
    </style:style>
    <style:style style:name="P210"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1c7135" style:font-size-asian="12pt" style:font-style-asian="normal" style:font-size-complex="12pt" style:font-style-complex="normal"/>
    </style:style>
    <style:style style:name="P211"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212"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213" style:family="paragraph" style:parent-style-name="Footnote">
      <style:paragraph-properties fo:margin-left="0cm" fo:margin-right="0cm" fo:text-align="justify" style:justify-single-word="false" fo:text-indent="0cm" style:auto-text-indent="false"/>
      <style:text-properties fo:font-size="12pt" fo:language="fr" fo:country="FR" fo:font-style="italic" officeooo:rsid="00194524" officeooo:paragraph-rsid="001c7135" style:font-size-asian="12pt" style:font-style-asian="italic" style:font-size-complex="12pt" style:font-style-complex="italic"/>
    </style:style>
    <style:style style:name="P214" style:family="paragraph" style:parent-style-name="Footnote">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215" style:family="paragraph" style:parent-style-name="Footnote">
      <style:paragraph-properties fo:margin-left="0cm" fo:margin-right="0cm" fo:text-align="justify" style:justify-single-word="false" fo:text-indent="0cm" style:auto-text-indent="false"/>
      <style:text-properties fo:font-size="12pt" fo:language="fr" fo:country="FR" officeooo:rsid="00194524" officeooo:paragraph-rsid="001c7135" style:font-size-asian="12pt" style:font-size-complex="12pt"/>
    </style:style>
    <style:style style:name="P216" style:family="paragraph" style:parent-style-name="Footnote" style:master-page-name="Converted56">
      <style:paragraph-properties style:page-number="auto"/>
    </style:style>
    <style:style style:name="P217" style:family="paragraph" style:parent-style-name="Footnote" style:master-page-name="Converted57">
      <style:paragraph-properties style:page-number="auto"/>
    </style:style>
    <style:style style:name="P218" style:family="paragraph" style:parent-style-name="Footnote" style:master-page-name="Converted58">
      <style:paragraph-properties style:page-number="auto"/>
    </style:style>
    <style:style style:name="P219" style:family="paragraph" style:parent-style-name="Footnote" style:master-page-name="Converted59">
      <style:paragraph-properties style:page-number="auto"/>
    </style:style>
    <style:style style:name="P220" style:family="paragraph" style:parent-style-name="Footnote" style:master-page-name="Converted60">
      <style:paragraph-properties style:page-number="auto"/>
    </style:style>
    <style:style style:name="P221" style:family="paragraph" style:parent-style-name="Footnote" style:master-page-name="Converted61">
      <style:paragraph-properties style:page-number="auto"/>
    </style:style>
    <style:style style:name="P222" style:family="paragraph" style:parent-style-name="Footnote" style:master-page-name="Converted62">
      <style:paragraph-properties style:page-number="auto"/>
    </style:style>
    <style:style style:name="P223" style:family="paragraph" style:parent-style-name="Footnote" style:master-page-name="Converted63">
      <style:paragraph-properties style:page-number="auto"/>
    </style:style>
    <style:style style:name="P224" style:family="paragraph" style:parent-style-name="Footnote" style:master-page-name="Converted64">
      <style:paragraph-properties style:page-number="auto"/>
    </style:style>
    <style:style style:name="P225" style:family="paragraph" style:parent-style-name="Footnote" style:master-page-name="Converted65">
      <style:paragraph-properties style:page-number="auto"/>
    </style:style>
    <style:style style:name="P226" style:family="paragraph" style:parent-style-name="Footnote" style:master-page-name="Converted66">
      <style:paragraph-properties style:page-number="auto"/>
      <style:text-properties fo:language="fr" fo:country="BE"/>
    </style:style>
    <style:style style:name="P227" style:family="paragraph" style:parent-style-name="Footnote" style:master-page-name="Converted67">
      <style:paragraph-properties style:page-number="auto"/>
    </style:style>
    <style:style style:name="P228" style:family="paragraph" style:parent-style-name="Footnote" style:master-page-name="Converted68">
      <style:paragraph-properties style:page-number="auto"/>
    </style:style>
    <style:style style:name="P229" style:family="paragraph" style:parent-style-name="Footnote" style:master-page-name="Converted69">
      <style:paragraph-properties style:page-number="auto"/>
    </style:style>
    <style:style style:name="P230" style:family="paragraph" style:parent-style-name="Footnote" style:master-page-name="Converted70">
      <style:paragraph-properties style:page-number="auto"/>
    </style:style>
    <style:style style:name="P231" style:family="paragraph" style:parent-style-name="Footnote" style:master-page-name="Converted71">
      <style:paragraph-properties style:page-number="auto"/>
    </style:style>
    <style:style style:name="P232" style:family="paragraph" style:parent-style-name="Footnote" style:master-page-name="Converted72">
      <style:paragraph-properties style:page-number="auto"/>
    </style:style>
    <style:style style:name="P233" style:family="paragraph" style:parent-style-name="Footnote" style:master-page-name="Converted73">
      <style:paragraph-properties style:page-number="auto"/>
    </style:style>
    <style:style style:name="P234" style:family="paragraph" style:parent-style-name="Footnote" style:master-page-name="Converted74">
      <style:paragraph-properties style:page-number="auto"/>
    </style:style>
    <style:style style:name="P235" style:family="paragraph" style:parent-style-name="Footnote" style:master-page-name="Converted75">
      <style:paragraph-properties style:page-number="auto"/>
    </style:style>
    <style:style style:name="P236" style:family="paragraph" style:parent-style-name="Footnote" style:master-page-name="Converted76">
      <style:paragraph-properties style:page-number="auto"/>
    </style:style>
    <style:style style:name="P237" style:family="paragraph" style:parent-style-name="Footnote" style:master-page-name="Converted77">
      <style:paragraph-properties style:page-number="auto"/>
    </style:style>
    <style:style style:name="P238" style:family="paragraph" style:parent-style-name="Footnote" style:master-page-name="Converted78">
      <style:paragraph-properties style:page-number="auto"/>
    </style:style>
    <style:style style:name="P239" style:family="paragraph" style:parent-style-name="Footnote" style:master-page-name="Converted79">
      <style:paragraph-properties style:page-number="auto"/>
    </style:style>
    <style:style style:name="P240" style:family="paragraph" style:parent-style-name="Footnote" style:master-page-name="Converted80">
      <style:paragraph-properties style:page-number="auto"/>
    </style:style>
    <style:style style:name="P241" style:family="paragraph" style:parent-style-name="Footnote" style:master-page-name="Converted81">
      <style:paragraph-properties style:page-number="auto"/>
    </style:style>
    <style:style style:name="P242" style:family="paragraph" style:parent-style-name="Footnote" style:master-page-name="Converted82">
      <style:paragraph-properties style:page-number="auto"/>
    </style:style>
    <style:style style:name="P243" style:family="paragraph" style:parent-style-name="Footnote" style:master-page-name="Converted83">
      <style:paragraph-properties style:page-number="auto"/>
    </style:style>
    <style:style style:name="P244" style:family="paragraph" style:parent-style-name="Footnote" style:master-page-name="Converted84">
      <style:paragraph-properties style:page-number="auto"/>
    </style:style>
    <style:style style:name="P245" style:family="paragraph" style:parent-style-name="Footnote" style:master-page-name="Converted85">
      <style:paragraph-properties style:page-number="auto"/>
    </style:style>
    <style:style style:name="P246" style:family="paragraph" style:parent-style-name="Footnote" style:master-page-name="Converted86">
      <style:paragraph-properties style:page-number="auto"/>
    </style:style>
    <style:style style:name="P247" style:family="paragraph" style:parent-style-name="Footnote" style:master-page-name="Converted87">
      <style:paragraph-properties style:page-number="auto"/>
    </style:style>
    <style:style style:name="P248" style:family="paragraph" style:parent-style-name="Footnote" style:master-page-name="Converted88">
      <style:paragraph-properties style:page-number="auto"/>
    </style:style>
    <style:style style:name="P249" style:family="paragraph" style:parent-style-name="Footnote" style:master-page-name="Converted89">
      <style:paragraph-properties style:page-number="auto"/>
    </style:style>
    <style:style style:name="P250" style:family="paragraph" style:parent-style-name="Footnote" style:master-page-name="Converted90">
      <style:paragraph-properties style:page-number="auto"/>
      <style:text-properties fo:language="fr" fo:country="BE"/>
    </style:style>
    <style:style style:name="P251" style:family="paragraph" style:parent-style-name="Footnote" style:master-page-name="Converted91">
      <style:paragraph-properties style:page-number="auto"/>
    </style:style>
    <style:style style:name="P252" style:family="paragraph" style:parent-style-name="Footnote" style:master-page-name="Converted92">
      <style:paragraph-properties style:page-number="auto"/>
    </style:style>
    <style:style style:name="P253" style:family="paragraph" style:parent-style-name="Footnote" style:master-page-name="Converted93">
      <style:paragraph-properties style:page-number="auto"/>
    </style:style>
    <style:style style:name="P254" style:family="paragraph" style:parent-style-name="Footnote" style:master-page-name="Converted94">
      <style:paragraph-properties style:page-number="auto"/>
    </style:style>
    <style:style style:name="P255" style:family="paragraph" style:parent-style-name="Footnote" style:master-page-name="Converted96">
      <style:paragraph-properties style:page-number="auto"/>
    </style:style>
    <style:style style:name="P256" style:family="paragraph" style:parent-style-name="Footnote" style:master-page-name="Converted97">
      <style:paragraph-properties style:page-number="auto"/>
    </style:style>
    <style:style style:name="P257" style:family="paragraph" style:parent-style-name="Footnote" style:master-page-name="Converted98">
      <style:paragraph-properties style:page-number="auto"/>
    </style:style>
    <style:style style:name="P258" style:family="paragraph" style:parent-style-name="Footnote">
      <style:text-properties fo:font-style="normal" officeooo:rsid="00193916" officeooo:paragraph-rsid="00191e48" style:font-style-asian="normal" style:font-style-complex="normal"/>
    </style:style>
    <style:style style:name="P259" style:family="paragraph" style:parent-style-name="Footnote">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260" style:family="paragraph" style:parent-style-name="Footnote">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261" style:family="paragraph" style:parent-style-name="Footnote">
      <style:text-properties fo:font-size="10pt" style:font-size-asian="10pt" style:font-size-complex="10pt"/>
    </style:style>
    <style:style style:name="P262" style:family="paragraph" style:parent-style-name="Footnote">
      <style:text-properties style:font-name="Liberation Serif" officeooo:rsid="0037a1a0" officeooo:paragraph-rsid="0037a1a0"/>
    </style:style>
    <style:style style:name="P263" style:family="paragraph" style:parent-style-name="Footnote">
      <style:text-properties officeooo:rsid="002e5b43" officeooo:paragraph-rsid="002e5b43"/>
    </style:style>
    <style:style style:name="P264" style:family="paragraph" style:parent-style-name="Footnote">
      <style:text-properties officeooo:paragraph-rsid="0034e5b8"/>
    </style:style>
    <style:style style:name="P265" style:family="paragraph" style:parent-style-name="LO-Normal">
      <style:paragraph-properties fo:line-height="150%" fo:text-align="justify" style:justify-single-word="false" fo:orphans="2" fo:widows="2" fo:hyphenation-ladder-count="no-limit"/>
      <style:text-properties fo:language="fr" fo:country="FR" fo:hyphenate="true" fo:hyphenation-remain-char-count="2" fo:hyphenation-push-char-count="2"/>
    </style:style>
    <style:style style:name="P266"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language="fr" fo:country="FR" fo:hyphenate="true" fo:hyphenation-remain-char-count="2" fo:hyphenation-push-char-count="2"/>
    </style:style>
    <style:style style:name="P267" style:family="paragraph" style:parent-style-name="Normal">
      <style:paragraph-properties fo:line-height="150%"/>
      <style:text-properties fo:language="fr" fo:country="FR" officeooo:rsid="0028fff3" officeooo:paragraph-rsid="0028fff3"/>
    </style:style>
    <style:style style:name="P268" style:family="paragraph" style:parent-style-name="Contents_20_2">
      <style:paragraph-properties>
        <style:tab-stops>
          <style:tab-stop style:position="17cm" style:type="right" style:leader-style="dotted" style:leader-text="."/>
        </style:tab-stops>
      </style:paragraph-properties>
      <style:text-properties fo:language="fr" fo:country="FR"/>
    </style:style>
    <style:style style:name="P269" style:family="paragraph" style:parent-style-name="Contents_20_Heading">
      <style:text-properties fo:language="fr" fo:country="FR"/>
    </style:style>
    <style:style style:name="P270" style:family="paragraph" style:parent-style-name="Contents_20_1">
      <style:paragraph-properties>
        <style:tab-stops>
          <style:tab-stop style:position="17cm" style:type="right" style:leader-style="dotted" style:leader-text="."/>
        </style:tab-stops>
      </style:paragraph-properties>
      <style:text-properties fo:language="fr" fo:country="FR"/>
    </style:style>
    <style:style style:name="P271" style:family="paragraph" style:parent-style-name="Contents_20_5">
      <style:paragraph-properties>
        <style:tab-stops>
          <style:tab-stop style:position="17cm" style:type="right" style:leader-style="dotted" style:leader-text="."/>
        </style:tab-stops>
      </style:paragraph-properties>
      <style:text-properties fo:language="fr" fo:country="FR"/>
    </style:style>
    <style:style style:name="P272" style:family="paragraph" style:parent-style-name="Contents_20_4">
      <style:paragraph-properties>
        <style:tab-stops>
          <style:tab-stop style:position="17cm" style:type="right" style:leader-style="dotted" style:leader-text="."/>
        </style:tab-stops>
      </style:paragraph-properties>
      <style:text-properties fo:language="fr" fo:country="FR"/>
    </style:style>
    <style:style style:name="P273" style:family="paragraph" style:parent-style-name="Contents_20_3">
      <style:paragraph-properties>
        <style:tab-stops>
          <style:tab-stop style:position="17cm" style:type="right" style:leader-style="dotted" style:leader-text="."/>
        </style:tab-stops>
      </style:paragraph-properties>
      <style:text-properties fo:language="fr" fo:country="F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3f466" style:font-style-asian="italic" style:font-style-complex="italic"/>
    </style:style>
    <style:style style:name="T6" style:family="text">
      <style:text-properties fo:font-style="italic" officeooo:rsid="0018422d" style:font-style-asian="italic" style:font-style-complex="italic"/>
    </style:style>
    <style:style style:name="T7" style:family="text">
      <style:text-properties fo:font-style="italic" officeooo:rsid="001f4de1" style:font-style-asian="italic" style:font-style-complex="italic"/>
    </style:style>
    <style:style style:name="T8" style:family="text">
      <style:text-properties fo:font-style="italic" officeooo:rsid="00244eda" style:font-style-asian="italic" style:font-style-complex="italic"/>
    </style:style>
    <style:style style:name="T9" style:family="text">
      <style:text-properties fo:font-style="italic" officeooo:rsid="0025e690" style:font-style-asian="italic" style:font-style-complex="italic"/>
    </style:style>
    <style:style style:name="T10" style:family="text">
      <style:text-properties fo:font-style="italic" officeooo:rsid="002aa794" style:font-style-asian="italic" style:font-style-complex="italic"/>
    </style:style>
    <style:style style:name="T11" style:family="text">
      <style:text-properties fo:font-style="italic" officeooo:rsid="002f218c" style:font-style-asian="italic" style:font-style-complex="italic"/>
    </style:style>
    <style:style style:name="T12" style:family="text">
      <style:text-properties fo:font-style="italic" officeooo:rsid="002e7292" style:font-style-asian="italic" style:font-style-complex="italic"/>
    </style:style>
    <style:style style:name="T13" style:family="text">
      <style:text-properties fo:font-style="italic" officeooo:rsid="000ff2f6" style:font-style-asian="italic" style:font-style-complex="italic"/>
    </style:style>
    <style:style style:name="T14" style:family="text">
      <style:text-properties fo:font-style="italic" officeooo:rsid="00113d2a" style:font-style-asian="italic" style:font-style-complex="italic"/>
    </style:style>
    <style:style style:name="T15" style:family="text">
      <style:text-properties fo:font-style="italic" officeooo:rsid="00194524" style:font-style-asian="italic" style:font-style-complex="italic"/>
    </style:style>
    <style:style style:name="T16" style:family="text">
      <style:text-properties fo:font-style="italic" officeooo:rsid="00193916" style:font-style-asian="italic" style:font-style-complex="italic"/>
    </style:style>
    <style:style style:name="T17" style:family="text">
      <style:text-properties fo:font-style="italic" officeooo:rsid="00191e48" style:font-style-asian="italic" style:font-style-complex="italic"/>
    </style:style>
    <style:style style:name="T18" style:family="text">
      <style:text-properties fo:font-style="italic" officeooo:rsid="002cae1e" style:font-style-asian="italic" style:font-style-complex="italic"/>
    </style:style>
    <style:style style:name="T19" style:family="text">
      <style:text-properties fo:font-style="italic" officeooo:rsid="0034e5b8" style:font-style-asian="italic" style:font-style-complex="italic"/>
    </style:style>
    <style:style style:name="T20" style:family="text">
      <style:text-properties fo:font-style="italic" officeooo:rsid="0036bbf4" style:font-style-asian="italic" style:font-style-complex="italic"/>
    </style:style>
    <style:style style:name="T21" style:family="text">
      <style:text-properties fo:font-style="italic" style:font-style-asian="italic" style:font-name-complex="RotisSansSerif" style:language-complex="ar" style:country-complex="SA"/>
    </style:style>
    <style:style style:name="T22" style:family="text">
      <style:text-properties fo:font-style="italic" fo:background-color="transparent" loext:char-shading-value="0" style:font-style-asian="italic" style:font-style-complex="italic"/>
    </style:style>
    <style:style style:name="T23" style:family="text">
      <style:text-properties fo:font-style="italic" style:text-underline-style="none" fo:font-weight="normal" officeooo:rsid="003a2362" style:font-style-asian="italic" style:font-weight-asian="normal" style:font-style-complex="italic" style:font-weight-complex="normal"/>
    </style:style>
    <style:style style:name="T24" style:family="text">
      <style:text-properties fo:language="fr" fo:country="BE"/>
    </style:style>
    <style:style style:name="T25" style:family="text">
      <style:text-properties fo:language="fr" fo:country="BE" fo:font-style="italic" style:font-style-asian="italic" style:font-style-complex="italic"/>
    </style:style>
    <style:style style:name="T26" style:family="text">
      <style:text-properties fo:language="fr" fo:country="BE" fo:font-style="italic" officeooo:rsid="00194524" style:font-style-asian="italic" style:font-style-complex="italic"/>
    </style:style>
    <style:style style:name="T27" style:family="text">
      <style:text-properties fo:language="fr" fo:country="BE" officeooo:rsid="00191e48"/>
    </style:style>
    <style:style style:name="T28" style:family="text">
      <style:text-properties style:text-position="58% 100%"/>
    </style:style>
    <style:style style:name="T29" style:family="text">
      <style:text-properties fo:font-size="10pt" style:font-size-asian="10pt" style:font-size-complex="10pt"/>
    </style:style>
    <style:style style:name="T30" style:family="text">
      <style:text-properties fo:font-size="10pt" fo:font-style="italic" style:font-size-asian="10pt" style:font-style-asian="italic" style:font-size-complex="10pt"/>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fo:font-weight="bold" style:font-weight-asian="bold"/>
    </style:style>
    <style:style style:name="T33" style:family="text">
      <style:text-properties fo:font-weight="normal" style:font-weight-asian="normal"/>
    </style:style>
    <style:style style:name="T34" style:family="text">
      <style:text-properties fo:language="es" fo:country="ES" fo:font-style="italic" style:font-style-asian="italic"/>
    </style:style>
    <style:style style:name="T35" style:family="text">
      <style:text-properties style:text-position="super 58%"/>
    </style:style>
    <style:style style:name="T36"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37"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38"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39" style:family="text">
      <style:text-properties style:font-size-complex="10pt"/>
    </style:style>
    <style:style style:name="T40"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1" style:family="text">
      <style:text-properties fo:background-color="transparent" loext:char-shading-value="0"/>
    </style:style>
    <style:style style:name="T42" style:family="text">
      <style:text-properties officeooo:rsid="000c60bc" fo:background-color="transparent" loext:char-shading-value="0"/>
    </style:style>
    <style:style style:name="T43" style:family="text">
      <style:text-properties officeooo:rsid="000e65cc" fo:background-color="transparent" loext:char-shading-value="0"/>
    </style:style>
    <style:style style:name="T44" style:family="text">
      <style:text-properties officeooo:rsid="000c60bc"/>
    </style:style>
    <style:style style:name="T45" style:family="text">
      <style:text-properties officeooo:rsid="000e65cc"/>
    </style:style>
    <style:style style:name="T46" style:family="text">
      <style:text-properties fo:language="fr" fo:country="FR"/>
    </style:style>
    <style:style style:name="T47" style:family="text">
      <style:text-properties fo:language="fr" fo:country="FR" fo:font-style="normal" style:font-style-asian="normal" style:font-style-complex="normal"/>
    </style:style>
    <style:style style:name="T48" style:family="text">
      <style:text-properties fo:language="fr" fo:country="FR" fo:font-style="normal" officeooo:rsid="00295e05" style:font-style-asian="normal" style:font-style-complex="normal"/>
    </style:style>
    <style:style style:name="T49" style:family="text">
      <style:text-properties fo:language="fr" fo:country="FR" fo:font-style="normal" officeooo:rsid="003a2362" style:font-style-asian="normal" style:font-style-complex="normal"/>
    </style:style>
    <style:style style:name="T50" style:family="text">
      <style:text-properties fo:language="fr" fo:country="FR" fo:font-style="normal" officeooo:rsid="00194524" style:font-style-asian="normal" style:font-style-complex="normal"/>
    </style:style>
    <style:style style:name="T51" style:family="text">
      <style:text-properties fo:language="fr" fo:country="FR" officeooo:rsid="0025e690"/>
    </style:style>
    <style:style style:name="T52" style:family="text">
      <style:text-properties fo:language="fr" fo:country="FR" fo:font-style="italic" style:font-style-asian="italic" style:font-style-complex="italic"/>
    </style:style>
    <style:style style:name="T53" style:family="text">
      <style:text-properties fo:language="fr" fo:country="FR" fo:font-style="italic" officeooo:rsid="0025e690" style:font-style-asian="italic" style:font-style-complex="italic"/>
    </style:style>
    <style:style style:name="T54" style:family="text">
      <style:text-properties fo:language="fr" fo:country="FR" fo:font-style="italic" officeooo:rsid="00295e05" style:font-style-asian="italic" style:font-style-complex="italic"/>
    </style:style>
    <style:style style:name="T55" style:family="text">
      <style:text-properties fo:language="fr" fo:country="FR" fo:font-style="italic" officeooo:rsid="0010e286" style:font-style-asian="italic" style:font-style-complex="italic"/>
    </style:style>
    <style:style style:name="T56" style:family="text">
      <style:text-properties fo:language="fr" fo:country="FR" fo:font-style="italic" officeooo:rsid="00194524" style:font-style-asian="italic" style:font-style-complex="italic"/>
    </style:style>
    <style:style style:name="T57" style:family="text">
      <style:text-properties fo:language="fr" fo:country="FR" officeooo:rsid="0029d3e8"/>
    </style:style>
    <style:style style:name="T58" style:family="text">
      <style:text-properties fo:language="fr" fo:country="FR" style:font-name-complex="RotisSansSerif" style:language-complex="ar" style:country-complex="SA"/>
    </style:style>
    <style:style style:name="T59" style:family="text">
      <style:text-properties fo:language="fr" fo:country="FR" fo:background-color="transparent" loext:char-shading-value="0"/>
    </style:style>
    <style:style style:name="T60" style:family="text">
      <style:text-properties fo:language="fr" fo:country="FR" officeooo:rsid="000c60bc" fo:background-color="transparent" loext:char-shading-value="0"/>
    </style:style>
    <style:style style:name="T61" style:family="text">
      <style:text-properties officeooo:rsid="0013f466"/>
    </style:style>
    <style:style style:name="T62" style:family="text">
      <style:text-properties fo:font-style="normal" style:font-style-asian="normal" style:font-style-complex="normal"/>
    </style:style>
    <style:style style:name="T63" style:family="text">
      <style:text-properties fo:font-style="normal" officeooo:rsid="0013f466" style:font-style-asian="normal" style:font-style-complex="normal"/>
    </style:style>
    <style:style style:name="T64" style:family="text">
      <style:text-properties fo:font-style="normal" officeooo:rsid="0015af40" style:font-style-asian="normal" style:font-style-complex="normal"/>
    </style:style>
    <style:style style:name="T65" style:family="text">
      <style:text-properties fo:font-style="normal" officeooo:rsid="0018422d" style:font-style-asian="normal" style:font-style-complex="normal"/>
    </style:style>
    <style:style style:name="T66" style:family="text">
      <style:text-properties fo:font-style="normal" officeooo:rsid="0019d5a1" style:font-style-asian="normal" style:font-style-complex="normal"/>
    </style:style>
    <style:style style:name="T67" style:family="text">
      <style:text-properties fo:font-style="normal" officeooo:rsid="002dea7e" style:font-style-asian="normal" style:font-style-complex="normal"/>
    </style:style>
    <style:style style:name="T68" style:family="text">
      <style:text-properties fo:font-style="normal" officeooo:rsid="001b99fb" style:font-style-asian="normal" style:font-style-complex="normal"/>
    </style:style>
    <style:style style:name="T69" style:family="text">
      <style:text-properties fo:font-style="normal" officeooo:rsid="001f25a0" style:font-style-asian="normal" style:font-style-complex="normal"/>
    </style:style>
    <style:style style:name="T70" style:family="text">
      <style:text-properties fo:font-style="normal" officeooo:rsid="0021c5e1" style:font-style-asian="normal" style:font-style-complex="normal"/>
    </style:style>
    <style:style style:name="T71" style:family="text">
      <style:text-properties fo:font-style="normal" officeooo:rsid="001f4de1" style:font-style-asian="normal" style:font-style-complex="normal"/>
    </style:style>
    <style:style style:name="T72" style:family="text">
      <style:text-properties fo:font-style="normal" officeooo:rsid="00203c30" style:font-style-asian="normal" style:font-style-complex="normal"/>
    </style:style>
    <style:style style:name="T73" style:family="text">
      <style:text-properties fo:font-style="normal" officeooo:rsid="00236db3" style:font-style-asian="normal" style:font-style-complex="normal"/>
    </style:style>
    <style:style style:name="T74" style:family="text">
      <style:text-properties fo:font-style="normal" officeooo:rsid="00244eda" style:font-style-asian="normal" style:font-style-complex="normal"/>
    </style:style>
    <style:style style:name="T75" style:family="text">
      <style:text-properties fo:font-style="normal" officeooo:rsid="00222f0f" style:font-style-asian="normal" style:font-style-complex="normal"/>
    </style:style>
    <style:style style:name="T76" style:family="text">
      <style:text-properties fo:font-style="normal" officeooo:rsid="0025e690" style:font-style-asian="normal" style:font-style-complex="normal"/>
    </style:style>
    <style:style style:name="T77" style:family="text">
      <style:text-properties fo:font-style="normal" officeooo:rsid="002f218c" style:font-style-asian="normal" style:font-style-complex="normal"/>
    </style:style>
    <style:style style:name="T78" style:family="text">
      <style:text-properties fo:font-style="normal" officeooo:rsid="002e7292" style:font-style-asian="normal" style:font-style-complex="normal"/>
    </style:style>
    <style:style style:name="T79" style:family="text">
      <style:text-properties fo:font-style="normal" officeooo:rsid="0035f8e9" style:font-style-asian="normal" style:font-style-complex="normal"/>
    </style:style>
    <style:style style:name="T80" style:family="text">
      <style:text-properties fo:font-style="normal" officeooo:rsid="002f4859" style:font-style-asian="normal" style:font-style-complex="normal"/>
    </style:style>
    <style:style style:name="T81" style:family="text">
      <style:text-properties fo:font-style="normal" officeooo:rsid="00369522" style:font-style-asian="normal" style:font-style-complex="normal"/>
    </style:style>
    <style:style style:name="T82" style:family="text">
      <style:text-properties fo:font-style="normal" officeooo:rsid="000ff2f6" style:font-style-asian="normal" style:font-style-complex="normal"/>
    </style:style>
    <style:style style:name="T83" style:family="text">
      <style:text-properties fo:font-style="normal" officeooo:rsid="00194524" style:font-style-asian="normal" style:font-style-complex="normal"/>
    </style:style>
    <style:style style:name="T84" style:family="text">
      <style:text-properties fo:font-style="normal" officeooo:rsid="00193916" style:font-style-asian="normal" style:font-style-complex="normal"/>
    </style:style>
    <style:style style:name="T85" style:family="text">
      <style:text-properties fo:font-style="normal" officeooo:rsid="00191e48" style:font-style-asian="normal" style:font-style-complex="normal"/>
    </style:style>
    <style:style style:name="T86" style:family="text">
      <style:text-properties fo:font-style="normal" officeooo:rsid="001ab208" style:font-style-asian="normal" style:font-style-complex="normal"/>
    </style:style>
    <style:style style:name="T87" style:family="text">
      <style:text-properties fo:font-style="normal" officeooo:rsid="001a8daf" style:font-style-asian="normal" style:font-style-complex="normal"/>
    </style:style>
    <style:style style:name="T88" style:family="text">
      <style:text-properties fo:font-style="normal" officeooo:rsid="0028fff3" style:font-style-asian="normal" style:font-style-complex="normal"/>
    </style:style>
    <style:style style:name="T89" style:family="text">
      <style:text-properties fo:font-style="normal" officeooo:rsid="002aba31" style:font-style-asian="normal" style:font-style-complex="normal"/>
    </style:style>
    <style:style style:name="T90" style:family="text">
      <style:text-properties fo:font-style="normal" officeooo:rsid="002cae1e" style:font-style-asian="normal" style:font-style-complex="normal"/>
    </style:style>
    <style:style style:name="T91" style:family="text">
      <style:text-properties fo:font-style="normal" officeooo:rsid="0034e5b8" style:font-style-asian="normal" style:font-style-complex="normal"/>
    </style:style>
    <style:style style:name="T92" style:family="text">
      <style:text-properties fo:font-style="normal" officeooo:rsid="003723c1" style:font-style-asian="normal" style:font-style-complex="normal"/>
    </style:style>
    <style:style style:name="T93" style:family="text">
      <style:text-properties fo:font-style="normal" fo:font-weight="normal" officeooo:rsid="000c60bc" style:font-style-asian="normal" style:font-weight-asian="normal" style:font-style-complex="normal"/>
    </style:style>
    <style:style style:name="T94" style:family="text">
      <style:text-properties fo:font-style="normal" style:text-underline-style="none" fo:font-weight="normal" officeooo:rsid="003a2362" style:font-style-asian="normal" style:font-weight-asian="normal" style:font-style-complex="normal" style:font-weight-complex="normal"/>
    </style:style>
    <style:style style:name="T95" style:family="text">
      <style:text-properties fo:font-style="normal" style:text-underline-style="none" fo:font-weight="normal" officeooo:rsid="002f9bd1" style:font-style-asian="normal" style:font-weight-asian="normal" style:font-style-complex="normal" style:font-weight-complex="normal"/>
    </style:style>
    <style:style style:name="T96" style:family="text">
      <style:text-properties officeooo:rsid="0018422d"/>
    </style:style>
    <style:style style:name="T97" style:family="text">
      <style:text-properties officeooo:rsid="0019d5a1"/>
    </style:style>
    <style:style style:name="T98" style:family="text">
      <style:text-properties officeooo:rsid="001f25a0"/>
    </style:style>
    <style:style style:name="T99" style:family="text">
      <style:text-properties style:font-name="Liberation Serif"/>
    </style:style>
    <style:style style:name="T100" style:family="text">
      <style:text-properties style:font-name="Liberation Serif" fo:font-size="10pt" fo:language="fr" fo:country="FR" style:font-size-asian="10pt" style:font-size-complex="10pt"/>
    </style:style>
    <style:style style:name="T101" style:family="text">
      <style:text-properties style:font-name="Liberation Serif" fo:font-size="10pt" fo:language="fr" fo:country="BE" style:letter-kerning="false" style:font-size-asian="10pt" style:font-name-complex="Palatino-Roman" style:font-size-complex="10pt"/>
    </style:style>
    <style:style style:name="T102" style:family="text">
      <style:text-properties style:font-name="Liberation Serif" fo:font-size="10pt" fo:language="fr" fo:country="BE" officeooo:rsid="0010e286" style:letter-kerning="false" style:font-size-asian="10pt" style:font-name-complex="Palatino-Roman" style:font-size-complex="10pt"/>
    </style:style>
    <style:style style:name="T103" style:family="text">
      <style:text-properties style:font-name="Liberation Serif" fo:font-size="10pt" fo:language="fr" fo:country="BE" officeooo:rsid="00113d2a" style:letter-kerning="false" style:font-size-asian="10pt" style:font-name-complex="Palatino-Roman" style:font-size-complex="10pt"/>
    </style:style>
    <style:style style:name="T104" style:family="text">
      <style:text-properties style:font-name="Liberation Serif" fo:font-size="10pt" fo:language="fr" fo:country="BE" style:letter-kerning="false" style:font-size-asian="10pt" style:font-name-complex="Rpxr" style:font-size-complex="10pt"/>
    </style:style>
    <style:style style:name="T10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6"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07" style:family="text">
      <style:text-properties style:font-name="Liberation Serif" fo:font-size="10pt" fo:language="fr" fo:country="BE" style:font-size-asian="10pt" style:font-size-complex="10pt"/>
    </style:style>
    <style:style style:name="T108"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09"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10" style:family="text">
      <style:text-properties style:font-name="Liberation Serif" fo:font-size="10pt" style:font-size-asian="10pt" style:font-size-complex="10pt"/>
    </style:style>
    <style:style style:name="T111" style:family="text">
      <style:text-properties style:font-name="Liberation Serif" fo:font-size="10pt" fo:font-style="italic" style:font-size-asian="10pt" style:font-style-asian="italic" style:font-size-complex="10pt"/>
    </style:style>
    <style:style style:name="T112" style:family="text">
      <style:text-properties style:font-name="Liberation Serif" fo:language="fr" fo:country="FR"/>
    </style:style>
    <style:style style:name="T113" style:family="text">
      <style:text-properties style:font-name="Liberation Serif" fo:language="fr" fo:country="FR" officeooo:rsid="00203c30"/>
    </style:style>
    <style:style style:name="T114" style:family="text">
      <style:text-properties style:font-name="Liberation Serif" fo:font-size="12pt" fo:font-style="italic" officeooo:rsid="0034e5b8" style:letter-kerning="false" style:font-size-asian="12pt" style:font-style-asian="italic" style:font-name-complex="Times New Roman" style:font-size-complex="12pt" style:font-style-complex="italic"/>
    </style:style>
    <style:style style:name="T115" style:family="text">
      <style:text-properties style:font-name="Liberation Serif" fo:font-size="12pt" fo:font-style="normal" officeooo:rsid="0034e5b8" style:letter-kerning="false" style:font-size-asian="12pt" style:font-style-asian="normal" style:font-name-complex="Times New Roman" style:font-size-complex="12pt" style:font-style-complex="normal"/>
    </style:style>
    <style:style style:name="T116" style:family="text">
      <style:text-properties style:font-name="Liberation Serif" fo:font-size="12pt" fo:font-style="normal" officeooo:rsid="003344f4" style:letter-kerning="false" style:font-size-asian="12pt" style:font-style-asian="normal" style:font-name-complex="Times New Roman" style:font-size-complex="12pt" style:font-style-complex="normal"/>
    </style:style>
    <style:style style:name="T117" style:family="text">
      <style:text-properties style:font-name="Liberation Serif" fo:font-size="12pt" fo:font-style="normal" officeooo:rsid="0036bbf4" style:letter-kerning="false" style:font-size-asian="12pt" style:font-style-asian="normal" style:font-name-complex="Times New Roman" style:font-size-complex="12pt" style:font-style-complex="normal"/>
    </style:style>
    <style:style style:name="T118" style:family="text">
      <style:text-properties style:font-name="Liberation Serif" fo:font-size="12pt" fo:language="fr" fo:country="FR" style:font-size-asian="12pt" style:font-size-complex="12pt"/>
    </style:style>
    <style:style style:name="T119" style:family="text">
      <style:text-properties style:font-name="Liberation Serif" fo:font-size="12pt" fo:language="fr" fo:country="FR" officeooo:rsid="0031f432" style:font-size-asian="12pt" style:font-size-complex="12pt"/>
    </style:style>
    <style:style style:name="T120" style:family="text">
      <style:text-properties style:font-name="Liberation Serif" fo:font-size="12pt" fo:language="fr" fo:country="FR" fo:font-style="italic" style:font-size-asian="12pt" style:font-style-asian="italic" style:font-size-complex="12pt"/>
    </style:style>
    <style:style style:name="T121" style:family="text">
      <style:text-properties style:font-name="Liberation Serif" fo:font-size="12pt" fo:language="fr" fo:country="FR" fo:font-style="italic" style:letter-kerning="false" style:font-name-asian="Times New Roman" style:font-size-asian="12pt" style:font-style-asian="italic" style:font-name-complex="Arial1" style:font-size-complex="12pt"/>
    </style:style>
    <style:style style:name="T122" style:family="text">
      <style:text-properties style:font-name="Liberation Serif" fo:font-size="12pt" fo:language="fr" fo:country="FR" fo:font-style="italic" officeooo:rsid="001189d6" style:letter-kerning="false" style:font-name-asian="Times New Roman" style:font-size-asian="12pt" style:font-style-asian="italic" style:font-name-complex="Arial1" style:font-size-complex="12pt" style:font-style-complex="italic"/>
    </style:style>
    <style:style style:name="T123" style:family="text">
      <style:text-properties style:font-name="Liberation Serif" fo:font-size="12pt" fo:language="fr" fo:country="FR" fo:font-style="italic" style:letter-kerning="false" style:font-size-asian="12pt" style:font-style-asian="italic" style:font-name-complex="Avenir-Book" style:font-size-complex="12pt"/>
    </style:style>
    <style:style style:name="T124" style:family="text">
      <style:text-properties style:font-name="Liberation Serif" fo:font-size="12pt" fo:language="fr" fo:country="FR" style:letter-kerning="false" style:font-name-asian="Times New Roman" style:font-size-asian="12pt" style:font-name-complex="Arial1" style:font-size-complex="12pt"/>
    </style:style>
    <style:style style:name="T125" style:family="text">
      <style:text-properties style:font-name="Liberation Serif" fo:font-size="12pt" fo:language="fr" fo:country="FR" officeooo:rsid="001189d6" style:letter-kerning="false" style:font-name-asian="Times New Roman" style:font-size-asian="12pt" style:font-name-complex="Arial1" style:font-size-complex="12pt"/>
    </style:style>
    <style:style style:name="T126" style:family="text">
      <style:text-properties style:font-name="Liberation Serif" fo:font-size="12pt" fo:language="fr" fo:country="FR" officeooo:rsid="00191e48" style:letter-kerning="false" style:font-name-asian="Times New Roman" style:font-size-asian="12pt" style:font-name-complex="Arial1" style:font-size-complex="12pt"/>
    </style:style>
    <style:style style:name="T127" style:family="text">
      <style:text-properties style:font-name="Liberation Serif" fo:font-size="12pt" fo:language="fr" fo:country="FR" style:letter-kerning="false" style:font-size-asian="12pt" style:font-name-complex="Avenir-Book" style:font-size-complex="12pt"/>
    </style:style>
    <style:style style:name="T128" style:family="text">
      <style:text-properties style:font-name="Liberation Serif" fo:font-size="12pt" fo:language="fr" fo:country="FR" fo:font-style="normal" officeooo:rsid="001189d6" style:letter-kerning="false" style:font-name-asian="Times New Roman" style:font-size-asian="12pt" style:font-style-asian="normal" style:font-name-complex="Arial1" style:font-size-complex="12pt" style:font-style-complex="normal"/>
    </style:style>
    <style:style style:name="T129" style:family="text">
      <style:text-properties style:font-name="Liberation Serif" fo:font-size="12pt" fo:language="fr" fo:country="FR" fo:font-style="normal" officeooo:rsid="0011f973" style:letter-kerning="false" style:font-name-asian="Times New Roman" style:font-size-asian="12pt" style:font-style-asian="normal" style:font-name-complex="Arial1" style:font-size-complex="12pt" style:font-style-complex="normal"/>
    </style:style>
    <style:style style:name="T130" style:family="text">
      <style:text-properties style:font-name="Liberation Serif" fo:language="fr" fo:country="BE"/>
    </style:style>
    <style:style style:name="T131" style:family="text">
      <style:text-properties style:font-name="Liberation Serif" fo:language="fr" fo:country="BE" fo:font-style="italic" style:font-style-asian="italic"/>
    </style:style>
    <style:style style:name="T132" style:family="text">
      <style:text-properties style:font-name="Liberation Serif" fo:language="fr" fo:country="BE" fo:font-style="italic" style:font-style-asian="italic" style:font-style-complex="italic"/>
    </style:style>
    <style:style style:name="T133" style:family="text">
      <style:text-properties style:font-name="Liberation Serif" fo:language="fr" fo:country="BE" officeooo:rsid="00194524"/>
    </style:style>
    <style:style style:name="T134" style:family="text">
      <style:text-properties style:font-name="Liberation Serif" fo:font-size="11pt" style:font-size-asian="11pt" style:font-size-complex="11pt"/>
    </style:style>
    <style:style style:name="T135" style:family="text">
      <style:text-properties style:font-name="Liberation Serif" fo:font-size="11pt" style:letter-kerning="false" style:font-size-asian="11pt" style:font-name-complex="HelveticaNeue-Roman" style:font-size-complex="11pt"/>
    </style:style>
    <style:style style:name="T136" style:family="text">
      <style:text-properties style:font-name="Liberation Serif" fo:font-size="9pt" fo:language="fr" fo:country="BE" style:letter-kerning="false" style:font-size-asian="9pt" style:font-name-complex="Palatino-Roman" style:font-size-complex="9pt"/>
    </style:style>
    <style:style style:name="T137"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38"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39"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40"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41" style:family="text">
      <style:text-properties style:font-name="Liberation Serif" fo:font-style="italic" style:font-style-asian="italic"/>
    </style:style>
    <style:style style:name="T142" style:family="text">
      <style:text-properties style:font-name="Liberation Serif" fo:font-style="italic" style:font-style-asian="italic" style:font-style-complex="italic"/>
    </style:style>
    <style:style style:name="T143" style:family="text">
      <style:text-properties style:font-name="Liberation Serif" fo:font-style="italic" officeooo:rsid="00193916" style:font-style-asian="italic" style:font-style-complex="italic"/>
    </style:style>
    <style:style style:name="T144" style:family="text">
      <style:text-properties style:font-name="Liberation Serif" officeooo:rsid="00194524"/>
    </style:style>
    <style:style style:name="T145" style:family="text">
      <style:text-properties style:font-name="Liberation Serif" fo:font-style="normal" officeooo:rsid="00193916" style:font-style-asian="normal" style:font-style-complex="normal"/>
    </style:style>
    <style:style style:name="T146" style:family="text">
      <style:text-properties officeooo:rsid="0025e690"/>
    </style:style>
    <style:style style:name="T147" style:family="text">
      <style:text-properties officeooo:rsid="0029d3e8"/>
    </style:style>
    <style:style style:name="T148" style:family="text">
      <style:text-properties officeooo:rsid="002aa794"/>
    </style:style>
    <style:style style:name="T149" style:family="text">
      <style:text-properties officeooo:rsid="002f218c"/>
    </style:style>
    <style:style style:name="T150" style:family="text">
      <style:text-properties officeooo:rsid="003233e7"/>
    </style:style>
    <style:style style:name="T151" style:family="text">
      <style:text-properties officeooo:rsid="002e7292"/>
    </style:style>
    <style:style style:name="T152" style:family="text">
      <style:text-properties officeooo:rsid="000ff2f6"/>
    </style:style>
    <style:style style:name="T153" style:family="text">
      <style:text-properties fo:color="#1a1a1a" fo:font-size="9.5pt" fo:language="fr" fo:country="BE" style:letter-kerning="false" style:font-size-asian="9.5pt" style:font-name-complex="Wilke-Italic" style:font-size-complex="9.5pt"/>
    </style:style>
    <style:style style:name="T154"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55" style:family="text">
      <style:text-properties fo:color="#1a1a1a" style:font-name="Liberation Serif" fo:font-size="10pt" fo:language="fr" fo:country="BE" style:letter-kerning="false" style:font-size-asian="10pt" style:font-name-complex="Wilke-Italic" style:font-size-complex="10pt"/>
    </style:style>
    <style:style style:name="T156"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57" style:family="text">
      <style:text-properties style:font-name="Palatino-Roman" fo:font-size="9pt" fo:language="fr" fo:country="BE" officeooo:rsid="0010e286" style:letter-kerning="false" style:font-size-asian="9pt" style:font-name-complex="Palatino-Roman" style:font-size-complex="9pt"/>
    </style:style>
    <style:style style:name="T158" style:family="text">
      <style:text-properties officeooo:rsid="00113d2a"/>
    </style:style>
    <style:style style:name="T159" style:family="text">
      <style:text-properties officeooo:rsid="0012b162"/>
    </style:style>
    <style:style style:name="T160" style:family="text">
      <style:text-properties fo:font-size="12pt" style:font-size-asian="12pt" style:font-size-complex="12pt"/>
    </style:style>
    <style:style style:name="T161" style:family="text">
      <style:text-properties fo:font-size="12pt" fo:language="fr" fo:country="FR" style:font-size-asian="12pt" style:font-size-complex="12pt"/>
    </style:style>
    <style:style style:name="T162" style:family="text">
      <style:text-properties fo:font-size="12pt" fo:language="fr" fo:country="FR" officeooo:rsid="002f9bd1" style:font-size-asian="12pt" style:font-size-complex="12pt"/>
    </style:style>
    <style:style style:name="T163" style:family="text">
      <style:text-properties fo:font-size="12pt" fo:language="fr" fo:country="FR" style:font-size-asian="12pt" style:font-size-complex="12pt" style:font-weight-complex="bold"/>
    </style:style>
    <style:style style:name="T164" style:family="text">
      <style:text-properties fo:font-size="12pt" fo:language="fr" fo:country="FR" officeooo:rsid="002fca20" style:font-size-asian="12pt" style:font-size-complex="12pt" style:font-weight-complex="bold"/>
    </style:style>
    <style:style style:name="T165" style:family="text">
      <style:text-properties fo:font-size="12pt" fo:language="fr" fo:country="FR" officeooo:rsid="002fca20" style:font-size-asian="12pt" style:font-size-complex="12pt"/>
    </style:style>
    <style:style style:name="T166" style:family="text">
      <style:text-properties fo:font-size="12pt" fo:language="fr" fo:country="FR" officeooo:rsid="00318942" style:font-size-asian="12pt" style:font-size-complex="12pt"/>
    </style:style>
    <style:style style:name="T167" style:family="text">
      <style:text-properties fo:font-size="12pt" fo:language="fr" fo:country="FR" fo:font-style="italic" style:font-size-asian="12pt" style:font-style-asian="italic" style:font-size-complex="12pt"/>
    </style:style>
    <style:style style:name="T168" style:family="text">
      <style:text-properties fo:font-size="12pt" fo:language="fr" fo:country="FR" fo:font-style="italic" style:font-size-asian="12pt" style:font-style-asian="italic" style:font-size-complex="12pt" style:font-weight-complex="bold"/>
    </style:style>
    <style:style style:name="T169" style:family="text">
      <style:text-properties officeooo:rsid="001189d6"/>
    </style:style>
    <style:style style:name="T170" style:family="text">
      <style:text-properties officeooo:rsid="0016d987"/>
    </style:style>
    <style:style style:name="T171" style:family="text">
      <style:text-properties officeooo:rsid="00191e48"/>
    </style:style>
    <style:style style:name="T172" style:family="text">
      <style:text-properties officeooo:rsid="00194524"/>
    </style:style>
    <style:style style:name="T173" style:family="text">
      <style:text-properties officeooo:rsid="001ab208"/>
    </style:style>
    <style:style style:name="T174" style:family="text">
      <style:text-properties officeooo:rsid="001ab208" style:font-size-asian="16pt" style:font-size-complex="16pt"/>
    </style:style>
    <style:style style:name="T175" style:family="text">
      <style:text-properties style:text-underline-style="none" fo:font-weight="normal" officeooo:rsid="001f6bb9" style:font-size-asian="10.5pt" style:font-weight-asian="normal" style:font-size-complex="12pt" style:font-weight-complex="normal"/>
    </style:style>
    <style:style style:name="T176" style:family="text">
      <style:text-properties style:text-underline-style="none" fo:font-weight="normal" style:font-weight-asian="normal" style:font-weight-complex="normal"/>
    </style:style>
    <style:style style:name="T177" style:family="text">
      <style:text-properties style:text-underline-style="none" fo:font-weight="normal" officeooo:rsid="002e5b43" style:font-weight-asian="normal" style:font-weight-complex="normal"/>
    </style:style>
    <style:style style:name="T178" style:family="text">
      <style:text-properties style:text-underline-style="none" fo:font-weight="normal" officeooo:rsid="0037a1a0" style:font-weight-asian="normal" style:font-weight-complex="normal"/>
    </style:style>
    <style:style style:name="T179" style:family="text">
      <style:text-properties style:text-underline-style="none" fo:font-weight="normal" officeooo:rsid="00383cb1" style:font-weight-asian="normal" style:font-weight-complex="normal"/>
    </style:style>
    <style:style style:name="T180" style:family="text">
      <style:text-properties style:text-underline-style="none" fo:font-weight="normal" officeooo:rsid="002f9bd1" style:font-weight-asian="normal" style:font-weight-complex="normal"/>
    </style:style>
    <style:style style:name="T181" style:family="text">
      <style:text-properties style:text-underline-style="none" fo:font-weight="normal" officeooo:rsid="003a2362" style:font-weight-asian="normal" style:font-weight-complex="normal"/>
    </style:style>
    <style:style style:name="T182" style:family="text">
      <style:text-properties style:text-underline-style="none" fo:font-weight="normal" officeooo:rsid="00208411" style:font-weight-asian="normal" style:font-weight-complex="normal"/>
    </style:style>
    <style:style style:name="T183" style:family="text">
      <style:text-properties fo:font-size="6.75pt"/>
    </style:style>
    <style:style style:name="T184" style:family="text">
      <style:text-properties style:font-name="sans-serif" fo:font-size="8.25pt"/>
    </style:style>
    <style:style style:name="T185" style:family="text">
      <style:text-properties style:font-name="sans-serif" fo:font-size="6.75pt"/>
    </style:style>
    <style:style style:name="T186" style:family="text">
      <style:text-properties officeooo:rsid="0022db75"/>
    </style:style>
    <style:style style:name="T187" style:family="text">
      <style:text-properties officeooo:rsid="0024a34b"/>
    </style:style>
    <style:style style:name="T188" style:family="text">
      <style:text-properties officeooo:rsid="00265dd9"/>
    </style:style>
    <style:style style:name="T189" style:family="text">
      <style:text-properties officeooo:rsid="00272940"/>
    </style:style>
    <style:style style:name="T190" style:family="text">
      <style:text-properties officeooo:rsid="0028fff3"/>
    </style:style>
    <style:style style:name="T191" style:family="text">
      <style:text-properties officeooo:rsid="002cae1e"/>
    </style:style>
    <style:style style:name="T192" style:family="text">
      <style:text-properties officeooo:rsid="002f9bd1"/>
    </style:style>
    <style:style style:name="T193" style:family="text">
      <style:text-properties officeooo:rsid="002fca20"/>
    </style:style>
    <style:style style:name="T194" style:family="text">
      <style:text-properties officeooo:rsid="0032c2ee"/>
    </style:style>
    <style:style style:name="T195" style:family="text">
      <style:text-properties officeooo:rsid="003344f4"/>
    </style:style>
    <style:style style:name="T196" style:family="text">
      <style:text-properties officeooo:rsid="0034e5b8"/>
    </style:style>
    <style:style style:name="T197" style:family="text">
      <style:text-properties style:font-name-complex="RotisSansSerif" style:language-complex="ar" style:country-complex="SA"/>
    </style:style>
    <style:style style:name="T198" style:family="text">
      <style:text-properties officeooo:rsid="0036bbf4"/>
    </style:style>
    <style:style style:name="T199" style:family="text">
      <style:text-properties officeooo:rsid="003723c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108">PAGE DE GARDE</text:p>
      <text:p text:style-name="P76"/>
      <text:p text:style-name="P77"/>
      <text:p text:style-name="P109"/>
      <text:p text:style-name="P109"/>
      <text:p text:style-name="P109"/>
      <text:p text:style-name="P109"/>
      <text:p text:style-name="P109"/>
      <text:p text:style-name="P109"/>
      <text:p text:style-name="P109"/>
      <text:p text:style-name="P109"/>
      <text:p text:style-name="P109"/>
      <text:p text:style-name="P132"><text:span text:style-name="T174">L’université n’entend donner aucune approbati</text:span>on ni improbation aux opinions émises dans ce mémoire.</text:p>
      <text:p text:style-name="P109"/>
      <text:p text:style-name="P79"/>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9">Sommaire</text:p>
          </text:index-title>
          <text:p text:style-name="P270">PREMIERE PARTIE : RAPPORT DE STAGE<text:tab/>6</text:p>
          <text:p text:style-name="P270">SECONDE PARTIE : MÉMOIRE<text:tab/>7</text:p>
          <text:p text:style-name="P268">Introduction<text:tab/>7</text:p>
          <text:p text:style-name="P273">A. Approche comparative<text:tab/>11</text:p>
          <text:p text:style-name="P272">1. Les approches nord-américaines et australiennes fondées sur des banques de compensation<text:tab/>12</text:p>
          <text:p text:style-name="P272">2. Le développement de mécanismes de compensation sectorielle en Amérique Latine, en Asie et en Europe<text:tab/>14</text:p>
          <text:p text:style-name="P272">3. L'émergence de la compensation environnementale en Afrique<text:tab/>14</text:p>
          <text:p text:style-name="P273">B. Construction progressive du cadre juridique des mesures compensatoires en France<text:tab/>15</text:p>
          <text:p text:style-name="P272">1. Le lent développement du cadre juridique des mesures compensatoires dans les études d'impact environnemental depuis 1976<text:tab/>15</text:p>
          <text:p text:style-name="P272">2. La nouvelle impulsion issue du Droit communautaire<text:tab/>16</text:p>
          <text:p text:style-name="P272">3. La consécration réglementaire des mesures compensatoires par le Grenelle de l'environnement<text:tab/>17</text:p>
          <text:p text:style-name="P273">C. Cadre réglementaire de la compensation<text:tab/>18</text:p>
          <text:p text:style-name="P272">1. Le cadre commun de la compensation<text:tab/>19</text:p>
          <text:p text:style-name="P272">2. L'application de règles spécifiques de compensation à des cas particuliers<text:tab/>20</text:p>
          <text:p text:style-name="P268">I. Les moyens au service de la compensation écologique<text:tab/>23</text:p>
          <text:p text:style-name="P273">A. L'importance de l'expertise écologique et économique<text:tab/>23</text:p>
          <text:p text:style-name="P272">1. La nécessité essentielle de l’expertise naturaliste dans le cadre des mesures compensatoires<text:tab/>24</text:p>
          <text:p text:style-name="P271">1.1. De la nécessité d'identifier les impacts résiduels d'un projet<text:tab/>24</text:p>
          <text:p text:style-name="P271">1.2. De la détermination des mesures visant à compenser les impacts résiduels identifiés<text:tab/>25</text:p>
          <text:p text:style-name="P271">1.2. De la détermination des mesures visant à compenser les impacts résiduels identifiés<text:tab/>25</text:p>
          <text:p text:style-name="P272">2. Les outils de mesure économique au service de la compensation environnementale<text:tab/>27</text:p>
          <text:p text:style-name="P273">B. Les outils juridiques au service de la compensation<text:tab/>31</text:p>
          <text:p text:style-name="P272">1. L'importance préalable de l'étude environnementalel<text:tab/>31</text:p>
          <text:p text:style-name="P271">1.1. Le cadre de l'étude d'impact environnemental<text:tab/>31</text:p>
          <text:p text:style-name="P271">1.2. Les autres études environnementales<text:tab/>34</text:p>
          <text:p text:style-name="P272">2. Les outils de pérennisation de la compensation<text:tab/>36</text:p>
          <text:p text:style-name="P271">2.1. Les mécanismes de maîtrise foncière<text:tab/>36</text:p>
          <text:p text:style-name="P271">2.2. Les mécanismes de gestion<text:tab/>38</text:p>
          <text:p text:style-name="P268">II. Intérêts et limites de la compensation<text:tab/>40</text:p>
          <text:p text:style-name="P273">A. Les avantages de la compensation environnementale<text:tab/>40</text:p>
          <text:p text:style-name="P272">1. La meilleure prise en compte de l'environnement par le porteur de projet<text:tab/>41</text:p>
          <text:p text:style-name="P271">1.1. Les intérêts de la compensation dans le cadre des études environnementales<text:tab/>41</text:p>
          <text:p text:style-name="P271">1.2. L’intérêt de l'équivalence écologique en tant qu'outil de conciliation de l'écologie et de l'économie<text:tab/>43</text:p>
          <text:p text:style-name="P272">2. La compensation environnementale comme opportunité de financement de la conservation environnementale<text:tab/>44</text:p>
          <text:p text:style-name="P273">B. Les difficultés de compensation environnementale<text:tab/>45</text:p>
          <text:p text:style-name="P272">1. Les limites méthodologiques des mesures compensatoires<text:tab/>46</text:p>
          <text:p text:style-name="P271">1.1. Les problèmes éthiques de la compensation environnementale<text:tab/>46</text:p>
          <text:p text:style-name="P271">1.2. Les difficultés techniques et scientifiques<text:tab/>48</text:p>
          <text:p text:style-name="P272">2. Les problèmes d’efficacité des mesures compensatoires<text:tab/>50</text:p>
          <text:p text:style-name="P271"><text:soft-page-break/>2.1. Le problème d’éparpillement juridique des mesures compensatoires<text:tab/>50</text:p>
          <text:p text:style-name="P271">2.2. La difficulté d’identification de sites destinés à la compensation écologique<text:tab/>52</text:p>
          <text:p text:style-name="P268">Conclusion<text:tab/>55</text:p>
          <text:p text:style-name="P268">Bibliographie<text:tab/>56</text:p>
        </text:index-body>
      </text:table-of-content>
      <text:p text:style-name="P110"/>
      <text:p text:style-name="P80"><text:toc-mark-start text:id="IMark451779192" text:outline-level="1"/>PREMIERE PARTIE : RAPPORT DE STAGE<text:toc-mark-end text:id="IMark451779192"/></text:p>
      <text:p text:style-name="P70"><text:span text:style-name="T175">PARTIE 1 : RAPPORT D</text:span>E STAGE</text:p>
      <text:p text:style-name="P69">T<text:span text:style-name="T183">ITRE </text:span>1: P<text:span text:style-name="T183">RESENTATION DE LA STRUCTURE </text:span>A<text:span text:style-name="T183">EROPORTS DE </text:span>P<text:span text:style-name="T183">ARIS</text:span></text:p>
      <text:p text:style-name="P69"/>
      <text:p text:style-name="P69">Chapitre 1 : Présentation générale du Groupe Aéroports de Paris</text:p>
      <text:p text:style-name="P71">Section 1 : Quelques rappels essentiels</text:p>
      <text:p text:style-name="P71">Section 2 : Les activités du Groupe Aéroports de Paris</text:p>
      <text:p text:style-name="P71">Section 3 : Le Groupe Aéroports de Paris en quelques chiffres</text:p>
      <text:p text:style-name="P69"/>
      <text:p text:style-name="P69">Chapitre 2 : Présentation de l'Aéroport Paris Charles de Gaulle</text:p>
      <text:p text:style-name="P71">Section 1 : Quelques données chiffrées</text:p>
      <text:p text:style-name="P71">Section 2 : L'organisation de l'Aéroport Paris Charles de Gaulle</text:p>
      <text:p text:style-name="P71">Section 3: Présentation de mon environnement durant ces six mois de stage</text:p>
      <text:p text:style-name="P72"><text:span text:style-name="T184">T</text:span><text:span text:style-name="T185">ITRE </text:span><text:span text:style-name="T184">2 : D</text:span><text:span text:style-name="T185">EROULEMENT DU STAGE </text:span><text:span text:style-name="T184">: </text:span><text:span text:style-name="T185">RETOUR D</text:span>’<text:span text:style-name="T185">EXPERIENCE</text:span></text:p>
      <text:p text:style-name="P69"/>
      <text:p text:style-name="P69">Chapitre1 : Analyse des différents travaux demandés et effectués en Environnement et Santé Sécurité au Travail</text:p>
      <text:p text:style-name="P71">Section 1 : Etats des lieux et explication de la réglementation</text:p>
      <text:p text:style-name="P71">Section 2 : La participation aux réunions réseau: une porte d’entrée sur le monde de l’entreprise</text:p>
      <text:p text:style-name="P71">Section 3 : Veille règlementaire et conformité réglementaire</text:p>
      <text:p text:style-name="P71">Section 4 : Études de projet: quand la théorie rencontre la pratique</text:p>
      <text:p text:style-name="P71">Section 5 : Les visites de terrain</text:p>
      <text:p text:style-name="P71"/>
      <text:p text:style-name="P69">Chapitre 2: Les apports de ce stage à l'Aéroport Paris-Charles de Gaulle</text:p>
      <text:p text:style-name="P71">Section 1 : Les apports professionnels</text:p>
      <text:p text:style-name="P71">Section 2: Les apports personnels</text:p>
      <text:p text:style-name="P69"/>
      <text:p text:style-name="P69">Chapitre 3 : Les difficultés rencontrées lors de ces six mois de stage au pôle SMI de l'Aéroport Paris Charles de Gaulle</text:p>
      <text:p text:style-name="P71">Section 1 : Une adaptation rapide dans un monde inconnu</text:p>
      <text:p text:style-name="P71">Section 2: Une absence de temporalité</text:p>
      <text:p text:style-name="P73"/>
      <text:p text:style-name="P79"><text:toc-mark-start text:id="IMark451779192" text:outline-level="1"/>SECONDE PARTIE : MÉMOIRE<text:toc-mark-end text:id="IMark451779192"/></text:p>
      <text:p text:style-name="P109"><text:toc-mark-start text:id="IMark451779192" text:outline-level="2"/>Introduction<text:toc-mark-end text:id="IMark451779192"/></text:p>
      <text:p text:style-name="P91"><text:span text:style-name="T28"><text:tab/></text:span>La biosphère<text:note text:id="ftn1" text:note-class="footnote"><text:note-citation>1</text:note-citation><text:note-body><text:p text:style-name="P153">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54">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4">Le Grand Massacre. L’avenir des espèces vivantes</text:span>, (cité In., TESTOT (L.), « Les crises écologiques », <text:span text:style-name="T4">Sciences Humaines</text:span>, numéro spécial, n°247, avril 2013.</text:p><text:p text:style-name="Footnote"/></text:note-body></text:note>. Le <text:span text:style-name="T4">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55"><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56"><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57">La thèse selon laquelle, la Terre serait entrée dans une nouvelle époque géologique depuis la révolution industrielle, l'anthropocène, développée par Christophe BONNEUIL et Jean Baptiste FRESSOZ dans <text:span text:style-name="T4">L'évènement Anthropocène. La terre, l'histoire et nous</text:span> (Seuil, 2013, Paris, 320 p.).</text:p><text:p text:style-name="Footnote"/></text:note-body></text:note>. </text:p>
      <text:p text:style-name="P91"><text:tab/>La <text:span text:style-name="T4">maîtrise</text:span> humaine sur l'environnement<text:note text:id="ftn6" text:note-class="footnote"><text:note-citation>6</text:note-citation><text:note-body><text:p text:style-name="P158">Nous empruntons l'expression « maîtrise de la nature » à la formule de René DESCARTES : « <text:span text:style-name="T4">[...]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4">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59">Pour une analyse de l'apparition de la notion de « développement économique », lire ILLICH (I.), « L'histoire des besoins », <text:span text:style-name="T4">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60"><text:span text:style-name="T44">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61">MADDISON (A.), <text:span text:style-name="T4">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62">Le <text:span text:style-name="T3">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91"><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63">Pour un éclairage sur la notion de catastrophe, voir, DUPUY (J.-P.), <text:span text:style-name="T4">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91"><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64">La limite ontologique des modes de production et de consommation basés par la croissance dans le cadre d'une planète aux ressources limitées a été démontrée par l'économiste Nicholas GEORGESCU-ROEGEN, In. GEORGESCU-ROEGEN (N.), <text:span text:style-name="T4">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65">La notion de service écosystémique témoigne d'une vision anthropocentrée de l'environnement.</text:p><text:p text:style-name="Footnote"/></text:note-body></text:note>. C'est ce que pointe dès 1972, le rapport <text:span text:style-name="T4">The limits to growth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66">«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91"><text:tab/>La solution retenue pour protéger des écosystèmes, qui sont mal pris en compte dans le système économique marchand actuel<text:note text:id="ftn15" text:note-class="footnote"><text:note-citation>15</text:note-citation><text:note-body><text:p text:style-name="P167">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4">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4">répond[rait] aux besoins du présent sans compromettre la capacité des générations futures de répondre aux leurs</text:span> »<text:note text:id="ftn16" text:note-class="footnote"><text:note-citation>16</text:note-citation><text:note-body><text:p text:style-name="P168">BRUNDTLAND, (G.H.) <text:span text:style-name="T3">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4">encourageant les entreprises à investir dans des mesures préventives, curatives ou compensatoires</text:span> »<text:note text:id="ftn17" text:note-class="footnote"><text:note-citation>17</text:note-citation><text:note-body><text:p text:style-name="P169">BRUNDTLAND, (G.H.) <text:span text:style-name="T3">Notre avenir à tous</text:span>, Commission mondiale de l'environnement et du développement, éditions du Fleuve, 1989, p. 179.</text:p><text:p text:style-name="Footnote"/></text:note-body></text:note>.</text:p>
      <text:p text:style-name="P91"><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4">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70">LATOUCHE (S.), « Pour une société de décroissance », <text:span text:style-name="T4">Le Monde Diplomatique</text:span>, novembre 2003.</text:p><text:p text:style-name="Footnote"/></text:note-body></text:note>.</text:p>
      <text:p text:style-name="P91"><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91"><text:tab/>Il convient de distinguer les mesures d'évitement, de réduction et de compensation des impacts environnementaux. Ces outils interviennent successivement et répondent à des objectifs différents.</text:p>
      <text:p text:style-name="P91"><text:tab/>Les mesures d'évitement sont les mesures qui sont prises le plus en amont afin de garantir qu'un projet «<text:span text:style-name="T4">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71">HUBERT (S.) et al., « Lignes directrices nationales sur la séquence éviter, réduire et compenser les impacts sur les milieux naturels », <text:span text:style-name="T4">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91"><text:tab/>Les mesures d'évitement ne suffisent pas à garantir l'autorisation du projet. Le projet de moindre impact retenu doit faire l'objet de mesures de réduction des impacts résiduels. On entend par mesure de réduction les «<text:span text:style-name="T4">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72">HUBERT (S.) et al., « Lignes directrices nationales sur la séquence éviter, réduire et compenser les impacts sur les milieux naturels », Ibid., p. 193.</text:p><text:p text:style-name="P12"/></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73">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91"><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91"><text:tab/>Une mesure compensatoire est une « <text:span text:style-name="T4">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74"><text:span text:style-name="T4">«</text:span> Compenser les atteintes à la biodiversité : expériences internationales et enseignements pour la France », <text:span text:style-name="T3">Le point sur</text:span>, Commissariat général au développement durable, n° 133, août 2012, p. 1.</text:p><text:p text:style-name="Footnote"/></text:note-body></text:note></text:p>
      <text:p text:style-name="P91"><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75">Voir par exemple, Déclaration « No<text:span text:style-name="T24">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4">a </text:span>fortiori de difficultés méthodologiques et d'un manque d'unité.</text:p>
      <text:p text:style-name="P91"><text:tab/>Il en résulte une diversité de la compensation à travers le monde. En France, le développement d'un cadre réglementaire est récent. La compensation existe aujourd'hui dans le cadre éclaté de nombreuses procédures.</text:p>
      <text:p text:style-name="P91"/>
      <text:p text:style-name="P112"><text:toc-mark-start text:id="IMark451808808" text:outline-level="3"/>A. Approche comparative<text:toc-mark-end text:id="IMark451808808"/></text:p>
      <text:p text:style-name="P98"/>
      <text:p text:style-name="P91"><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76">«<text:span text:style-name="T4">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4">«</text:span> Compenser les atteintes à la biodiversité : expériences internationales et enseignements pour la France », <text:span text:style-name="T173">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77">SOYER <text:s/><text:span text:style-name="T173">(H.) </text:span>et al., <text:span text:style-name="T4">La compensation écologique état des lieux &amp; recommandations</text:span>, Union internationale pour la conservation de la Nature France, 2011, Paris, p. 28.</text:p><text:p text:style-name="Footnote"/></text:note-body></text:note>.</text:p>
      <text:p text:style-name="P91">La compensation environnementale prend la forme de trois différents mécanismes<text:note text:id="ftn26" text:note-class="footnote"><text:note-citation>26</text:note-citation><text:note-body><text:p text:style-name="P178"><text:span text:style-name="T1">« Standard on Biodiversity Offsets », </text:span><text:span text:style-name="T2">Business and Biodiversity Offsets Programme (BBOP)</text:span><text:span text:style-name="T1">, 2012, Washington, D.C., p. 3.</text:span></text:p></text:note-body></text:note> :</text:p>
      <text:list xml:id="list3068530530396837645" text:style-name="WWNum1">
        <text:list-item>
          <text:p text:style-name="P92">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92">la mise en place d'une banque de compensation qui est en charge de la préservation ou de la restauration d'un site grâce à des crédits alloués par les opérateurs économiques afin de compenser les impacts de leurs projets ;</text:p>
        </text:list-item>
        <text:list-item>
          <text:p text:style-name="P92">la réalisation de mesures compensatoires individuelles par l'opérateur au titre de ses mesures compensatoires.</text:p>
        </text:list-item>
      </text:list>
      <text:p text:style-name="P91"><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91"/>
      <text:p text:style-name="P115"><text:toc-mark-start text:id="IMark451809016" text:outline-level="4"/>1. Les approches nord-américaines et australiennes fondées sur des banques de compensation<text:toc-mark-end text:id="IMark451809016"/></text:p>
      <text:p text:style-name="P91"/>
      <text:p text:style-name="P91"><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91"><text:tab/>Le système de compensation aux États-Unis<text:note text:id="ftn27" text:note-class="footnote"><text:note-citation>27</text:note-citation><text:note-body><text:p text:style-name="P179"><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3">Clean Water Act</text:span> (CWA) du 18 octobre 1972, sont pilotées au niveau fédéral mais leur mise en œuvre relève d'un niveau « régional »<text:note text:id="ftn28" text:note-class="footnote"><text:note-citation>28</text:note-citation><text:note-body><text:p text:style-name="P180">Le niveau régional se caractérise, par exemple, par l'existence de trente-huit districts du corps des Ingénieurs de l'Armée des États-Unis (« <text:span text:style-name="T4">US</text:span><text:span text:style-name="T25"> Army</text:span><text:span text:style-name="T4"> Corps of</text:span><text:span text:style-name="T25"> Engineers</text:span><text:span text:style-name="T4">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4">no net loss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81">« Standard on Biodiversity Offsets », Business and Biodiversity Offsets Programme (BBOP), <text:span text:style-name="T173">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91"><text:tab/>En Australie, la mise en place des mesures compensatoires est réalisée au niveau des Etats. Les mesures compensatoires utilisent des mécanismes originaux. Le programme <text:span text:style-name="T4">Bushbroker</text:span> dans l’État de Victoria, par exemple, établit que les mesures compensatoires doivent permettre de réaliser un gain net de biodiversité (« <text:span text:style-name="T4">net gain </text:span>») pour la végétation native dans le cadre de projets entraînant le défrichement de végétation native. Les mesures compensatoires sont déterminées sur la base de la méthodologie « <text:span text:style-name="T4">Habitat hectares </text:span>» combinant la mesure de la superficie de la zone impactée et la qualité de la biodiversité établie sur la base des habitats d'espèces.</text:p>
      <text:p text:style-name="P91"><text:tab/>L'exemple australien<text:note text:id="ftn30" text:note-class="footnote"><text:note-citation>30</text:note-citation><text:note-body><text:p text:style-name="P182">« Standard on Biodiversity Offsets », Business and Biodiversity Offsets Programme (BBOP), <text:span text:style-name="T173">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91"/>
      <text:p text:style-name="P135"><text:toc-mark-start text:id="IMark451809016" text:outline-level="4"/>2. Le développement de mécanismes de compensation sectorielle en Amérique Latine, en Asie et en Europe<text:toc-mark-end text:id="IMark451809016"/></text:p>
      <text:p text:style-name="P91"/>
      <text:p text:style-name="P91"><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4">«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83">« Standard on Biodiversity Offsets », Business and Biodiversity Offsets Programme (BBOP), <text:span text:style-name="T173">Ibid., </text:span>p. 30</text:p><text:p text:style-name="Footnote"/></text:note-body></text:note>.</text:p>
      <text:p text:style-name="P2"><text:span text:style-name="T46"><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span><text:span text:style-name="T46"><text:note text:id="ftn32" text:note-class="footnote"><text:note-citation>32</text:note-citation><text:note-body><text:p text:style-name="P184">Bundesrepublik Deutschland, 20 décembre 1976.</text:p><text:p text:style-name="Footnote"/></text:note-body></text:note></text:span><text:span text:style-name="T46"> qui établit les Règlements de compensation des impacts (« </text:span><text:span text:style-name="T52">Eingriffsregelung</text:span><text:span text:style-name="T46"> »). La compensation environnementale couvre l'ensemble des projets impactant le patrimoine naturel, y compris les paysages</text:span><text:span text:style-name="T46"><text:note text:id="ftn33" text:note-class="footnote"><text:note-citation>33</text:note-citation><text:note-body><text:p text:style-name="P185"><text:span text:style-name="T1">DARBI, (M.) et al., </text:span><text:span text:style-name="T2">International Approaches to Compensation for Impacts on Biological Diversity</text:span><text:span text:style-name="T1">. Rapport final, pp. 24-26.</text:span></text:p><text:p text:style-name="Footnote"/></text:note-body></text:note></text:span><text:span text:style-name="T46">. La valeur du biotope est prédéfinie dans des listes au niveau des </text:span><text:span text:style-name="Police_20_par_20_défaut"><text:span text:style-name="T52">länders</text:span></text:span><text:span text:style-name="T46">. Cette fixation publique de la valeur de la biodiversité différencie la valeur avant l'impact et la valeur prospective après l'impact environnemental.</text:span></text:p>
      <text:p text:style-name="P91"/>
      <text:p text:style-name="P112"><text:toc-mark-start text:id="IMark451809000" text:outline-level="4"/>3. L'émergence de la compensation environnementale en Afrique<text:toc-mark-end text:id="IMark451809000"/></text:p>
      <text:p text:style-name="P91"><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86">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91"/>
      <text:p text:style-name="P114"><text:toc-mark-start text:id="IMark451806936" text:outline-level="3"/>B. Construction progressive d<text:span text:style-name="T187">u</text:span> cadre juridique <text:span text:style-name="T187">d</text:span>es mesures compensatoires en France<text:toc-mark-end text:id="IMark451806936"/></text:p>
      <text:p text:style-name="P100"/>
      <text:p text:style-name="P91"><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91"><text:tab/>Les mesures compensatoires sont principalement mises en œuvre individuellement par les porteurs de projet. Depuis 2008, la CDC Biodiversité<text:note text:id="ftn35" text:note-class="footnote"><text:note-citation>35</text:note-citation><text:note-body><text:p text:style-name="P187">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4">mitigation bank</text:span> américain. Les mesures compensatoires prises dans ce cadre ont la particularité de ne pas respecter le principe de proximité. </text:p>
      <text:p text:style-name="P91"/>
      <text:p text:style-name="P128"><text:toc-mark-start text:id="IMark451809016" text:outline-level="4"/>1. Le lent développement du cadre juridique des mesures compensatoires dans les études d'impact environnemental <text:span text:style-name="T170">depuis</text:span> 1976<text:toc-mark-end text:id="IMark451809016"/></text:p>
      <text:p text:style-name="P91"/>
      <text:p text:style-name="P91"><text:tab/>La loi n°76-629 du 10 juillet 1976 relative à la protection de la Nature<text:note text:id="ftn36" text:note-class="footnote"><text:note-citation>36</text:note-citation><text:note-body><text:p text:style-name="P188"><text:span text:style-name="footnote_20_reference"><text:span text:style-name="T32"><text:s/></text:span></text:span><text:span text:style-name="T33">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133"><text:soft-page-break/>« <text:span text:style-name="T4">Les travaux et projets d'aménagement qui sont entrepris par une collectivité publique ou qui nécessitent une autorisation ou une décision d'approbation ainsi que les documents d'urbanisme doivent respecter les préoccupations d'environnement.</text:span></text:p>
      <text:p text:style-name="P134">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34">Un décret en Conseil d'Etat précise les modalités d'application du présent article.</text:p>
      <text:p text:style-name="P133"><text:span text:style-name="T4">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91"><text:tab/>Le Décret n°77-1141 du 12 Octobre 1977<text:note text:id="ftn37" text:note-class="footnote"><text:note-citation>37</text:note-citation><text:note-body><text:p text:style-name="P189">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91"><text:s/>l'obligation de réaliser des mesures compensatoires avant la mise en service de l'autoroute<text:note text:id="ftn38" text:note-class="footnote"><text:note-citation>38</text:note-citation><text:note-body><text:p text:style-name="P190">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2.</text:p><text:p text:style-name="Footnote"/></text:note-body></text:note>.</text:p>
      <text:p text:style-name="P151"/>
      <text:p text:style-name="P152"><text:toc-mark-start text:id="IMark451794520" text:outline-level="4"/>2. La nouvelle impulsion issue du Droit communautaire<text:toc-mark-end text:id="IMark451794520"/></text:p>
      <text:p text:style-name="P151"/>
      <text:p text:style-name="P151"><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91">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4">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4">des objectifs de conservation du site </text:span>»<text:note text:id="ftn40" text:note-class="footnote"><text:note-citation>40</text:note-citation><text:note-body><text:p text:style-name="P192">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93">Code de l'environnement, art. L. 414-4.</text:p><text:p text:style-name="Footnote"/></text:note-body></text:note> .</text:p>
      <text:p text:style-name="P151"/>
      <text:p text:style-name="P152"><text:toc-mark-start text:id="IMark451809016" text:outline-level="4"/>3. La consécration réglementaire des mesures compensatoires par le Grenelle de l'environnement<text:toc-mark-end text:id="IMark451809016"/></text:p>
      <text:p text:style-name="P91"/>
      <text:p text:style-name="P91"><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94">Code de l'environnement, art. L 411-1 et 411-2.</text:p><text:p text:style-name="Footnote"/></text:note-body></text:note>, pour l’application des procédures de la loi sur l’eau<text:note text:id="ftn43" text:note-class="footnote"><text:note-citation>43</text:note-citation><text:note-body><text:p text:style-name="P195"><text:span text:style-name="T44">C</text:span>ode de l'environnement, art. R. 214-6.</text:p><text:p text:style-name="Footnote"/></text:note-body></text:note> et pour les projets de défrichement<text:note text:id="ftn44" text:note-class="footnote"><text:note-citation>44</text:note-citation><text:note-body><text:p text:style-name="P196">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97">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3.</text:p><text:p text:style-name="Footnote"/></text:note-body></text:note>.</text:p>
      <text:p text:style-name="P91"><text:tab/>La loi n°2009-967 du 3 août 2009 de programmation relative à la mise en œuvre du Grenelle de l'environnement<text:note text:id="ftn46" text:note-class="footnote"><text:note-citation>46</text:note-citation><text:note-body><text:p text:style-name="P198">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4">un réseau formé de continuités écologiques terrestres et aquatiques </text:span>»<text:note text:id="ftn47" text:note-class="footnote"><text:note-citation>47</text:note-citation><text:note-body><text:p text:style-name="P199">Code de l'environnement, art. R. 371-16</text:p><text:p text:style-name="Footnote"/></text:note-body></text:note> qui se définit par la libre circulation des espèces.</text:p>
      <text:p text:style-name="P91"><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200">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01">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02">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3. LUCAS (M.) « La compensation écologique des zones humides en France : vers une intégration des services écosystémiques ? »<text:span text:style-name="T4">, Droit de l'environnement</text:span>, n° 219, janvier 2014, pp. 19-25.</text:p><text:p text:style-name="Footnote"/></text:note-body></text:note>.</text:p>
      <text:p text:style-name="P91"/>
      <text:p text:style-name="P114"><text:toc-mark-start text:id="IMark451809016" text:outline-level="3"/>C. Cadre réglementaire de la compensation<text:toc-mark-end text:id="IMark451809016"/></text:p>
      <text:p text:style-name="P91"/>
      <text:p text:style-name="P91"><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91"><text:tab/>En mai 2012, une Doctrine nationale relative à la séq<text:span text:style-name="T41">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4">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203">Séverine HUBERT et al., « Lignes directrices nationales sur la séquence éviter, réduire et compenser les impacts sur les milieux naturels », <text:span text:style-name="T4">Références</text:span>, Commissariat général au développement durable, Direction de l'eau et de la biodiversité, Octobre 2013, 232 p. 10.</text:p><text:p text:style-name="Footnote"/></text:note-body></text:note>.</text:p>
      <text:p text:style-name="P91"><text:soft-page-break/><text:tab/><text:span text:style-name="T186">Le schéma suivant est habituellement utilisé afin de présenter la séquence « éviter, réduire, compenser » :</text:span></text:p>
      <text:p text:style-name="P91"/>
      <text:p text:style-name="P91"><draw:frame draw:style-name="fr1" draw:name="Image1" text:anchor-type="paragraph" svg:width="9.499cm" svg:height="10.636cm" draw:z-index="0"><draw:image xlink:href="Pictures/100000000000016700000192D9B03A28.png" xlink:type="simple" xlink:show="embed" xlink:actuate="onLoad"/></draw:frame></text:p>
      <text:p text:style-name="P112"><text:toc-mark-start text:id="IMark451555336" text:outline-level="4"/>1. Le cadre commun de la compensation<text:toc-mark-end text:id="IMark451555336"/></text:p>
      <text:p text:style-name="P91"/>
      <text:p text:style-name="P91"><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36">« <text:span text:style-name="T4">L'étude d'impact présente [...] 7° Les mesures prévues par le pétitionnaire ou le maître de l'ouvrage pour :</text:span></text:p>
      <text:p text:style-name="P137">- éviter les effets négatifs notables du projet sur l'environnement ou la santé humaine et réduire les effets n'ayant pu être évités ;</text:p>
      <text:p text:style-name="P136"><text:span text:style-name="T4">- compenser, lorsque cela est possible, les effets négatifs notables du projet sur l'environnement ou la santé humaine qui n'ont pu être ni évités ni suffisamment réduits. S'il n'est pas </text:span><text:soft-page-break/><text:span text:style-name="T4">possible de compenser ces effets, le pétitionnaire ou le maître d'ouvrage justifie cette impossibilité </text:span>»<text:note text:id="ftn52" text:note-class="footnote"><text:note-citation>52</text:note-citation><text:note-body><text:p text:style-name="P204">Code de l'environnement, art. R. 122-5.</text:p><text:p text:style-name="Footnote"/></text:note-body></text:note>.</text:p>
      <text:p text:style-name="P91"><text:tab/>Dans le cadre de l'étude d'impact, la compensation s'applique à un champ large. Elle vise les impacts à la fois sur l'environnement et la santé humaine.</text:p>
      <text:p text:style-name="P91"><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91"><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91"><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91"/>
      <text:p text:style-name="P112"><text:toc-mark-start text:id="IMark451556232" text:outline-level="4"/>2. L'application de règles spécifiques de compensation à des cas particuliers<text:toc-mark-end text:id="IMark451556232"/></text:p>
      <text:p text:style-name="P91"/>
      <text:p text:style-name="P91"><text:tab/>Les mesures compensatoires font partie des mesures qui doivent être prises <text:span text:style-name="T4">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91"><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91"><text:tab/>Dans le cadre de l'article L. 311-4-2 du Code forestier, les mesures compensatoires consistent en la subordination des autorisations de défrichement à « <text:span text:style-name="T4">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91"><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4">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91"><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05"><text:span text:style-name="T44">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06">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91"><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207">Les « inspecteurs de l’environnement » sont créés par l<text:span text:style-name="T32">’o</text:span><text:span text:style-name="T33">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91"><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91"><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91"><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16">« Utilisation du territoire en France métropolitaine »<text:span text:style-name="T4">. Agreste Primeur</text:span>, numéro 313, Juin 2014, p. 1.</text:p><text:p text:style-name="Footnote"/></text:note-body></text:note>. Dès lors, un problème quantitatif et qualitatif semble apparaître.</text:p>
      <text:p text:style-name="P91"><text:tab/>Dans ce cadre, ainsi que dans le cadre de l'impérieuse nécessité d'agir contre l'érosion de la biodiversité, il apparaît important de s'interroger sur l'efficacité des mesures compensatoires. L'ensemble des mécanismes de restauration d<text:span text:style-name="T194">es</text:span> milieu<text:span text:style-name="T194">x</text:span>,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91"><text:tab/>La réponse à cette i<text:span text:style-name="T194">nterrogation</text:span> n'est pas aisée du fait du cadre éclaté des mesures compensatoires et de leur mise en œuvre effective relativement récente<text:note text:id="ftn57" text:note-class="footnote"><text:note-citation>57</text:note-citation><text:note-body><text:p text:style-name="P217">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48" text:outline-level="3"/>
      <text:p text:style-name="P144"><text:toc-mark-start text:id="IMark451556264" text:outline-level="2"/>I. Les moyens au service de la compensation écologique<text:toc-mark-end text:id="IMark451556264"/></text:p>
      <text:p text:style-name="P87"/>
      <text:p text:style-name="P87"><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87"><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47" text:outline-level="4"/>
      <text:p text:style-name="P146"><text:toc-mark-start text:id="IMark451820600" text:outline-level="3"/>A. L'importance de l'expertise écologique et économique<text:toc-mark-end text:id="IMark451820600"/></text:p>
      <text:p text:style-name="P86"/>
      <text:p text:style-name="P87"><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18">LIMA (G. B), « Les diverses formes pour la compensation dans la protection juridique de l’environnement : un défi pour l’épistémologie juridique », <text:span text:style-name="T3">ACDI</text:span><text:span text:style-name="T34">-Anuario Colombiano</text:span><text:span text:style-name="T3"> de</text:span><text:span text:style-name="T34"> Derecho</text:span><text:span text:style-name="T3"> International vol.7</text:span>, <text:span text:style-name="T3">Bogotá </text:span>p. 171.</text:p><text:p text:style-name="Footnote"/></text:note-body></text:note>. Notre étude porte exclusivement sur la compensation <text:span text:style-name="T4">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87"><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19">LUCAS (M.), « La compensation environnemental, un mécanisme inefficace à améliorer », <text:span text:style-name="T3">Revue juridique de l’environnement</text:span>, 1/2009, p. 59.</text:p></text:note-body></text:note>. Notons que des mécanismes de compensation <text:span text:style-name="T4">ex poste</text:span> existent dans le cadre de la loi responsabilité <text:soft-page-break/>environnementale<text:note text:id="ftn60" text:note-class="footnote"><text:note-citation>60</text:note-citation><text:note-body><text:p text:style-name="P220">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87"><text:tab/>La détermination de mesures de compensation <text:span text:style-name="T4">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01"/>
      <text:p text:style-name="P111"><text:toc-mark-start text:id="IMark451806664" text:outline-level="4"/>1. La nécessité essentielle de l’expertise naturaliste dans le cadre des mesures compensatoires<text:toc-mark-end text:id="IMark451806664"/></text:p>
      <text:p text:style-name="P87"/>
      <text:p text:style-name="P87"><text:tab/>En écologie, la notion d'équivalence écologique est floue<text:note text:id="ftn61" text:note-class="footnote"><text:note-citation>61</text:note-citation><text:note-body><text:p text:style-name="P19"><text:span text:style-name="T153">Il existerait peu de retours d'expérience et aucune consultation scientifique sur la notion d'équivalence écologique selon Marthe LUCAS et Anne GERRERO. In, NÉOUZE (B.), « La compensation écologique, une double peine pour l'agriculture », </text:span><text:span text:style-name="T154">Réussir grandes cultures</text:span><text:span text:style-name="T153">,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87"/>
      <text:p text:style-name="P117"><text:toc-mark-start text:id="IMark451821256" text:outline-level="5"/>1.1. De la nécessité d'identifier les impacts résiduels d'un projet<text:toc-mark-end text:id="IMark451821256"/></text:p>
      <text:p text:style-name="P87"/>
      <text:p text:style-name="P87"><text:tab/>En premier lieu, l’étude des impacts résultant du projet peut être menée suivant les méthodes de l’écologie de la conservation<text:note text:id="ftn62" text:note-class="footnote"><text:note-citation>62</text:note-citation><text:note-body><text:p text:style-name="P221">L’écologie (ou biologie de la conservation) vise à anticiper, prévenir et réparer les dommages sur l’environnement. Il s’agit d’une discipline multidisciplinaire de crise.</text:p><text:p text:style-name="Footnote"/></text:note-body></text:note> ou celles de l’écologie fonctionnelle<text:note text:id="ftn63" text:note-class="footnote"><text:note-citation>63</text:note-citation><text:note-body><text:p text:style-name="P222">« <text:span text:style-name="T3">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3">Les cahiers prospectives</text:span>, CNRS, p. 3.</text:p><text:p text:style-name="Footnote"/></text:note-body></text:note>. Le choix résulte de l’enjeu <text:soft-page-break/>impacté. L’écologie de la conservation insiste sur les espèces et les habitats, l’écologie fonctionnelle vise les fonctions et les services écosystémiques. </text:p>
      <text:p text:style-name="P87"><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87"><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23">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4">organiser un cadre clair permettant d’anticiper les impacts cumulés, de faciliter leur prise en compte dans le cadre de chaque projet </text:span>».</text:p>
      <text:p text:style-name="P87"><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24">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87"><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87"/>
      <text:p text:style-name="P117"><text:toc-mark-start text:id="IMark451556232" text:outline-level="5"/>1.2. De la détermination des mesures visant à compenser les impacts résiduels identifiés<text:toc-mark-end text:id="IMark451556232"/></text:p>
      <text:p text:style-name="P87"><text:soft-page-break/></text:p>
      <text:p text:style-name="P87"><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25">HUBERT (S.) et al., « Lignes directrices nationales sur la séquence éviter, réduire et compenser les impacts sur les milieux naturels », <text:span text:style-name="T4">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4">toute mesure compensatoire nécessaire [vise à] assurer que la cohérence globale de Nature 2000 est protégée </text:span>»<text:note text:id="ftn67" text:note-class="footnote"><text:note-citation>67</text:note-citation><text:note-body><text:p text:style-name="P226">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4">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41"> »</text:span><text:span text:style-name="T41"><text:note text:id="ftn68" text:note-class="footnote"><text:note-citation>68</text:note-citation><text:note-body><text:p text:style-name="P227">Code forestier, Art. L. 341-6.</text:p><text:p text:style-name="Footnote"/></text:note-body></text:note></text:span><text:span text:style-name="T41">. Dans ce cadre, l</text:span><text:span text:style-name="T42">es mesures compensatoires ne tiennent compte que de l'impact sur la ressource forestière, et non sur les espèces et leurs habitats.</text:span></text:p>
      <text:p text:style-name="P87"><text:tab/>Les <text:span text:style-name="T4">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28">HUBERT (S.) et al., « Lignes directrices nationales sur la séquence éviter, réduire et compenser les impacts sur les milieux naturels », <text:span text:style-name="T4">Références</text:span>, Commissariat général au développement durable, Direction de l'eau et de la biodiversité, Octobre 2013, 232, p. 74.</text:p><text:p text:style-name="Footnote"/></text:note-body></text:note>.</text:p>
      <text:p text:style-name="P138">En outre, les mesures doivent être en relation directe avec les impacts identifiés, c’est-à-dire qu’elles doivent viser les mêmes espèces et habitats que ceux impactés par le projet et doivent être mises en place <text:span text:style-name="T3">in situ</text:span> ou à proximité des aires où se situent les impacts résiduels.</text:p>
      <text:p text:style-name="P87"><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50"><text:tab/>La compensation écologique consiste principalement en trois types de mesures : les mesures de restauration ou de réhabilitation ; les mesures de préservation et de mise en valeur et les mesures de création.</text:p>
      <text:p text:style-name="P150"><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50"/>
      <text:p text:style-name="P150"><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29">Philippe BILLET souligne que la notion d’équilibre <text:span text:style-name="T152">apparaît</text:span> à <text:span text:style-name="T152">plusieurs</text:span> reprise<text:span text:style-name="T152">s</text:span> dan<text:span text:style-name="T152">s</text:span> la Charte de l’environnement, d’une part dans son préambule, à propos des « <text:span text:style-name="T3">équilibres naturels [qui] ont conditionné l'émergence de l'humanité</text:span> », d’autre part à l’article 1<text:span text:style-name="T35">er</text:span> déterminant que « c<text:bookmark text:name="_GoBack"/><text:span text:style-name="T3">hacun a le droit de vivre dans un environnement équilibré et respectueux de la santé</text:span> », <text:span text:style-name="T152">In. BILLET (P.), « La prise en compte de la faune sauvage dans le cadre des procédures d'aménagement, de gestion et d'occupation de l'espace : réalités d'une apparence juridique », </text:span><text:span text:style-name="T13">Nature Sciences Société</text:span><text:span text:style-name="T82"> </text:span><text:span text:style-name="T13">14</text:span><text:span text:style-name="T82">,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50"/>
      <text:p text:style-name="P113"><text:toc-mark-start text:id="IMark451556232" text:outline-level="4"/>2. Les outils de mesure économique au service de la compensation environnementale<text:toc-mark-end text:id="IMark451556232"/></text:p>
      <text:p text:style-name="P87"/>
      <text:p text:style-name="P87"><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65"><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30"><text:span text:style-name="T24">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5"> à Nicomaque</text:span><text:span text:style-name="T24">, Flammarion, pp. 246-252.</text:span></text:p><text:p text:style-name="Footnote"/></text:note-body></text:note>.<text:span text:style-name="T197"> Les lignes directrices nationales sur la séquence « éviter, réduire et compenser » disposent cependant que l’équivalence repose sur des critères écologiques et non pas sur des valeurs monétaires. </text:span></text:p>
      <text:p text:style-name="P266"><text:span text:style-name="T197">Au niveau international, </text:span><text:span text:style-name="T21">l</text:span><text:span text:style-name="T3">’évaluation des écosystèmes pour le millénaire </text:span>établit que les services écosystémiques doivent être valorisés et intégrés par les acteurs économiques en ce qu’ils présentent un intérêt majeur. <text:span text:style-name="T197">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31">STERN (N.). <text:span text:style-name="T1">2008. "The Economics of Climate Change." </text:span><text:span text:style-name="T25">American Economic Review</text:span><text:span text:style-name="T24">, 98(2): 1-37, 45 p.</text:span></text:p><text:p text:style-name="P11"/></text:note-body></text:note><text:span text:style-name="T197">,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65"><text:tab/>En France, en théorie, la compensation échappe donc à toute monétarisation mais pas à toute <text:span text:style-name="T4">valorisation</text:span>. En pratique, « <text:span text:style-name="T21">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197"> »</text:span><text:note text:id="ftn73" text:note-class="footnote"><text:note-citation>73</text:note-citation><text:note-body><text:p text:style-name="P232">TUTENUIT (C.) et STEHLIN (C.), « Combien valent les escargots, lorsqu'ils ne sont pas de Bourgogne ? La biodiversité : quelles valeurs ? Et pour quelles décisions? », <text:span text:style-name="T4">Annales des Mines – Responsabilité et environnement</text:span>, 2009/2 n° 54, , p 24 .</text:p><text:p text:style-name="Footnote"/></text:note-body></text:note><text:span text:style-name="T197">.</text:span></text:p>
      <text:p text:style-name="P1"><text:span text:style-name="st"><text:span text:style-name="T58"><text:tab/>De fait, l’appréhension par le droit de la compensation n’est possible que par la mobilisation du concept de fongibilité</text:span></text:span><text:span text:style-name="T46"><text:note text:id="ftn74" text:note-class="footnote"><text:note-citation>74</text:note-citation><text:note-body><text:p text:style-name="P233">Les choses fongibles «<text:span text:style-name="T4">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4">Répertoire de Droit civil</text:span>, 2011.</text:p><text:p text:style-name="Footnote"/></text:note-body></text:note></text:span><text:span text:style-name="st"><text:span text:style-name="T58">. Or, les individus d’une espèce ne sauraient être fongibles. Il convient </text:span></text:span><text:soft-page-break/><text:span text:style-name="st"><text:span text:style-name="T58">donc de définir des indicateurs permettant la comparaison. </text:span></text:span><text:span text:style-name="st"><text:span text:style-name="T46">Le principal indicateur est monétaire. L'évaluation de l'équivalence peut être mesurée par la méthode par fonction de dommages. Elle consiste en deux étapes. Soit une nuisance environnementale actuelle ou envisagée, la méthode par fonction de dommage évalue </text:span></text:span><text:span text:style-name="T46">les conséquences de la dégradation, puis </text:span><text:span text:style-name="st"><text:span text:style-name="T46">monétarise la nuisance. Cette méthode est utilisée de manière implicite dans le cadre de la détermination de l'équivalence.</text:span></text:span></text:p>
      <text:p text:style-name="P1"><text:span text:style-name="st"><text:span text:style-name="T46"><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46"><text:tab/>Ces outils peuvent être utilisés après avoir déterminé l'équivalence écologique et les coefficients à appliquer à cette équivalence.</text:span></text:span></text:p>
      <text:p text:style-name="P87"><text:tab/>Fabien QU<text:span text:style-name="T189">É</text:span>TIER souligne que l’on peut parvenir à une équivalence écologique en s’assurant d’utiliser les indicateurs appropriés à chaque impacts et en tenant compte des intérêts en jeu dans la définition de la compensation. La <text:span text:style-name="T3">Doctrine nationale</text:span> définit quatre critères pour évaluer le dimensionnement de l’équivalence écologique. Il s’agit des critères écologique, géographique, temporel et sociétal. Le critère écologique demeure le critère le plus important.</text:p>
      <text:p text:style-name="P87"><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87"><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34"><text:span text:style-name="T24">HUBERT (S.) et al., « Lignes directrices nationales sur la séquence éviter, réduire et compenser les impacts sur les milieux naturels », </text:span><text:span text:style-name="T25">Références</text:span><text:span text:style-name="T24">,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38">Dans le cadre du réseau Natura 2000, « <text:span text:style-name="T3">la localisation de la mesure compensatoire doit être </text:span><text:soft-page-break/><text:span text:style-name="T3">de nature à permettre de sauvegarder la cohérence du réseau</text:span> »<text:note text:id="ftn76" text:note-class="footnote"><text:note-citation>76</text:note-citation><text:note-body><text:p text:style-name="P235"><text:span text:style-name="T44">C</text:span>ode de l'environnement, art. L. 414-4.</text:p><text:p text:style-name="Footnote"/></text:note-body></text:note>. Dans ce cadre, un <text:span text:style-name="T3">Document d’orientation concernant l’article 6, paragraphe 4 de la Directive « Habitat, faune, flore</text:span> » dispose que « <text:span text:style-name="T3">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87"><text:tab/>La dimension temporelle des mesures compensatoires <text:span text:style-name="T189">consiste en</text:span> un principe d’antériorité des mesures compensatoires par rapport à tout impact du projet. La dimension temporelle réside également dans la durée de la mesure compensatoire.</text:p>
      <text:p text:style-name="P87"><text:tab/>La dimension sociétale signifie que les mesures compensatoires envisagées tiennent compte des populations humaines impactées par le projet. Ainsi, la fonction récréative d’un écosystème doit être compensée par le maître d’ouvrage.</text:p>
      <text:p text:style-name="P87"><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span text:style-name="T46"><text:tab/>Le </text:span><text:span text:style-name="st"><text:span text:style-name="T46">Conseil National de la Protection de la Nature (CNPN) propose que les mesures compensatoires soient admises lorsque les ratios sont compris entre 1 pour 1 et 10 pour 1</text:span></text:span><text:span text:style-name="T46"><text:note text:id="ftn77" text:note-class="footnote"><text:note-citation>77</text:note-citation><text:note-body><text:p text:style-name="P236"><text:span text:style-name="T25">Modalités de mise en œuvre des mesures compensatoires</text:span><text:span text:style-name="T24">, Direction régionale de l'environnement, de l'aménagement et du logement de Franche-Comté, Besançon, 5 janvier 2011, p. 8.</text:span></text:p><text:p text:style-name="Footnote"/></text:note-body></text:note></text:span><text:span text:style-name="st"><text:span text:style-name="T46">.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span><text:span text:style-name="T46"><text:note text:id="ftn78" text:note-class="footnote"><text:note-citation>78</text:note-citation><text:note-body><text:p text:style-name="P237"><text:span text:style-name="T24">HUBERT (S.) et al., « Lignes directrices nationales sur la séquence éviter, réduire et compenser les impacts sur les milieux naturels », </text:span><text:span text:style-name="T25">Références</text:span><text:span text:style-name="T24">, Commissariat général au développement durable, Direction de l'eau et de la biodiversité, Octobre 2013, 232, p. 114-122.</text:span></text:p></text:note-body></text:note></text:span><text:span text:style-name="st"><text:span text:style-name="T46">. Ces différentes méthodes retiennent des critères différents pour l’établissement du ratio en fonction des projets. Il s’agit de propositions devant s’adapter au contexte local du projet ainsi qu’aux espèces et aux habitats impactés.</text:span></text:span></text:p>
      <text:p text:style-name="P1"><text:span text:style-name="st"><text:span text:style-name="T46"><text:tab/>Il apparaît donc que la détermination du niveau de compensation met en œuvre des </text:span></text:span><text:soft-page-break/><text:span text:style-name="st"><text:span text:style-name="T46">mécanismes de quantification du dommage et des mesures compensatoires issus de la science économique. Ces outils implémentent</text:span></text:span><text:span text:style-name="st"><text:span text:style-name="T59"> des mesures par essence écologiques. Les mesures compensatoires sont également des </text:span></text:span><text:span text:style-name="st"><text:span text:style-name="T60">outils</text:span></text:span><text:span text:style-name="st"><text:span text:style-name="T59"> éminemment léga</text:span></text:span><text:span text:style-name="st"><text:span text:style-name="T60">ux, s'inscrivant dans le cadre de procédures réglementaires d'autorisation.</text:span></text:span></text:p>
      <text:p text:style-name="P149"/>
      <text:p text:style-name="P106"><text:bookmark-start text:name="__RefHeading__6909_869735232"/><text:toc-mark-start text:id="IMark447024728" text:outline-level="3"/>B. Les outils juridiques au service de la compensation<text:bookmark-end text:name="__RefHeading__6909_869735232"/><text:toc-mark-end text:id="IMark447024728"/></text:p>
      <text:p text:style-name="P87"/>
      <text:p text:style-name="P87"><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87"/>
      <text:p text:style-name="P111"><text:toc-mark-start text:id="IMark451556232" text:outline-level="4"/>1. L'importance préalable de l'étude environnementa<text:span text:style-name="T188">le</text:span>l<text:toc-mark-end text:id="IMark451556232"/></text:p>
      <text:p text:style-name="P87"/>
      <text:p text:style-name="P87"><text:tab/>La compensation d’un impact nécessite comme nous l’avons vu de l’évaluation <text:span text:style-name="T3">a priori</text:span> des dommages provoqués par un projet dans le cadre d’une étude environnementale. Le Conseil National de la Protection de la Nature con<text:span text:style-name="T41">sidère à ce titre que l'étude revêt une importan</text:span>ce centrale pour la préservation de la biodiversité et des ressources naturelles<text:note text:id="ftn79" text:note-class="footnote"><text:note-citation>79</text:note-citation><text:note-body><text:p text:style-name="P238"><text:span text:style-name="T29">Le Conseil National de la Protection de la nature (CNPN) considère que l’« </text:span><text:span text:style-name="T38">un des facteurs clé d’amélioration de l’efficacité des compensations réside dans la qualité des études d’impact</text:span><text:span text:style-name="T37"> ». In. </text:span><text:span text:style-name="T29">« Préserver la biodiversité et les ressources naturelles », </text:span><text:span text:style-name="T30">Recommandations du Conseil National de la protection de la nature concernant le rapport du GROUPE 2 du Grenelle de l’environnement</text:span><text:span text:style-name="T29">, Réunion du CNPN du 17 août 2007, p. 4. </text:span><text:a xlink:type="simple" xlink:href="http://droitnature.free.fr/pdf/Grenelle/Avis_CNPN.pdf"><text:span text:style-name="T39">http://droitnature.free.fr/pdf/Grenelle/Avis_CNPN.pdf</text:span></text:a><text:span text:style-name="T39"> </text:span></text:p><text:p text:style-name="Footnote"/></text:note-body></text:note>.</text:p>
      <text:p text:style-name="P139">Nous entendons par étude environnementale l’ensemble des évaluations de l’impact de projets rendues obligatoires dans le cadre des procédures d’autorisation de ces projets. Cela regroupe l’étude d’impact environnemental, <text:span text:style-name="T3">stricto sensu</text:span>, mais également, par exemple, des évaluations d’incidences.</text:p>
      <text:p text:style-name="P139"/>
      <text:p text:style-name="P129"><text:toc-mark-start text:id="IMark451556232" text:outline-level="5"/>1.1. Le cadre de l'étude d'impact environnemental<text:toc-mark-end text:id="IMark451556232"/></text:p>
      <text:p text:style-name="P126"/>
      <text:p text:style-name="P87"><text:soft-page-break/><text:tab/>L'étude d'impact environnemental vise à évaluer les impacts du fonctionnement normal<text:note text:id="ftn80" text:note-class="footnote"><text:note-citation>80</text:note-citation><text:note-body><text:p text:style-name="P239">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4">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40">Code de l'environnement, article L. 122-1.</text:p><text:p text:style-name="Footnote"/></text:note-body></text:note>. Un projet peut être soumis <text:span text:style-name="T4">de facto</text:span> ou au cas par cas à la réalisation d'une étude d'impact<text:note text:id="ftn82" text:note-class="footnote"><text:note-citation>82</text:note-citation><text:note-body><text:p text:style-name="P241">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42">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87"><text:tab/>L'analyse de l'état initial du site, nous l'avons vu, est cruciale. Cet élément est obligatoire dans l'étude d'impact. Le site et ses alentours y sont décrits. L'analyse de l'état initial <text:span text:style-name="T44">doit</text:span> comprendre certains éléments <text:span text:style-name="T41">tel</text:span><text:span text:style-name="T42">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87"><text:span text:style-name="T41"><text:tab/>L</text:span><text:span text:style-name="T42">a rubrique de l'étude d'impact consacrée à l</text:span><text:span text:style-name="T41">'analyse des effets sur l'environnement est également importante </text:span><text:span text:style-name="T42">dans la mesure où elle </text:span><text:span text:style-name="T41">comprend une </text:span><text:span text:style-name="T42">évaluation</text:span><text:span text:style-name="T41"> </text:span><text:span text:style-name="T42">d</text:span><text:span text:style-name="T41">es conséquences </text:span><text:span text:style-name="T42">du projet </text:span><text:span text:style-name="T41">sur le milieu naturel. Les scenarii majorants sont retenus </text:span><text:span text:style-name="T42">par l'administration</text:span>.</text:p>
      <text:p text:style-name="P87"><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93"><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43">CE, 20 avr. 2012, n° 327283. Le juge administratif considère que l’étude d’impact ne doit pas nécessairement définir les mesures de compensation, dès lors qu’elle renvoie à des études ultérieures.</text:p><text:p text:style-name="Footnote"/></text:note-body></text:note>. <text:span text:style-name="T158">Une telle pratique rend cependant la délivrance d'une autorisation moins certaine</text:span><text:span text:style-name="T158"><text:note text:id="ftn85" text:note-class="footnote"><text:note-citation>85</text:note-citation><text:note-body><text:p text:style-name="Footnote"><text:span text:style-name="Default_20_Paragraph_20_Font"><text:span text:style-name="T102">Le juge administratif veille à la rigueur des mesures compensatoires. Ains</text:span></text:span><text:span text:style-name="Default_20_Paragraph_20_Font"><text:span text:style-name="T103">i u</text:span></text:span><text:span text:style-name="Default_20_Paragraph_20_Font"><text:span text:style-name="T10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1">rib</text:span></text:span><text:span text:style-name="Default_20_Paragraph_20_Font"><text:span text:style-name="T102">unal </text:span></text:span><text:span text:style-name="Default_20_Paragraph_20_Font"><text:span text:style-name="T101">adm</text:span></text:span><text:span text:style-name="Default_20_Paragraph_20_Font"><text:span text:style-name="T102">inistratif d'</text:span></text:span><text:span text:style-name="Default_20_Paragraph_20_Font"><text:span text:style-name="T101"> Amiens, 20 novembre 1992, Assoc</text:span></text:span><text:span text:style-name="Default_20_Paragraph_20_Font"><text:span text:style-name="T102">iation</text:span></text:span><text:span text:style-name="Default_20_Paragraph_20_Font"><text:span text:style-name="T101"> Aisne-Environnement, </text:span></text:span><text:span text:style-name="Default_20_Paragraph_20_Font"><text:span text:style-name="T105">Revue juridique de l’environnement </text:span></text:span><text:span text:style-name="Default_20_Paragraph_20_Font"><text:span text:style-name="T101">1993</text:span></text:span><text:span text:style-name="Default_20_Paragraph_20_Font"><text:span text:style-name="T104">/</text:span></text:span><text:span text:style-name="Default_20_Paragraph_20_Font"><text:span text:style-name="T101">4, p. 577</text:span></text:span><text:span text:style-name="Default_20_Paragraph_20_Font"><text:span text:style-name="T102">).</text:span></text:span></text:p><text:p text:style-name="P17"><text:span text:style-name="Default_20_Paragraph_20_Font"><text:span text:style-name="T157"/></text:span></text:p></text:note-body></text:note></text:span><text:span text:style-name="T158">.</text:span></text:p>
      <text:p text:style-name="P87"><text:tab/>Enfin, la méthodologie sur laquelle s'est basée l'étude d'impact pour décrire l'état initial du site et les effets doit être justifiée par le maître d'ouvrage.</text:p>
      <text:p text:style-name="P139">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44"><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87"><text:tab/>Les installations classées pour la protection<text:note text:id="ftn87" text:note-class="footnote"><text:note-citation>87</text:note-citation><text:note-body><text:p text:style-name="P245"><text:span text:style-name="T24">Les installations classées pour la protection de l’environnement sont les installations pouvant présenter « </text:span><text:span text:style-name="T3">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 <text:span text:style-name="T3">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87"><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46">Circulaire DGPAAT/SDFB/C2013-3060, 28 mai 2013, II, 2.1.1, B, publié<text:span text:style-name="T173">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87"><text:tab/>Il existe également une étude environnementale dans le cadre de la loi sur l’Eau <text:span text:style-name="T188">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47">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48">Code de l’environnement, art. R. 214-6-II 4° d).</text:p><text:p text:style-name="footnote_20_text"/></text:note-body></text:note>. Le document d’incidence constitue un cadre <text:span text:style-name="T188">légèrement </text:span>moins contraignant que l’étude d’impact<text:note text:id="ftn91" text:note-class="footnote"><text:note-citation>91</text:note-citation><text:note-body><text:p text:style-name="P249">Le document d’incidences ne doit pas être établi conformément aux dispositions de l’article R. 122-1 du code de l’environnement : Conseil d’Etat, 3 octobre 1997, n°170585.</text:p><text:p text:style-name="Footnote"/></text:note-body></text:note>. </text:p>
      <text:p text:style-name="P87"/>
      <text:p text:style-name="P118"><text:toc-mark-start text:id="IMark451807656" text:outline-level="5"/>1.2. Les autres études environnementales<text:toc-mark-end text:id="IMark451807656"/></text:p>
      <text:p text:style-name="P87"/>
      <text:p text:style-name="P87"><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3">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50">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87"><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51"><text:span text:style-name="T40">Voir CJUE, 3</text:span><text:span text:style-name="T36">e</text:span><text:span text:style-name="T40">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40">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52">Conseil d’Etat, 13 déc. 2013, n° 349541.</text:p><text:p text:style-name="Footnote"/></text:note-body></text:note>. </text:p>
      <text:p text:style-name="P140"><text:span text:style-name="T45">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3">nécessaire à condition qu'elle regroupe le contenu des deux autre études environnementale</text:span><text:span text:style-name="T41"><text:note text:id="ftn95" text:note-class="footnote"><text:note-citation>95</text:note-citation><text:note-body><text:p text:style-name="P253">Code de l'environnement, art. R. 214-6 ; R. 214-32 et R. 414-22.</text:p><text:p text:style-name="Footnote"/></text:note-body></text:note></text:span><text:span text:style-name="T43">.</text:span></text:p>
      <text:p text:style-name="P139">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141"><text:span text:style-name="T158">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58"><text:note text:id="ftn96" text:note-class="footnote"><text:note-citation>96</text:note-citation><text:note-body><text:p text:style-name="P38"><text:span text:style-name="T15">Les mesures compensatoires pour la biodiversité – Principes et projet de mise en œuvre en Région PACA, </text:span><text:span text:style-name="T83">Direction régionale de l'environnement Provence-Alpes-Côte-d'Azur, 2009,</text:span> p. 22.</text:p><text:p text:style-name="P38"/></text:note-body></text:note></text:span><text:span text:style-name="T158">.</text:span></text:p>
      <text:p text:style-name="P139">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139">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01"/>
      <text:p text:style-name="P121"><text:toc-mark-start text:id="IMark451821336" text:outline-level="4"/><text:span text:style-name="T31">2</text:span><text:bookmark text:name="MAJTCBZ4058-1186-REF177"/><text:bookmark text:name="MAJTCBAVZ4058-1186-REF177"/><text:bookmark text:name="MAJTCBAPZ4058-1185-REF177"/><text:bookmark text:name="MAJTCBZ4058-1185-REF177"/><text:bookmark text:name="MAJTCBAVZ4058-1185-REF177"/><text:bookmark text:name="MAJTCBAPZ4058-1184-REF177"/><text:bookmark text:name="MAJTCBZ4058-1184-REF177"/><text:bookmark text:name="MAJTCBAVZ4058-1184-REF177"/><text:bookmark text:name="MAJTCBAPZ4058-1183-REF177"/><text:bookmark text:name="MAJTCBZ4058-1183-REF177"/><text:bookmark text:name="MAJTCBAVZ4058-1183-REF177"/><text:bookmark text:name="MAJTCBAPZ4058-1182-REF177"/><text:bookmark text:name="MAJTCBZ4058-1182-REF177"/><text:bookmark text:name="MAJTCBAVZ4058-1182-REF177"/><text:bookmark text:name="MAJTCBAPZ4058-1181-REF177"/><text:bookmark text:name="MAJTCBZ4058-1181-REF177"/><text:bookmark text:name="MAJTCBAVZ4058-1181-REF177"/><text:bookmark text:name="MAJTCBAPZ4058-1180-REF177"/><text:bookmark text:name="MAJTCBZ4058-1180-REF177"/><text:bookmark text:name="MAJTCBAVZ4058-1180-REF177"/><text:bookmark text:name="MAJTCBAPZ4058-1179-REF177"/><text:bookmark text:name="MAJTCBZ4058-1179-REF177"/><text:bookmark text:name="MAJTCBAVZ4058-1179-REF177"/><text:bookmark text:name="MAJTCBAPZ4058-1178-REF177"/><text:bookmark text:name="MAJTCBZ4058-1178-REF177"/><text:bookmark text:name="MAJTCBAVZ4058-1178-REF177"/><text:span text:style-name="T31">. Les outils de pérennisation de la compensation</text:span><text:toc-mark-end text:id="IMark451821336"/></text:p>
      <text:p text:style-name="P102"/>
      <text:p text:style-name="P87"><text:tab/>Un élément central de la réussite des mesures compensatoires consiste dans la pérennisation de la réhabilitation<text:note text:id="ftn97" text:note-class="footnote"><text:note-citation>97</text:note-citation><text:note-body><text:p text:style-name="P254">L'article R. 122-14 du Code de l'environnement dispose que « <text:span text:style-name="T4">les mesures compensatoires sont mises en œuvre en priorité sur le site endommagé ou à proximité de celui-ci afin de garantir sa fonctionnalité de manière pérenne </text:span>».</text:p><text:p text:style-name="Footnote"/></text:note-body></text:note>. <text:span text:style-name="T158">Ceci est possible</text:span> par la maîtrise foncière du site pendant suffisamment longtemps pour assurer la bonne réalisation de la compensation. Cela suppose <text:span text:style-name="T158">également la mise </text:span>en œuvre des mesures de gestion.</text:p>
      <text:p text:style-name="P87"/>
      <text:p text:style-name="P119"><text:toc-mark-start text:id="IMark451556232" text:outline-level="5"/>2.1. Les mécanismes de maîtrise foncière<text:toc-mark-end text:id="IMark451556232"/></text:p>
      <text:p text:style-name="P99"/>
      <text:p text:style-name="P87"><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87"><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87"><text:tab/>Une déclaration d'utilité publique est un acte administratif de nature hybride<text:note text:id="ftn98" text:note-class="footnote"><text:note-citation>98</text:note-citation><text:note-body><text:p text:style-name="P208"><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55">Code général des collectivités territoriales, article L. 4221-3.</text:p><text:p text:style-name="P11"/></text:note-body></text:note> ainsi que l’avis des Chambres d'agriculture lorsque l'opération entraîne la réduction des espaces agricoles ou forestiers<text:note text:id="ftn100" text:note-class="footnote"><text:note-citation>100</text:note-citation><text:note-body><text:p text:style-name="P256">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87"><text:tab/>L'expropriation pour cause d'utilité publique est, à la suite de la déclaration d'utilité publique, prononcée après une procédure administrative et judiciaire complexe.</text:p>
      <text:p text:style-name="P87"><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87"><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87"><text:tab/>Le bail rural à clauses environnementales est un bail rural classique, c'est-à-dire qu'il concerne les terrains agricoles, dans lequel le preneur applique «<text:span text:style-name="T4"> des pratiques ayant pour objet la préservation de la ressource en eau, de la biodiversité, des paysages, de la qualité des produits </text:span>[...] »<text:note text:id="ftn101" text:note-class="footnote"><text:note-citation>101</text:note-citation><text:note-body><text:p text:style-name="P257">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87"><text:tab/>L'autorisation d'occupation temporaire (AOT)<text:span text:style-name="T41">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87"><text:tab/>Le bail Safer, établit par l'article L. 142-6 du Code rural et de la pêche maritime est un bail résultant de la mise à disposition d'un bien agricole à la Safer «<text:span text:style-name="T4">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03"><text:soft-page-break/><text:tab/>Ces outils de gestion patrimoniale peuvent tenir compte, en fonction de la sensibilité du milieu, de zones tampons visant à diminuer les nuisances extérieures sur le site, et à assurer la multifonctionnalité du site.</text:p>
      <text:p text:style-name="P103"><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03"/>
      <text:p text:style-name="P130"><text:toc-mark-start text:id="IMark451821048" text:outline-level="5"/>2.2. Les mécanismes de gestion<text:toc-mark-end text:id="IMark451821048"/></text:p>
      <text:p text:style-name="P127"/>
      <text:p text:style-name="P94"><text:span text:style-name="T158"><text:tab/>Les mesures compensatoires peut être appuyée par différents mécanisme de gestion de l'environnement, au titre desquels figurent les réserves naturelles nationales pour les milieux naturels « </text:span><text:span text:style-name="T14">d'une importance particulière ou qu'il convient de les soustraire à toute intervention artificielle susceptible de les dégrader </text:span><text:span text:style-name="T158">»</text:span><text:span text:style-name="T158"><text:note text:id="ftn102" text:note-class="footnote"><text:note-citation>102</text:note-citation><text:note-body><text:p text:style-name="P28">Code de l'environnement, art. L. 332-1 et suivants.</text:p><text:p text:style-name="P28"/></text:note-body></text:note></text:span><text:span text:style-name="T158"> ; les réserves naturelles régionales mises en places pour la protection de la faune, de la flore, ou des milieux naturels, par délibération du conseil régional</text:span><text:span text:style-name="T158"><text:note text:id="ftn103" text:note-class="footnote"><text:note-citation>103</text:note-citation><text:note-body><text:p text:style-name="P37">Code de l'environnement, art. L. 332-1 et suivants.</text:p></text:note-body></text:note></text:span><text:span text:style-name="T158"> ; <text:s/>les réserves nationales de chasse et de faune sauvage ; les réserves biologiques domaniales ; les réserves biologiques forestières ; etc.</text:span></text:p>
      <text:p text:style-name="P94"><text:tab/><text:span text:style-name="T159">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142">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44"><text:toc-mark-start text:id="IMark235133208" text:outline-level="2"/>II. <text:span text:style-name="T61">Intérêts</text:span> et limites de la compensation<text:toc-mark-end text:id="IMark235133208"/></text:p>
      <text:p text:style-name="P16"/>
      <text:p text:style-name="P16"><text:tab/><text:span text:style-name="T61">Les mécanismes de compensation environnementale suscitent des réactions ambivalentes. En France, les mesures compensatoires ont longtemps été insuffisamment mises en œuvre. La publication de </text:span><text:span text:style-name="T5">Lignes directrices </text:span><text:span text:style-name="T63">par le Ministère en charge de l'environnement en octobre 2013, visait à répondre à certaines critiques en proposant une Doctrine nationale facilitant leur réalisation </text:span><text:span text:style-name="T88">uniforme sur l'ensemble du territoire.</text:span><text:span text:style-name="T63"> </text:span></text:p>
      <text:p text:style-name="P16"><text:span text:style-name="T63"><text:tab/>L'exercice consistant à faire le bilan des mesures compensatoires est délicat. En effet, la compensation environnementale </text:span><text:span text:style-name="T88">doit</text:span><text:span text:style-name="T63"> produire des résultats à long terme. Il pourrait donc sembler prématuré de conclure sur l'efficacité des mécanismes de compensation </text:span><text:span text:style-name="T64">quatre ans après la loi Grenelle II et un an après la publication des Lignes directrices sur la séquence « éviter, réduire, compenser ». Cependant, les moyens au service de la compensation ainsi que la pratique des maîtres d'ouvrage permettent de </text:span><text:span text:style-name="T88">de faire un premier bilan des points positifs </text:span><text:span text:style-name="T64">(A.) </text:span><text:span text:style-name="T88">et des limites des mesures compensatoires</text:span><text:span text:style-name="T64"> (B.).</text:span></text:p>
      <text:p text:style-name="P16"><text:span text:style-name="T64"/></text:p>
      <text:p text:style-name="P145"><text:toc-mark-start text:id="IMark451804888" text:outline-level="3"/>A. Les avantages de la compensation environnementale<text:toc-mark-end text:id="IMark451804888"/></text:p>
      <text:p text:style-name="P267"/>
      <text:p text:style-name="P88"><text:tab/><text:span text:style-name="T96">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6"><text:tab/><text:span text:style-name="T97">Le programme de compensation biodiversité et entreprises</text:span><text:span text:style-name="T97"><text:note text:id="ftn104" text:note-class="footnote"><text:note-citation>104</text:note-citation><text:note-body><text:p text:style-name="Footnote">En anglais, <text:span text:style-name="T4">Business and Biodiversity offsets programme</text:span>.</text:p><text:p text:style-name="Footnote"/></text:note-body></text:note></text:span><text:span text:style-name="T97"> <text:s/>met en avant dix principes de la compensation environnementale qui témoignent, au niveau mondial, des intérêts du développement de cette pratique</text:span><text:span text:style-name="T97"><text:note text:id="ftn105" text:note-class="footnote"><text:note-citation>105</text:note-citation><text:note-body><text:p text:style-name="Footnote">« Standard on Biodiversity Offsets », <text:span text:style-name="T4">Business and Biodiversity Offsets Programme </text:span>(BBOP), 2012, Washington, D.C., 29 p. 17-22.</text:p></text:note-body></text:note></text:span><text:span text:style-name="T97">. Il s'agit des principes suivants :</text:span></text:p>
      <text:list xml:id="list7113114119713295987" text:style-name="L1">
        <text:list-item>
          <text:p text:style-name="P84">atteindre un résultat de non perte nette de biodiversité ;</text:p>
        </text:list-item>
        <text:list-item>
          <text:p text:style-name="P84">tendre vers un gain de biodiversité ;</text:p>
        </text:list-item>
        <text:list-item>
          <text:p text:style-name="P84">respecter la hiérarchie des mesures d'atténuation (éviter, réduire, compenser) ;</text:p>
        </text:list-item>
        <text:list-item>
          <text:p text:style-name="P84"><text:soft-page-break/>poser des limites au principe de compensation ;</text:p>
        </text:list-item>
        <text:list-item>
          <text:p text:style-name="P84">prendre en compte le contexte local ;</text:p>
        </text:list-item>
        <text:list-item>
          <text:p text:style-name="P84">faire participer l'ensemble des parties prenantes ;</text:p>
        </text:list-item>
        <text:list-item>
          <text:p text:style-name="P84">mettre en œuvre une mesure de compensation de façon justifiée, équilibrée et équitable ;</text:p>
        </text:list-item>
        <text:list-item>
          <text:p text:style-name="P84">fixer un objectif de résultats sur du long terme ;</text:p>
        </text:list-item>
        <text:list-item>
          <text:p text:style-name="P84">être transparent et communiquer ses résultats :</text:p>
        </text:list-item>
        <text:list-item>
          <text:p text:style-name="P84">respecter les savoirs-faire traditionnels lors de la mise en place des mesures de compensation.</text:p>
        </text:list-item>
      </text:list>
      <text:p text:style-name="P4"><text:tab/><text:span text:style-name="T190">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6"><text:span text:style-name="T97"><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6">a fortiori</text:span><text:span text:style-name="T65">, le</text:span><text:span text:style-name="T66">s projets environnementaux bénéficient de nouveaux moyens de financement (2.).</text:span></text:p>
      <text:p text:style-name="P6"/>
      <text:p text:style-name="P8"><text:toc-mark-start text:id="IMark447028568" text:outline-level="4"/><text:span text:style-name="T67">1</text:span><text:span text:style-name="T62">. </text:span><text:span text:style-name="T68">La meilleure prise en compte de l'environnement par le porteur de projet</text:span><text:toc-mark-end text:id="IMark447028568"/></text:p>
      <text:p text:style-name="P4"/>
      <text:p text:style-name="P4"><text:span text:style-name="T68"><text:tab/></text:span><text:span text:style-name="T69">La mise en œuvre par les pétitionnaire</text:span><text:span text:style-name="T70">s</text:span><text:span text:style-name="T69"> de la séquence « éviter, réduire, compenser » dans le cadre de leurs projets, validée par l'administration</text:span><text:span text:style-name="T69"><text:note text:id="ftn106" text:note-class="footnote"><text:note-citation>106</text:note-citation><text:note-body><text:p text:style-name="P20">L<text:span text:style-name="T98">'insertion de mesures compensatoires dans un projet ne permet pas la validation automatique d'un projet.</text:span></text:p><text:p text:style-name="P20"/></text:note-body></text:note></text:span><text:span text:style-name="T69">, permet indéniablement une meilleure prise en compte de l'environnement, en particulier de la biodiversité par le pétitionnaire. </text:span></text:p>
      <text:p text:style-name="P6"/>
      <text:p text:style-name="P10"><text:toc-mark-start text:id="IMark402867960" text:outline-level="5"/>1.1. Les intérêts de la compensation dans le cadre des études environnementales<text:toc-mark-end text:id="IMark402867960"/></text:p>
      <text:p text:style-name="P6"/>
      <text:p text:style-name="P89"><text:span text:style-name="T69"><text:tab/>Les mesures compensatoires sont une formalité obligatoire pour tout projet soumis à étude d'impact. Si </text:span><text:span text:style-name="T71">l'étude d'impact ne porte pas de caractère </text:span><text:span text:style-name="T70">réglementaire</text:span><text:span text:style-name="T71"> par elle-même, les arrêtés </text:span><text:soft-page-break/><text:span text:style-name="T71">d'autorisation comportent souvent un article dont les dispositions établissent que les installations «</text:span><text:span text:style-name="T7"> sont disposées, aménagées et exploitées conformément aux plans et données techniques contenus dans les différents dossier déposés par l'exploitant</text:span><text:span text:style-name="T71"> »</text:span><text:span text:style-name="T71"><text:note text:id="ftn107" text:note-class="footnote"><text:note-citation>107</text:note-citation><text:note-body><text:p text:style-name="Footnote"><text:span text:style-name="T100">C</text:span><text:span text:style-name="T112">'est le cas par exemple de l’arrêté du 17 juin 2014 autorisant la société Buty Décehts spéciaux à exploiter un centre de transit et de regroupement de déchets industriels dangereux situés 5, rue Francine Fromont, zone </text:span><text:span text:style-name="T113">indu1strielle</text:span><text:span text:style-name="T112"> Est à Vaulx-en-Velin. </text:span><text:a xlink:type="simple" xlink:href="http://www.rhone.gouv.fr/content/download/15544/83586/file/AA%20BUTY%20DECHETS%20SPECIAUX.pdf">http://www.rhone.gouv.fr/content/download/15544/83586/file/AA%20BUTY%20DECHETS%20SPECIAUX.pdf</text:a></text:p></text:note-body></text:note></text:span><text:span text:style-name="T71">, </text:span><text:span text:style-name="T89">au titre desquels figurent l'étude d'impact environnemental</text:span><text:span text:style-name="T71">.</text:span></text:p>
      <text:p text:style-name="P89"><text:span text:style-name="T71"><text:tab/></text:span><text:span text:style-name="T72">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73">Dans le cadre spécifique de l'étude d'impact, le juge administrati</text:span><text:span text:style-name="T89">f</text:span><text:span text:style-name="T73"> s'attache depuis longtemps à observer non seulement la présence formelle, mais également le contenu des mesures compensatoires, </text:span><text:span text:style-name="T89">même s'il ne rentre pas dans le détail technique de ces mesures</text:span><text:span text:style-name="T73">. Par conséquent, une étude d'impact dans laquelle les mesures compensatoires sont insuffisamment ou mal présentées peut être annulée pour vice de forme</text:span><text:span text:style-name="T73"><text:note text:id="ftn108" text:note-class="footnote"><text:note-citation>108</text:note-citation><text:note-body><text:p text:style-name="P20">Conseil d'Etat, 10 juin 1983, n° 46877, Recueil Lebon, pp. 255-256.</text:p><text:p text:style-name="P20"/></text:note-body></text:note></text:span><text:span text:style-name="T73">. Cette reconnaissance jurisprudentielle de l'importance des mesures compensatoires s'est accompagnée d'une progressive reconnaissance réglementaire </text:span><text:span text:style-name="T74">(</text:span><text:span text:style-name="T8">cf. infra</text:span><text:span text:style-name="T74">).</text:span><text:span text:style-name="T72"> </text:span></text:p>
      <text:p text:style-name="P89"><text:span text:style-name="T72"><text:tab/></text:span><text:span text:style-name="T8">A fortiori</text:span><text:span text:style-name="T70">, </text:span><text:span text:style-name="T74">comme nous l'avons vu précédemment, </text:span><text:span text:style-name="T70">le processus de validation et de mise en œuvre </text:span><text:span text:style-name="T74">des mesures compensatoires est souvent </text:span><text:span text:style-name="T70">réalisé dans le cadre de procédures successives. Le contenu de la mesure compensatoire est </text:span><text:span text:style-name="T75">alors revu plusieurs fois par les autorités administratives.</text:span></text:p>
      <text:p text:style-name="P90"><text:tab/><text:span text:style-name="T146">On distingue habituellement deux types d'obligations : les obligations de moyens et les obligations de résultats</text:span><text:span text:style-name="T146"><text:note text:id="ftn109" text:note-class="footnote"><text:note-citation>109</text:note-citation><text:note-body><text:p text:style-name="P21">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21"/></text:note-body></text:note></text:span><text:span text:style-name="T146">. Dans le cadre des premières, le débiteur de l'obligation s'engage à <text:s/>mettre en œuvre, </text:span><text:span text:style-name="T9">in abstracto</text:span><text:span text:style-name="T76">, </text:span><text:span text:style-name="T89">des mesures </text:span><text:span text:style-name="T76">pour</text:span><text:span text:style-name="T146">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9"> de plus en plus attendu un objectif d'atteinte d'un certain niveau </text:span><text:soft-page-break/><text:span text:style-name="T9">écologique</text:span><text:span text:style-name="T146"> »</text:span><text:span text:style-name="T146"><text:note text:id="ftn110" text:note-class="footnote"><text:note-citation>110</text:note-citation><text:note-body><text:p text:style-name="P24">Analyse des mesures compensatoires aux atteintes au patrimoine naturel – Receuil et analyse de cas<text:span text:style-name="T62">, pour le ministère de l'écologie, de l'énergie, du développement durable et de la mer, Enviroscop – CERE – Cogreah – In vivo, 2010, p. 37.</text:span></text:p><text:p text:style-name="P29"/></text:note-body></text:note></text:span><text:span text:style-name="T146">. Cela résulte indirectement de documents de planification</text:span><text:span text:style-name="T76"> </text:span><text:span text:style-name="T146">avec lesquels le projet doit entretenir un rapport de comptabilité. , C'est le cas, en particulier des SDAGE 2010-</text:span><text:span text:style-name="T76">2015, qui mentionnent un objectif d'atteinte d'un équivalent en surface et en fonctionnalités,</text:span></text:p>
      <text:p text:style-name="P90"><text:span text:style-name="T146">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9">les mesures compensatoires [...] devront présenter un intérêt et une fonctionnalité identiques aux zones </text:span><text:span text:style-name="T146">[humides] </text:span><text:span text:style-name="T9">détruites</text:span><text:span text:style-name="T146"> »</text:span><text:span text:style-name="T146"><text:note text:id="ftn111" text:note-class="footnote"><text:note-citation>111</text:note-citation><text:note-body><text:p text:style-name="P25"><text:span text:style-name="T147">L'arrêté dispose également qu'une </text:span><text:span text:style-name="T51">« </text:span><text:span text:style-name="T53">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1"> ». </text:span><text:span text:style-name="T57">In, A</text:span><text:span text:style-name="T51">rrêté interpréfectoral Bas-Rhin Moselle du 2 novembre 2009 portant autorisation de réalisation des travaux de la LGV est européenne – Unité Hydrographique <text:s/>de la Zorn </text:span><text:span text:style-name="T57">; cité par </text:span><text:span text:style-name="T52">Analyse des mesures compensatoires aux atteintes au patrimoine naturel – Receuil et analyse de cas</text:span><text:span text:style-name="T47">, pour le ministère de l'écologie, de l'énergie, du développement durable et de la mer, Enviroscop – CERE – Cogreah – In vivo, 2010, p. 37.</text:span></text:p><text:p text:style-name="P22"/></text:note-body></text:note></text:span><text:span text:style-name="T146">. L’utilisation de l'impératif montre que l'on est en présence d'une obligation de résultat.</text:span></text:p>
      <text:p text:style-name="P5"><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0" text:note-class="footnote"><text:note-citation>112</text:note-citation><text:note-body><text:p text:style-name="P261">Pour des développements sur ce point, voir les travaux de Marthe LUCAS, in, LUCAS (M.), « La compensation écologique des zones humides en France : vers une intégration des services écosystémiques ? », Droit de l'environnement, n°219, janvier 2014, pp. 19-25.</text:p><text:p text:style-name="P261"/></text:note-body></text:note>.</text:p>
      <text:p text:style-name="P6"><text:tab/><text:span text:style-name="T148">Au terme de ce développement, notons que les mesures compensatoires visent essentiellement à ce que les projets d'infrastructure et les projets industriels ne soient pas impactant pour la biodiversité. C'est ce que pointe les lignes directrices : «</text:span><text:span text:style-name="T10"> L’objectif poursuivi de la compensation est d’atteindre une non-perte nette de biodiversité et dans certains cas, de tendre vers un gain net</text:span><text:span text:style-name="T148"> »</text:span><text:span text:style-name="T148"><text:note text:id="ftn112" text:note-class="footnote"><text:note-citation>113</text:note-citation><text:note-body><text:p text:style-name="P33">HUBERT (S.) et al., « Lignes directrices nationales sur la séquence éviter, réduire et compenser les impacts sur les milieux naturels », Ibid., p. 97.</text:p></text:note-body></text:note></text:span><text:span text:style-name="T148">. Cet objectif est atteint grâce à l'équivalence écologique déterminée par les services instructeurs.</text:span></text:p>
      <text:p text:style-name="P6"/>
      <text:p text:style-name="P10"><text:toc-mark-start text:id="IMark403670712" text:outline-level="5"/>1.2. <text:span text:style-name="T149">L’intérêt de l'équivalence écologique en tant qu'outil de conciliation de l'écologie et de l'économie</text:span><text:toc-mark-end text:id="IMark403670712"/></text:p>
      <text:p text:style-name="P7"><text:soft-page-break/></text:p>
      <text:p text:style-name="P6"><text:tab/><text:span text:style-name="T149">À travers l'application de l'équivalence écologique, les mesures compensatoires permettent de dépasser l'opposition entre des intérêts </text:span><text:span text:style-name="T11">a priori </text:span><text:span text:style-name="T77">divergents. Les mesures compensatoires, dans la mesures où elles permettent la prise en compte par les industriels des impacts résiduels des projets sur les espèces et les habitats permettent d'insérer la problématique environnementale dans </text:span><text:span text:style-name="T90">aux intérêts </text:span><text:span text:style-name="T77">économi</text:span><text:span text:style-name="T90">qu</text:span><text:span text:style-name="T77">e</text:span><text:span text:style-name="T90">s</text:span><text:span text:style-name="T77">. Ainsi, l'équivalence écologique peut sembler être le témoignage d'un nouveau paradigme, le </text:span><text:span text:style-name="T11">développement durable </text:span><text:span text:style-name="T90">(</text:span><text:span text:style-name="T18">voir infra</text:span><text:span text:style-name="T90">)</text:span><text:span text:style-name="T77">. La notion même d'équivalence ne permet-elle pas de mettre à égalité </text:span><text:span text:style-name="T90">ces intérêts</text:span><text:span text:style-name="T77"> ?</text:span></text:p>
      <text:p text:style-name="P7"><text:tab/>L'équivalence écologique dans le cadre de l'autorisation de défrichement illustre <text:span text:style-name="T191">les espoirs qui peuvent être fondés </text:span>afin d'atteindre des projets neutres <text:span text:style-name="T191">pour la biodiversité</text:span>.</text:p>
      <text:p text:style-name="P7"><text:tab/>La compensation environnementale pour les autorisations de défrichement apparaît comme le système <text:span text:style-name="T191">l</text:span>e plus abouti <text:span text:style-name="T191">de compensation</text:span>. <text:span text:style-name="T151">L'article L. 341-6 du Code forestier dispose :</text:span></text:p>
      <text:p text:style-name="P45"><text:span text:style-name="T62">« </text:span>L'autorité administrative compétente de l'Etat peut subordonner son autorisation au respect d'une ou plusieurs des conditions suivantes : [...]</text:p>
      <text:p text:style-name="P46"><text:span text:style-name="T12">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78">». </text:span></text:p>
      <text:p text:style-name="P13"><text:tab/></text:p>
      <text:p text:style-name="P15"><text:span text:style-name="T78"><text:tab/></text:span><text:span text:style-name="T79">U</text:span><text:span text:style-name="T78">n défrichement </text:span><text:span text:style-name="T79">consiste en une </text:span><text:span text:style-name="T78">opération volontaire </text:span><text:span text:style-name="T77">entraînant</text:span><text:span text:style-name="T78"> directement ou indirectement la destruction de l'état </text:span><text:span text:style-name="T90">b</text:span><text:span text:style-name="T78">oisé d'un terrain. Une opération de défrichement doit <text:s/>obtenir une autorisation préalable. </text:span><text:span text:style-name="T77">La réalisation de mesures de reboisement n'est pas obligatoire. Il s'agit d'une prescription qui peut être discrétionnairement imposée par </text:span><text:span text:style-name="T79">le préfet dans le cadre de son arrêté d'autorisation de défrichement</text:span><text:span text:style-name="T77">. Lorsque le défrichement implique la réalisation de mesures compensatoires, le ratio </text:span><text:span text:style-name="T79">qui doit être </text:span><text:span text:style-name="T77">appliqu</text:span><text:span text:style-name="T79">é</text:span><text:span text:style-name="T77"> </text:span><text:span text:style-name="T79">est</text:span><text:span text:style-name="T77"> </text:span><text:span text:style-name="T90">légalement fixé </text:span><text:span text:style-name="T77">entre deux et cinq fois la superficie de la surface déboisée. En outre, le Préfet </text:span><text:span text:style-name="T79">dispose de la possibilité légale </text:span><text:span text:style-name="T77">d'imposer </text:span><text:span text:style-name="T80">que les mesures compensatoires soient réalisées de manière connexe au site impacté, dans des conditions écologiques et sociales comparables.</text:span><text:span text:style-name="T77"> </text:span><text:span text:style-name="T79">Ces dispositions légales témoignent de l’intérêt des mesures compensatoires pour la préservation des espaces boisés.</text:span></text:p>
      <text:p text:style-name="P15"><text:span text:style-name="T79"><text:tab/></text:span><text:span text:style-name="T90">Tout projet d'infrastructure routière ou autoroutière conduit nécessairement au défrichement </text:span><text:soft-page-break/><text:span text:style-name="T90">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90"><text:note text:id="ftn146" text:note-class="footnote"><text:note-citation>114</text:note-citation><text:note-body><text:p text:style-name="P263">La protection accrue des forets dans le cadre des mesures compensatoires peut s'expliquer l’intérêt ancien de la valorisation de la ressource sylvicole en France. Voir à ce propos l'émission <text:span text:style-name="T4">Le dessous des cartes</text:span><text:span text:style-name="T62">, « histoire de forêts : la France », disponible en ligne à l'adresse suivante : </text:span><text:a xlink:type="simple" xlink:href="http://ddc.arte.tv/nos-cartes/histoire-de-forets-la-france-1-2"><text:span text:style-name="T62">http://ddc.arte.tv/nos-cartes/histoire-de-forets-la-france-1-2</text:span></text:a></text:p><text:p text:style-name="Footnote"/></text:note-body></text:note></text:span><text:span text:style-name="T90">.</text:span></text:p>
      <text:p text:style-name="P15"><text:span text:style-name="T79"><text:tab/>Les mesures compensatoires </text:span><text:span text:style-name="T81">constituent un outil d'insertion de la biodiversité et des écosystèmes dans les projets industriels. Ces mesures mesures ont également l’intérêt de ne pas être prises isolément, mais avec des mesures d'accompagnement qui sont plus transversales.</text:span><text:span text:style-name="T150"><text:tab/></text:span></text:p>
      <text:p text:style-name="P6"/>
      <text:p text:style-name="P9"><text:toc-mark-start text:id="IMark451973176" text:outline-level="4"/>2. La compensation environnementale comme opportunité de financement de la conservation environnementale<text:toc-mark-end text:id="IMark451973176"/></text:p>
      <text:p text:style-name="P97"><text:tab/></text:p>
      <text:p text:style-name="P104"><text:span text:style-name="T176"><text:tab/></text:span><text:span text:style-name="T177">Les mesures compensatoires constituent une opportunité de financement de la compensation environnementale à travers des mesures dites d'accompagnement. Ces </text:span><text:span text:style-name="T178">mesures d'accompagnement ont vocation à renforcer les mesures compensatoires. Elles ne sont pas obligatoires, mais sont appréciées de l'administration qui leur accorde une importance particulière</text:span><text:span text:style-name="T178"><text:note text:id="ftn113" text:note-class="footnote"><text:note-citation>115</text:note-citation><text:note-body><text:p text:style-name="P26">Les mesures compensatoires pour la biodiversité : la stratégie de la DIREN PACA », Direction régionale de l'environnement Provence-Alpes-Côte d'Azur, Aix-En-Provence, 18 septembre 2008, p. 10.</text:p><text:p text:style-name="P26"/></text:note-body></text:note></text:span><text:span text:style-name="T178">. </text:span><text:span text:style-name="T179">Les mesures d'accompagnement sont des mesures globales et transversales éloignées des principes et des objectifs de la compensation environnementale. Elles doivent néanmoins toujours être attachées à des mesures « physiques » de restauration </text:span><text:span text:style-name="T177">afin</text:span><text:span text:style-name="T179"> </text:span><text:span text:style-name="T177">d'</text:span><text:span text:style-name="T179">être validées.</text:span></text:p>
      <text:p text:style-name="P104"><text:span text:style-name="T179"><text:tab/>Les mesures d'accompagnement peuvent consister dans le financement de projet</text:span><text:span text:style-name="T177">s</text:span><text:span text:style-name="T179"> de recherche, à condition que ces derniers répondent à des protocoles strictes, et permette</text:span><text:span text:style-name="T177">nt</text:span><text:span text:style-name="T179">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179"><text:note text:id="ftn114" text:note-class="footnote"><text:note-citation>116</text:note-citation><text:note-body><text:p text:style-name="P27"><text:span text:style-name="T54">Analyse des mesures compensatoires aux atteintes au patrimoine naturel – </text:span><text:span text:style-name="T55">Recueil</text:span><text:span text:style-name="T54"> et analyse de cas</text:span><text:span text:style-name="T48">, pour le ministère de l'écologie, de l'énergie, du développement durable et de la mer, Enviroscop – CERE – Cogreah – In vivo, 2010, </text:span><text:span text:style-name="T49">p. 99.</text:span></text:p><text:p text:style-name="P23"/></text:note-body></text:note></text:span><text:span text:style-name="T179">. </text:span><text:soft-page-break/><text:span text:style-name="T177">Ces mesures ne constituent pas proprement des mesures compensatoires. Néanmoins, elles sont un moyen de financement pour des programmes de recherche </text:span><text:span text:style-name="T180">et permettent à ce titre un dialogue entre le monde économique et le monde scientifique à propos des impacts sur la biodiversité des projets industriels.</text:span></text:p>
      <text:p text:style-name="P6"><text:span text:style-name="T179"><text:tab/></text:span><text:span text:style-name="T181">Les mesures d'accompagnement peuvent également donné lieu au prélèvement, puis à la </text:span><text:span text:style-name="T182">réintroduction</text:span><text:span text:style-name="T181"> d'espèces, après leur multiplication </text:span><text:span text:style-name="T23">in vitro</text:span><text:span text:style-name="T94">. La phase de multiplication est ici importante pour la qualification de mesure d'accompagnement. Philippe BILLET nous rappelle que le déplacement d'espèces est constitutif d'une mesure compensatoire</text:span><text:span text:style-name="T94"><text:note text:id="ftn115" text:note-class="footnote"><text:note-citation>117</text:note-citation><text:note-body><text:p text:style-name="P35"><text:span text:style-name="T152">BILLET (P.), « La prise en compte de la faune sauvage dans le cadre des procédures d'aménagement, de gestion et d'occupation de l'espace : réalités d'une apparence juridique », </text:span><text:span text:style-name="T13">Nature Sciences Société</text:span><text:span text:style-name="T82"> </text:span><text:span text:style-name="T13">14</text:span><text:span text:style-name="T82">, 2006, <text:s/>pp. 13-21.</text:span> p. 14.</text:p><text:p text:style-name="P34"/></text:note-body></text:note></text:span><text:span text:style-name="T94">. Ce type de mesure est mis en place pour des espèces d'un intérêt exceptionnel en raison des coûts en œuvre et des probabilités de réussite </text:span><text:span text:style-name="T95">relativement faible</text:span><text:span text:style-name="T94"><text:note text:id="ftn116" text:note-class="footnote"><text:note-citation>118</text:note-citation><text:note-body><text:p text:style-name="P36"><text:span text:style-name="T15">Les mesures compensatoires pour la biodiversité – Principes et projet de mise en œuvre en Région PACA, </text:span><text:span text:style-name="T83">Direction régionale de l'environnement Provence-Alpes-Côte-d'Azur, 2009, p.</text:span> 24.</text:p><text:p text:style-name="P36"/></text:note-body></text:note></text:span><text:span text:style-name="T94">.</text:span></text:p>
      <text:p text:style-name="P124"><text:tab/><text:span text:style-name="T192">Les </text:span>mesure<text:span text:style-name="T192">s</text:span> d'accompagnement <text:span text:style-name="T192">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14"><text:tab/><text:span text:style-name="T192">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14"/>
      <text:p text:style-name="P107"><text:toc-mark-start text:id="IMark451973176" text:outline-level="3"/>B. Les <text:span text:style-name="T192">limites</text:span> de compensation environnementale<text:toc-mark-end text:id="IMark451973176"/></text:p>
      <text:p text:style-name="P96"/>
      <text:p text:style-name="P3"><text:span text:style-name="T161"><text:tab/>Si la mise en œuvre de mesures </text:span><text:span text:style-name="T162">compensatoires</text:span><text:span text:style-name="T161"> constitue indéniablement une avancée pour la prise en compte des écosystèmes, la compensation ne présente pas moins de nombreuses limites. Il résulte de ces </text:span><text:span text:style-name="T162">limites</text:span><text:span text:style-name="T161"> la crainte que les mesures compensatoires </text:span><text:span text:style-name="T162">ne </text:span><text:span text:style-name="T161">soient </text:span><text:span text:style-name="T162">que </text:span><text:span text:style-name="T161">de s</text:span><text:span text:style-name="T162">imple</text:span><text:span text:style-name="T161"> faire-valoir pour les porteurs de projet. Le risque d’éco-blanchiment a été dénoncé par Jean </text:span><text:soft-page-break/><text:span text:style-name="T161">UNTERMAIER considérant que les mesures compensatoires constituent une </text:span><text:span text:style-name="Default_20_Paragraph_20_Font"><text:span text:style-name="T167">supercherie</text:span></text:span><text:span text:style-name="Footnote_20_Reference"><text:span text:style-name="T167"><text:note text:id="ftn117" text:note-class="footnote"><text:note-citation>119</text:note-citation><text:note-body><text:p text:style-name="P43"><text:s/><text:span text:style-name="T160">UNTERMAIER <text:s/></text:span>XXXXXXXXXXXXXX ?????</text:p><text:p text:style-name="P48"/></text:note-body></text:note></text:span></text:span><text:span text:style-name="T161">. Philippe BILLET craint pour sa part que la compensation environnementale soit un « </text:span><text:span text:style-name="Default_20_Paragraph_20_Font"><text:span text:style-name="T167">alibis justifiant la réalisation</text:span></text:span><text:span text:style-name="T161"> » des projets</text:span><text:span text:style-name="Footnote_20_Reference"><text:span text:style-name="T161"><text:note text:id="ftn118" text:note-class="footnote"><text:note-citation>120</text:note-citation><text:note-body><text:p text:style-name="P32"><text:span text:style-name="T83">BILLET (P.), « La prise en compte de la faune sauvage dans le cadre des procédures d'aménagement, de gestion et d'occupation de l'espace : réalités d'une apparence juridique »</text:span><text:span text:style-name="T15">, Natures Sciences Sociétés 14</text:span><text:span text:style-name="T83">, 2006, p.</text:span> 18.</text:p><text:p text:style-name="P47"/></text:note-body></text:note></text:span></text:span><text:span text:style-name="T161">. De telles formules sont justifiées par deux séries de difficultés. D’une part, malgré la publication d’une Doctrine nationale, la mise en œuvre des mesures compensatoires semble souffr</text:span><text:span text:style-name="T162">ir</text:span><text:span text:style-name="T161"> d’un cadre méthodologique </text:span><text:span text:style-name="T162">peu </text:span><text:span text:style-name="T161">clair (1.). Par ailleurs, les résultats </text:span><text:span text:style-name="T162">des mesures de compensation</text:span><text:span text:style-name="T161"> écologique sont limités (2.).</text:span></text:p>
      <text:p text:style-name="P96"/>
      <text:p text:style-name="P116"><text:toc-mark-start text:id="IMark452092104" text:outline-level="4"/><text:span text:style-name="T169">1. </text:span>Les limites méthodologiques des mesures compensatoires<text:toc-mark-end text:id="IMark452092104"/></text:p>
      <text:p text:style-name="P96"/>
      <text:p text:style-name="P96"><text:tab/>Les mesures compensatoires, comme toute étude ou tout projet, reposent sur une méthodologie. Cette méthodologie permet de justifier le cadre et le contenu des mesures compensatoires. Une double difficulté <text:span text:style-name="T171">apparaît</text:span> dans le cadre de la mise en place d’un cadre méthodologique. La compensation environnementale est discutable au plan éthique ainsi qu’au plan scientifique.</text:p>
      <text:p text:style-name="P96"/>
      <text:p text:style-name="P120"><text:toc-mark-start text:id="IMark452099864" text:outline-level="5"/><text:span text:style-name="T169">1.1. </text:span>Les problèmes éthiques de la compensation environnementale<text:toc-mark-end text:id="IMark452099864"/></text:p>
      <text:p text:style-name="P96"/>
      <text:p text:style-name="P3"><text:span text:style-name="Default_20_Paragraph_20_Font"><text:span text:style-name="T163"><text:tab/>La compensation environnementale </text:span></text:span><text:span text:style-name="Default_20_Paragraph_20_Font"><text:span text:style-name="T168">ex ante</text:span></text:span><text:span text:style-name="Default_20_Paragraph_20_Font"><text:span text:style-name="T163">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68">droit de détruire</text:span></text:span><text:span text:style-name="Default_20_Paragraph_20_Font"><text:span text:style-name="T163"> ». Certains Etats, à l’instar du Kenya, refusent pour cette raison de mettre en place des mesures compensatoires. L’acceptation ou le refus de telles mesures renvoie à une « anthropologie de la nature » spécifique à chaque culture</text:span></text:span><text:span text:style-name="Footnote_20_Reference"><text:span text:style-name="T163"><text:note text:id="ftn119" text:note-class="footnote"><text:note-citation>121</text:note-citation><text:note-body><text:p text:style-name="Footnote"><text:span text:style-name="T99"><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99">http://www.college-de-france.fr/site/philippe-descola/#course</text:span></text:span></text:a><text:span text:style-name="T99"> </text:span></text:p><text:p text:style-name="P50"/></text:note-body></text:note></text:span></text:span><text:span text:style-name="Default_20_Paragraph_20_Font"><text:span text:style-name="T163">. Certains auteurs dénoncent </text:span></text:span><text:span text:style-name="Default_20_Paragraph_20_Font"><text:span text:style-name="T164">cela en utilisant une analogie :</text:span></text:span><text:span text:style-name="Default_20_Paragraph_20_Font"><text:span text:style-name="T163"> la restauration de telle peinture ne saurait justifier la dégradation de telle autre dans la mesure de l’unicité de chaque œuvre</text:span></text:span><text:span text:style-name="Footnote_20_Reference"><text:span text:style-name="T163"><text:note text:id="ftn120" text:note-class="footnote"><text:note-citation>122</text:note-citation><text:note-body><text:p text:style-name="Footnote"><text:span text:style-name="T15">TUTENUIT </text:span><text:span text:style-name="T26">(C.) </text:span><text:span text:style-name="T15">et STEHLIN </text:span><text:span text:style-name="T26">(C.)</text:span><text:span text:style-name="T15">, « Combien valent les escargots, lorsqu'ils ne sont pas de Bourgogne ? La biodiversité : quelles valeurs ? Et pour quelles décisions? », Annales des Mines – Responsabilité et environnement, 2009/2 n° 54, p. 23..</text:span></text:p><text:p text:style-name="P48"/></text:note-body></text:note></text:span></text:span><text:span text:style-name="Default_20_Paragraph_20_Font"><text:span text:style-name="T163">. Cela n</text:span></text:span><text:span text:style-name="Default_20_Paragraph_20_Font"><text:span text:style-name="T164">ous </text:span></text:span><text:span text:style-name="Default_20_Paragraph_20_Font"><text:span text:style-name="T163">renvoie au </text:span></text:span><text:soft-page-break/><text:span text:style-name="Default_20_Paragraph_20_Font"><text:span text:style-name="T163">concept de fongibilité</text:span></text:span><text:span text:style-name="Footnote_20_Reference"><text:span text:style-name="T163"><text:note text:id="ftn121" text:note-class="footnote"><text:note-citation>123</text:note-citation><text:note-body><text:p text:style-name="Footnote"><text:span text:style-name="T99"><text:s/></text:span><text:span text:style-name="Default_20_Paragraph_20_Font"><text:span text:style-name="T130">Notons que la Nature est appréhendée par le droit comme une </text:span></text:span><text:span text:style-name="Default_20_Paragraph_20_Font"><text:span text:style-name="T131">res comunis</text:span></text:span><text:span text:style-name="Default_20_Paragraph_20_Font"><text:span text:style-name="T130">, une chose commune qui n’appartient à personne et dont l’usage est commun à tous (Code civil, Art. 714).</text:span></text:span></text:p><text:p text:style-name="P48"/></text:note-body></text:note></text:span></text:span><text:span text:style-name="Default_20_Paragraph_20_Font"><text:span text:style-name="T163"> </text:span></text:span><text:span text:style-name="Default_20_Paragraph_20_Font"><text:span text:style-name="T164">fondateur d</text:span></text:span><text:span text:style-name="Default_20_Paragraph_20_Font"><text:span text:style-name="T163">e </text:span></text:span><text:span text:style-name="Default_20_Paragraph_20_Font"><text:span text:style-name="T164">l'</text:span></text:span><text:span text:style-name="Default_20_Paragraph_20_Font"><text:span text:style-name="T163">équivalence écologique. Notons, qu’une telle critique est moins pertinente pour les mécanismes compensatoires </text:span></text:span><text:span text:style-name="Default_20_Paragraph_20_Font"><text:span text:style-name="T168">ex poste </text:span></text:span><text:span text:style-name="Default_20_Paragraph_20_Font"><text:span text:style-name="T163">issus de la loi relative à la responsabilité environnementale.</text:span></text:span></text:p>
      <text:p text:style-name="P96"><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text:span text:style-name="T4">artificielle</text:span> par l’Homme de sites, en contrepartie de la destruction d’un site préexistant <text:span text:style-name="T193">naturel</text:span>. Cette critique doit être nuancée par l’application successive de la séquence « éviter, réduire, compenser ». </text:p>
      <text:p text:style-name="P82"><text:span text:style-name="Default_20_Paragraph_20_Font"><text:span text:style-name="T163"><text:tab/>Le fait de donner une valeur étalon à la biodiversité pose également des questions éthiques. Depuis le célèbre arrêt Ville nouvelle-Est rendu par le Conseil d’Etat en 1971</text:span></text:span><text:span text:style-name="Footnote_20_Reference"><text:span text:style-name="T163"><text:note text:id="ftn122" text:note-class="footnote"><text:note-citation>124</text:note-citation><text:note-body><text:p text:style-name="Footnote"><text:span text:style-name="T134"><text:s/></text:span><text:span text:style-name="Default_20_Paragraph_20_Font"><text:span text:style-name="T135">Conseil d’Etat, 28 mai 1971, Rec. p. 409.</text:span></text:span></text:p><text:p text:style-name="P49"/></text:note-body></text:note></text:span></text:span><text:span text:style-name="Default_20_Paragraph_20_Font"><text:span text:style-name="T163">, l’application de la « théorie du bilan » a rarement donné lieu à l’annulation de de déclarations d’utilité publique pour des travaux d’intérêt national. </text:span></text:span><text:span text:style-name="Default_20_Paragraph_20_Font"><text:span text:style-name="T164">Selon </text:span></text:span><text:span text:style-name="Default_20_Paragraph_20_Font"><text:span text:style-name="T163">Philippe CHRESTIA, </text:span></text:span><text:span text:style-name="T161">« </text:span><text:span text:style-name="T165">s</text:span><text:span text:style-name="T161">on application n'a jusqu'alors fait obstacle qu'à des projets de faible importance ou de dimension folklorique »</text:span><text:span text:style-name="Footnote_20_Reference"><text:span text:style-name="T161"><text:note text:id="ftn123" text:note-class="footnote"><text:note-citation>125</text:note-citation><text:note-body><text:p text:style-name="Footnote"><text:span text:style-name="T99"><text:s/></text:span><text:span text:style-name="Default_20_Paragraph_20_Font"><text:span text:style-name="T130">Philippe CHRESTIA, « application de la théorie du bilan en matière de travaux autoroutiers », </text:span></text:span><text:span text:style-name="Default_20_Paragraph_20_Font"><text:span text:style-name="T131">AJDA</text:span></text:span><text:span text:style-name="Default_20_Paragraph_20_Font"><text:span text:style-name="T130">, 1997 p. 545.</text:span></text:span></text:p><text:p text:style-name="P48"/></text:note-body></text:note></text:span></text:span><text:span text:style-name="T161">. Dans le cadre de la compensation environnementale le caractère d’utilité publique de projets permet souvent de justifier les impacts environnementaux. La théorie du bilan est alors également appliquée entre cette utilité publique et l’impact environnemental </text:span><text:span text:style-name="T165">résultant du projet</text:span><text:span text:style-name="T161">. Pour des raisons conjoncturelles évidentes, la compensation environnementale « pèse » moins que l’emploi et le développement économique local. </text:span></text:p>
      <text:p text:style-name="P83"><text:span text:style-name="T161"><text:tab/>Par analogie avec la théorie du bilan, le contrôle de « </text:span><text:span text:style-name="Default_20_Paragraph_20_Font"><text:span text:style-name="T167">l’équilibre écologique</text:span></text:span><text:span text:style-name="T161"> » apparaît difficile à </text:span><text:span text:style-name="T165">réaliser</text:span><text:span text:style-name="T161">. </text:span><text:span text:style-name="T166">Quel niveau de compensation équilibre tel niveau d'impact résiduel d'un projet ?</text:span><text:span text:style-name="T161">Il en résulte une insécurité juridique renforcé</text:span><text:span text:style-name="T166">e</text:span><text:span text:style-name="T161"> par les éléments pris en compte afin d’évaluer l’équilibre entre l’impact d’un projet et les mesures compensatoires. Il apparaît que des </text:span><text:span text:style-name="T166">critères</text:span><text:span text:style-name="T161"> de nature différente </text:span><text:span text:style-name="T166">qui peuvent être </text:span><text:span text:style-name="T161">écologique</text:span><text:span text:style-name="T166">s</text:span><text:span text:style-name="T161">, géographique</text:span><text:span text:style-name="T166">s</text:span><text:span text:style-name="T161">, temporel</text:span><text:span text:style-name="T166">s</text:span><text:span text:style-name="T161"> et sociéta</text:span><text:span text:style-name="T166">ux sont pris en compte afin d'établir l'équivalence écologique</text:span><text:span text:style-name="T161">. </text:span><text:span text:style-name="T166">Il en résulte une compensation entre des élément qui ne se valent pas nécessairement.</text:span><text:span text:style-name="T161"> <text:s/>A ce titre, une jurisprudence est marquante, la décision du Conseil d’Etat du 27 novembre 1985, dans le cadre de l’affaire « Commune de Chamonix-Mont-Blanc </text:span><text:soft-page-break/><text:span text:style-name="T161">contre Association de sauvegarde de la vallée de l’Aveyron »</text:span><text:span text:style-name="Footnote_20_Reference"><text:span text:style-name="T161"><text:note text:id="ftn124" text:note-class="footnote"><text:note-citation>126</text:note-citation><text:note-body><text:p text:style-name="Footnote"><text:span text:style-name="T29"><text:s/></text:span><text:span text:style-name="Default_20_Paragraph_20_Font"><text:span text:style-name="T29">CE 27 novembre 1985, commune de Chamonix-Mont-Blanc c. Association de sauvegarde de la vallée de l’Aveyron n°62210, RJE n°4/1986, p. 381.</text:span></text:span></text:p></text:note-body></text:note></text:span></text:span><text:span text:style-name="T161">.</text:span></text:p>
      <text:p text:style-name="P3"><text:span text:style-name="T161"><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67">remplacement de ce qui a disparu par autre chose, non seulement de même valeur, mais aussi de même nature</text:span></text:span><text:span text:style-name="T161"> »</text:span><text:span text:style-name="Footnote_20_Reference"><text:span text:style-name="T161"><text:note text:id="ftn125" text:note-class="footnote"><text:note-citation>127</text:note-citation><text:note-body><text:p text:style-name="P42"><text:s/>UNTERMAIER XXXXXXXXX ?????</text:p><text:p text:style-name="P48"/></text:note-body></text:note></text:span></text:span><text:span text:style-name="T161">. L’auteur s’indignait « compenser, et détruire ».</text:span></text:p>
      <text:p text:style-name="P3"><text:span text:style-name="T161"><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61"><text:note text:id="ftn126" text:note-class="footnote"><text:note-citation>128</text:note-citation><text:note-body><text:p text:style-name="Footnote"><text:span text:style-name="T99"><text:s/></text:span><text:span text:style-name="Default_20_Paragraph_20_Font"><text:span text:style-name="T130">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50"/></text:note-body></text:note></text:span></text:span><text:span text:style-name="T161">. </text:span></text:p>
      <text:p text:style-name="P3"><text:span text:style-name="T161"><text:tab/>Ces cas témoignent des limites méthodologiques des mesures compensatoires au plan éthique. Cette méthodologie souffre </text:span><text:span text:style-name="Default_20_Paragraph_20_Font"><text:span text:style-name="T167">a fortiori </text:span></text:span><text:span text:style-name="T161">de limites techniques et scientifiques.</text:span></text:p>
      <text:p text:style-name="P96"/>
      <text:p text:style-name="P120"><text:toc-mark-start text:id="IMark452097016" text:outline-level="5"/><text:span text:style-name="T169">1.2. </text:span>Les difficultés techniques et scientifiques <text:toc-mark-end text:id="IMark452097016"/></text:p>
      <text:p text:style-name="P96"/>
      <text:p text:style-name="P3"><text:span text:style-name="Default_20_Paragraph_20_Font"><text:span text:style-name="T118"><text:tab/>La méthodologie appliquée aux mesures compensatoires, malgré la publication de </text:span></text:span><text:span text:style-name="Default_20_Paragraph_20_Font"><text:span text:style-name="T120">Lignes directrices nationales</text:span></text:span><text:span text:style-name="Default_20_Paragraph_20_Font"><text:span text:style-name="T118"> visant à l’application uniforme de la compensation environnementale sur l’ensemble du territoire, pose des problèmes techniques. Des documents de retour d’expérience témoignent de ces limites</text:span></text:span><text:span text:style-name="Footnote_20_Reference"><text:span text:style-name="T118"><text:note text:id="ftn127" text:note-class="footnote"><text:note-citation>129</text:note-citation><text:note-body><text:p text:style-name="Footnote"><text:span text:style-name="T99">Voir en particulier SOYER </text:span><text:span text:style-name="T130">(H.) </text:span><text:span text:style-name="T99">et al., </text:span><text:span text:style-name="T142">La compensation écologique état des lieux &amp; recommandations</text:span><text:span text:style-name="T99">, Union internationale pour la conservation de la Nature </text:span><text:span text:style-name="T144">(UICN)</text:span><text:span text:style-name="T99"> France, 2011, Paris, 44 p. et </text:span><text:span text:style-name="T143">Analyse de mesures compensatoires aux atteintes au patrimoine naturel Recueil et analyse de cas</text:span><text:span text:style-name="T145">, Pour le ministère de l'écologie de l'énergie, du développement durable et de la mer, Envirscop – CERE – SOGREAH – IN VIVO, 2010, 241 p.</text:span></text:p><text:p text:style-name="P50"/></text:note-body></text:note></text:span></text:span></text:p>
      <text:p text:style-name="P3"><text:span text:style-name="Default_20_Paragraph_20_Font"><text:span text:style-name="T118"><text:tab/>D’une part, si la notion d’équilibre écologique soulève des questions éthiques, elle pose également des problèmes scientifiques. En effet, cette notion fondatrice de la compensation </text:span></text:span><text:soft-page-break/><text:span text:style-name="Default_20_Paragraph_20_Font"><text:span text:style-name="T118">environnementale ne fait pas l’objet d’un consensus scientifique</text:span></text:span><text:span text:style-name="Footnote_20_Reference"><text:span text:style-name="T118"><text:note text:id="ftn128" text:note-class="footnote"><text:note-citation>130</text:note-citation><text:note-body><text:p text:style-name="Footnote"><text:span text:style-name="T110"><text:s/>Il </text:span><text:span text:style-name="Default_20_Paragraph_20_Font"><text:span text:style-name="T155">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56">Réussir grandes cultures</text:span></text:span><text:span text:style-name="Default_20_Paragraph_20_Font"><text:span text:style-name="T155">, janvier 2013, n° 265, p. 78.</text:span></text:span></text:p><text:p text:style-name="P50"/></text:note-body></text:note></text:span></text:span><text:span text:style-name="Default_20_Paragraph_20_Font"><text:span text:style-name="T118">.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8"><text:note text:id="ftn129" text:note-class="footnote"><text:note-citation>131</text:note-citation><text:note-body><text:p text:style-name="Footnote"><text:span text:style-name="T110"><text:s/></text:span><text:span text:style-name="Default_20_Paragraph_20_Font"><text:span text:style-name="T107">Philippe BILLET démontre le manque d’expertise du juge face aux mesures compensatoires <text:s/>qu’il se contente de citer comme des standards, sans description précise (voir par exemple, </text:span></text:span><text:span text:style-name="Default_20_Paragraph_20_Font"><text:span text:style-name="T101">Cons. d’État, 9 février 2004, Association Manche Nature, 223121), In BILLET (P.) <text:s/></text:span></text:span><text:span text:style-name="Default_20_Paragraph_20_Font"><text:span text:style-name="T108">BILLET (P.), « La prise en compte de la faune sauvage dans le cadre des procédures d'aménagement, de gestion et d'occupation de l'espace : réalités d'une apparence juridique »</text:span></text:span><text:span text:style-name="Default_20_Paragraph_20_Font"><text:span text:style-name="T106">, Natures Sciences Sociétés 14</text:span></text:span><text:span text:style-name="Default_20_Paragraph_20_Font"><text:span text:style-name="T108">, 2006, p. 2</text:span></text:span><text:span text:style-name="Default_20_Paragraph_20_Font"><text:span text:style-name="T109">0.</text:span></text:span></text:p><text:p text:style-name="P18"/></text:note-body></text:note></text:span></text:span><text:span text:style-name="Default_20_Paragraph_20_Font"><text:span text:style-name="T118"> conforte l’idée que les mesures compensatoires souffrent d’insécurité juridique. </text:span></text:span></text:p>
      <text:p text:style-name="P3"><text:span text:style-name="Default_20_Paragraph_20_Font"><text:span text:style-name="T118"><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8"><text:note text:id="ftn130" text:note-class="footnote"><text:note-citation>132</text:note-citation><text:note-body><text:p text:style-name="Footnote"><text:s/><text:span text:style-name="T171">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7">(H.) </text:span><text:span text:style-name="T171">et al., </text:span><text:span text:style-name="T17">La compensation écologique état des lieux &amp; recommandations</text:span><text:span text:style-name="T171">, Union internationale pour la conservation de la Nature (UICN) France, 2011, Paris, p. 31.</text:span></text:p><text:p text:style-name="P50"/></text:note-body></text:note></text:span></text:span><text:span text:style-name="Default_20_Paragraph_20_Font"><text:span text:style-name="T118">.</text:span></text:span></text:p>
      <text:p text:style-name="P3"><text:span text:style-name="Default_20_Paragraph_20_Font"><text:span text:style-name="T118"><text:tab/>Si l’on pourrait considérer que les projets médiatiques mettent en place une méthodologie exemplaire, cela n’est pas toujours le cas. Ainsi, le projet de construction d’</text:span></text:span><text:span text:style-name="Default_20_Paragraph_20_Font"><text:span text:style-name="T119">un </text:span></text:span><text:span text:style-name="Default_20_Paragraph_20_Font"><text:span text:style-name="T118">aéroport dans la commune de Notre-Dame-des-Landes en Loire-Atlantique a fait l’objet d’un </text:span></text:span><text:span text:style-name="Default_20_Paragraph_20_Font"><text:span text:style-name="T120">Rapport du collège d’experts scientifiques relatif à l’évaluation de la méthode de compensation des incidences sur les zones humides</text:span></text:span><text:span text:style-name="Default_20_Paragraph_20_Font"><text:span text:style-name="T118"> qui émet de nombreuses réserves sur la poursuite du projet en raison d’une méthodologie ne permettant pas d’assurer la « </text:span></text:span><text:span text:style-name="Default_20_Paragraph_20_Font"><text:span text:style-name="T120">compensation équitable des zones humides détruites ou impactées</text:span></text:span><text:span text:style-name="Default_20_Paragraph_20_Font"><text:span text:style-name="T118"> »</text:span></text:span><text:span text:style-name="Footnote_20_Reference"><text:span text:style-name="T118"><text:note text:id="ftn131" text:note-class="footnote"><text:note-citation>133</text:note-citation><text:note-body><text:p text:style-name="Footnote"><text:span text:style-name="T110"><text:s/>MARSILY (G.) et al., </text:span><text:span text:style-name="Default_20_Paragraph_20_Font"><text:span text:style-name="T111">Rapport du collège d’experts scientifiques relatif à l’évaluation de la méthode de compensation des incidences sur les zones humides</text:span></text:span><text:span text:style-name="Default_20_Paragraph_20_Font"><text:span text:style-name="T110">, avril 2013 124 p.</text:span></text:span></text:p><text:p text:style-name="P50"/></text:note-body></text:note></text:span></text:span><text:span text:style-name="Default_20_Paragraph_20_Font"><text:span text:style-name="T118">. Le rapport met en particulier en avant une analyse insuffisante du fonctionnement hydrologique quantitatif ; une analyse non pertinente de la qualité des eaux ainsi que l’absence de prise en compte du risque d’échec des mesures compensatoires ; et la justification insuffisante du choix et du calcul des coefficients de compensation.</text:span></text:span></text:p>
      <text:p text:style-name="P3"><text:span text:style-name="Default_20_Paragraph_20_Font"><text:span text:style-name="T118"><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ext:span></text:span><text:soft-page-break/><text:span text:style-name="Default_20_Paragraph_20_Font"><text:span text:style-name="T118">traverser une route sans danger, et des tunnels permettant le passage des mammifères</text:span></text:span><text:span text:style-name="Footnote_20_Reference"><text:span text:style-name="T118"><text:note text:id="ftn132" text:note-class="footnote"><text:note-citation>134</text:note-citation><text:note-body><text:p text:style-name="Footnote"><text:span text:style-name="Default_20_Paragraph_20_Font"><text:span text:style-name="T130"><text:s/></text:span></text:span><text:span text:style-name="Default_20_Paragraph_20_Font"><text:span text:style-name="T136">DUGUET (R.) et <text:s/>MELKKI, (F.),</text:span></text:span><text:span text:style-name="Default_20_Paragraph_20_Font"><text:span text:style-name="T137"> Les amphibiens de France, Belgique et Luxembourg</text:span></text:span><text:span text:style-name="Default_20_Paragraph_20_Font"><text:span text:style-name="T136">, Mèze, Éd. Biotope. 2003. In </text:span></text:span><text:span text:style-name="Default_20_Paragraph_20_Font"><text:span text:style-name="T139">BILLET (P.), « La prise en compte de la faune sauvage dans le cadre des procédures d'aménagement, de gestion et d'occupation de l'espace : réalités d'une apparence juridique »</text:span></text:span><text:span text:style-name="Default_20_Paragraph_20_Font"><text:span text:style-name="T138">, Natures Sciences Sociétés 14</text:span></text:span><text:span text:style-name="Default_20_Paragraph_20_Font"><text:span text:style-name="T139">, 2006, pp. 1</text:span></text:span><text:span text:style-name="Default_20_Paragraph_20_Font"><text:span text:style-name="T140">8</text:span></text:span><text:span text:style-name="Default_20_Paragraph_20_Font"><text:span text:style-name="T139">.</text:span></text:span></text:p></text:note-body></text:note></text:span></text:span><text:span text:style-name="Default_20_Paragraph_20_Font"><text:span text:style-name="T118"> ; Cela témoigne de l’échec des mesures compensatoires pour les infrastructures de transports, consistant en majeur partie dans ce type de dispositifs.</text:span></text:span></text:p>
      <text:p text:style-name="P3"><text:span text:style-name="Default_20_Paragraph_20_Font"><text:span text:style-name="T118"><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20">cohérence globale</text:span></text:span><text:span text:style-name="Default_20_Paragraph_20_Font"><text:span text:style-name="T118">.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3"><text:span text:style-name="Default_20_Paragraph_20_Font"><text:span text:style-name="T118"><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96"/>
      <text:p text:style-name="P116"><text:toc-mark-start text:id="IMark452097016" text:outline-level="4"/>2. Les problèmes d’efficacité des mesures compensatoires<text:toc-mark-end text:id="IMark452097016"/></text:p>
      <text:p text:style-name="P96"/>
      <text:p text:style-name="P96"><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96"><text:tab/>Deux problèmes majeurs nous apparaissent quant aux limites pratiques de la compensation écologique. Il s’agit d’une part de « l’éparpillement juridique » de la compensation dans le cadre de <text:soft-page-break/>différentes procédures d’autorisation, et d’autre part la difficulté de trouver un site pour mettre en place la compensation.</text:p>
      <text:p text:style-name="P96"/>
      <text:p text:style-name="P120"><text:toc-mark-start text:id="IMark452174088" text:outline-level="5"/>2.1. Le problème d’éparpillement juridique des mesures compensatoires<text:toc-mark-end text:id="IMark452174088"/></text:p>
      <text:p text:style-name="P96"/>
      <text:p text:style-name="P3"><text:span text:style-name="T161"><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61"><text:note text:id="ftn133" text:note-class="footnote"><text:note-citation>135</text:note-citation><text:note-body><text:p text:style-name="Footnote"><text:span text:style-name="Default_20_Paragraph_20_Font"><text:span text:style-name="T130">SOYER (H.) et al., </text:span></text:span><text:span text:style-name="Default_20_Paragraph_20_Font"><text:span text:style-name="T132">La compensation écologique état des lieux &amp; recommandations</text:span></text:span><text:span text:style-name="Default_20_Paragraph_20_Font"><text:span text:style-name="T130">, Union internationale pour la conservation de la Nature </text:span></text:span><text:span text:style-name="Default_20_Paragraph_20_Font"><text:span text:style-name="T133">(UICN)</text:span></text:span><text:span text:style-name="Default_20_Paragraph_20_Font"><text:span text:style-name="T130"> France, 2011, Paris, p. 30.</text:span></text:span></text:p><text:p text:style-name="P50"/></text:note-body></text:note></text:span></text:span><text:span text:style-name="T161">.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61"><text:note text:id="ftn134" text:note-class="footnote"><text:note-citation>136</text:note-citation><text:note-body><text:p text:style-name="Footnote"><text:span text:style-name="T99"><text:s/></text:span><text:span text:style-name="Default_20_Paragraph_20_Font"><text:span text:style-name="T130"><text:s/>LUCAS (M.), « La compensation environnemental, un mécanisme inefficace à améliorer », </text:span></text:span><text:span text:style-name="Default_20_Paragraph_20_Font"><text:span text:style-name="T131">Revue juridique de l’environnement</text:span></text:span><text:span text:style-name="Default_20_Paragraph_20_Font"><text:span text:style-name="T130">, 1/2009, p. 61.</text:span></text:span></text:p><text:p text:style-name="Footnote_20_Text"><text:span text:style-name="Default_20_Paragraph_20_Font"><text:span text:style-name="T130"/></text:span></text:p></text:note-body></text:note></text:span></text:span><text:span text:style-name="T161">. Enfin, le coût de la réalisation des mesures d’impact, dont le montant ne dépasse guère 1% du coût total du projet montre qu’il ne s’agit pour le maîtres d’ouvrage que d’une formalité.</text:span></text:p>
      <text:p text:style-name="P3"><text:span text:style-name="T161"><text:tab/>Le rapport entre le coût total du projet et le coût de mesures prises pour compenser l’impact résiduel du projet témoigne également de la disproportion entre l’un et l’autre</text:span><text:span text:style-name="Footnote_20_Reference"><text:span text:style-name="T161"><text:note text:id="ftn135" text:note-class="footnote"><text:note-citation>137</text:note-citation><text:note-body><text:p text:style-name="P40"><text:span text:style-name="T86">Le montant des mesures compensatoire ne dépasse jamais 2 % du coût total du projet parmi les cas présenté dans l'</text:span>Analyse de mesures compensatoires aux atteintes au patrimoine naturel Recueil et analyse de cas<text:span text:style-name="T62">, , Envirscop – CERE – SOGREAH – IN VIVO, 2010, 241 p</text:span><text:span text:style-name="T86">p</text:span><text:span text:style-name="T62">. </text:span><text:span text:style-name="T86">18-20.</text:span></text:p><text:p text:style-name="P40"/></text:note-body></text:note></text:span></text:span><text:span text:style-name="T161">.</text:span></text:p>
      <text:p text:style-name="P3"><text:span text:style-name="T161"><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text:span><text:soft-page-break/><text:span text:style-name="T161">importantes qui peuvent résulter du cadre éclaté des mesures compensatoires soient justifiées</text:span><text:span text:style-name="Footnote_20_Reference"><text:span text:style-name="T161"><text:note text:id="ftn136" text:note-class="footnote"><text:note-citation>138</text:note-citation><text:note-body><text:p text:style-name="Footnote"><text:s/>LUCAS (M.), « La compensation environnemental, un mécanisme inefficace à améliorer », <text:span text:style-name="T3">Revue juridique de l’environnement</text:span>, 1/2009, p. 6<text:span text:style-name="T171">2</text:span>.</text:p><text:p text:style-name="P41"/></text:note-body></text:note></text:span></text:span><text:span text:style-name="T161">.</text:span></text:p>
      <text:p text:style-name="P3"><text:span text:style-name="T161"><text:tab/>Ainsi, l’objet des mesures compensatoires dans le cadre de l’étude d’impact environnemental s’attachent à des projets susceptibles d’avoir un impact sur l’environnement ou la santé humaine</text:span><text:span text:style-name="Footnote_20_Reference"><text:span text:style-name="T161"><text:note text:id="ftn137" text:note-class="footnote"><text:note-citation>139</text:note-citation><text:note-body><text:p text:style-name="Footnote_20_Text"><text:span text:style-name="T99"><text:s/></text:span><text:span text:style-name="Default_20_Paragraph_20_Font"><text:span text:style-name="T130">Code de l’environnement, art. L. 122-2.</text:span></text:span></text:p><text:p text:style-name="P50"/></text:note-body></text:note></text:span></text:span><text:span text:style-name="T161">. L’autorisation de défrichement à un champ beaucoup plus restreint. Il vise au maintien des rôles écologique </text:span><text:span text:style-name="Default_20_Paragraph_20_Font"><text:span text:style-name="T167">ou</text:span></text:span><text:span text:style-name="T161"> social du bois défriché</text:span><text:span text:style-name="Footnote_20_Reference"><text:span text:style-name="T161"><text:note text:id="ftn138" text:note-class="footnote"><text:note-citation>140</text:note-citation><text:note-body><text:p text:style-name="Footnote_20_Text"><text:span text:style-name="T99"><text:s/>Code forestier, art. </text:span><text:span text:style-name="Default_20_Paragraph_20_Font"><text:span text:style-name="T130">L. 341-6.</text:span></text:span></text:p><text:p text:style-name="P50"/></text:note-body></text:note></text:span></text:span><text:span text:style-name="T161">.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96"><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96"><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96"/>
      <text:p text:style-name="P120"><text:toc-mark-start text:id="IMark442006856" text:outline-level="5"/>2.2. La difficulté d’identification de sites destinés à la compensation écologique<text:toc-mark-end text:id="IMark442006856"/></text:p>
      <text:p text:style-name="P96"/>
      <text:p text:style-name="P3"><text:span text:style-name="Default_20_Paragraph_20_Font"><text:span text:style-name="T124"><text:tab/></text:span></text:span><text:span text:style-name="Default_20_Paragraph_20_Font"><text:span text:style-name="T125">Les mesures compensatoires ne peuvent être mises en œuvre en tout lieu. Si par essence, elles ne peuvent pas être réalisées </text:span></text:span><text:span text:style-name="Default_20_Paragraph_20_Font"><text:span text:style-name="T122">in situ</text:span></text:span><text:span text:style-name="Default_20_Paragraph_20_Font"><text:span text:style-name="T128">, les mesures compensatoires doivent autant que possible </text:span></text:span><text:soft-page-break/><text:span text:style-name="Default_20_Paragraph_20_Font"><text:span text:style-name="T128">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29">En effet, les mesures compensatoires doivent être mises en œuvre sur des surfaces de qualité équivalente au site du projet.</text:span></text:span></text:p>
      <text:p text:style-name="P3"><text:span text:style-name="Default_20_Paragraph_20_Font"><text:span text:style-name="T128"><text:tab/>L'identification du site </text:span></text:span><text:span text:style-name="Default_20_Paragraph_20_Font"><text:span text:style-name="T129">sur lequel</text:span></text:span><text:span text:style-name="Default_20_Paragraph_20_Font"><text:span text:style-name="T128"> </text:span></text:span><text:span text:style-name="Default_20_Paragraph_20_Font"><text:span text:style-name="T129">réaliser </text:span></text:span><text:span text:style-name="Default_20_Paragraph_20_Font"><text:span text:style-name="T128">la mesure compensatoire est rendu plus difficile par les surfaces nécessaires aux mesures compensatoires </text:span></text:span><text:span text:style-name="Default_20_Paragraph_20_Font"><text:span text:style-name="T129">dont la superficie peut être multiplié jusqu'à dix fois par rapport à à la superficie du site impacté</text:span></text:span><text:span text:style-name="Default_20_Paragraph_20_Font"><text:span text:style-name="T129"><text:note text:id="ftn139" text:note-class="footnote"><text:note-citation>141</text:note-citation><text:note-body><text:p text:style-name="P31">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16">Analyse de mesures compensatoires aux atteintes au patrimoine naturel Recueil et analyse de cas</text:span><text:span text:style-name="T84">, Pour le ministère de l'écologie de l'énergie, du développement durable et de la mer, Envirscop – CERE – SOGREAH – IN VIVO, 2010, </text:span><text:span text:style-name="T85">P. 89.</text:span></text:p><text:p text:style-name="P30"/></text:note-body></text:note></text:span></text:span><text:span text:style-name="Default_20_Paragraph_20_Font"><text:span text:style-name="T129">.</text:span></text:span></text:p>
      <text:p text:style-name="P3"><text:span text:style-name="Default_20_Paragraph_20_Font"><text:span text:style-name="T128"><text:tab/>La difficulté à trouver un terrain répondant aux conditions nécessaires à la des mesures compensatoires se double de la difficulté à trouver un terrain, tout court, de fait d'une pression foncière importante.</text:span></text:span></text:p>
      <text:p text:style-name="P3"><text:span text:style-name="Default_20_Paragraph_20_Font"><text:span text:style-name="T124"><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24"><text:note text:id="ftn140" text:note-class="footnote"><text:note-citation>142</text:note-citation><text:note-body><text:p text:style-name="Footnote_20_Text"><text:s/><text:span text:style-name="Default_20_Paragraph_20_Font"><text:span text:style-name="T130">En 2011, les villes couvraient 119 000 km² sur les 641 000 km² que comprend le territoire terrestre national.</text:span></text:span></text:p><text:p text:style-name="P50"/></text:note-body></text:note></text:span></text:span><text:span text:style-name="Default_20_Paragraph_20_Font"><text:span text:style-name="T124">.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24"><text:note text:id="ftn141" text:note-class="footnote"><text:note-citation>143</text:note-citation><text:note-body><text:p text:style-name="Footnote"><text:span text:style-name="T99"><text:s/></text:span><text:span text:style-name="Default_20_Paragraph_20_Font"><text:span text:style-name="T141">Exploitations et superficie agricole utilisée dans l’Union Européenne en 2010</text:span></text:span><text:span text:style-name="T99">, Institut national de la statistique et des études économiques (INSEE), disponible en ligne : </text:span><text:a xlink:type="simple" xlink:href="http://www.insee.fr/fr/themes/tableau.asp?ref_id=CMPTEF10204" office:target-frame-name="_top" xlink:show="replace"><text:span text:style-name="Hyperlink"><text:span text:style-name="T99">http://www.insee.fr/fr/themes/tableau.asp?ref_id=CMPTEF10204</text:span></text:span></text:a></text:p><text:p text:style-name="P50"/></text:note-body></text:note></text:span></text:span><text:span text:style-name="Default_20_Paragraph_20_Font"><text:span text:style-name="T124">.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24"><text:note text:id="ftn142" text:note-class="footnote"><text:note-citation>144</text:note-citation><text:note-body><text:p text:style-name="Footnote"><text:span text:style-name="T99"><text:s/></text:span><text:span text:style-name="Default_20_Paragraph_20_Font"><text:span text:style-name="T130">Comme nous le soulignions en introduction, l’équivalent d’un département est urbanisé tous les dix ans. </text:span></text:span></text:p><text:p text:style-name="P50"/></text:note-body></text:note></text:span></text:span><text:span text:style-name="Default_20_Paragraph_20_Font"><text:span text:style-name="T124"> et de la construction d’infrastructures de transports et industrielles. Le choix du site sur lequel lest mesures compensatoires sont mises en œuvre doit par conséquent répondre à différentes exigences réglementaires et sociales. </text:span></text:span></text:p>
      <text:p text:style-name="P3"><text:span text:style-name="Default_20_Paragraph_20_Font"><text:span text:style-name="T124"><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text:span></text:span><text:soft-page-break/><text:span text:style-name="Default_20_Paragraph_20_Font"><text:span text:style-name="T124">mises en œuvre sur des terrains agricoles. Elles sont donc perçues comme « une double peine »</text:span></text:span><text:span text:style-name="Footnote_20_Reference"><text:span text:style-name="T124"><text:note text:id="ftn143" text:note-class="footnote"><text:note-citation>145</text:note-citation><text:note-body><text:p text:style-name="P39"><text:s/><text:span text:style-name="T84">NÉOUZE (B.), « La compensation </text:span><text:span text:style-name="T83">écologique</text:span><text:span text:style-name="T84">, une double peine pour l'agriculture », </text:span><text:span text:style-name="T16">Réussir grandes cultures</text:span><text:span text:style-name="T84">, janvier 2013, n°265, pp. 78-80.</text:span></text:p><text:p text:style-name="P258"/></text:note-body></text:note></text:span></text:span><text:span text:style-name="Default_20_Paragraph_20_Font"><text:span text:style-name="T124"> par les agriculteurs qui font face à une pression foncière croissante. Un syndicat agricole pointait dans un courrier au Ministre en charge de l’environnement que « </text:span></text:span><text:span text:style-name="Default_20_Paragraph_20_Font"><text:span text:style-name="T121">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24"> »</text:span></text:span><text:span text:style-name="Footnote_20_Reference"><text:span text:style-name="T124"><text:note text:id="ftn144" text:note-class="footnote"><text:note-citation>146</text:note-citation><text:note-body><text:p text:style-name="Footnote"><text:span text:style-name="T99"><text:s/></text:span><text:span text:style-name="Default_20_Paragraph_20_Font"><text:span text:style-name="T130">BEULIN (X.), <text:s/></text:span></text:span><text:span text:style-name="Default_20_Paragraph_20_Font"><text:span text:style-name="T131">Courrier à Madame Nathalie KOSCIUSKO-MORIZET</text:span></text:span><text:span text:style-name="Default_20_Paragraph_20_Font"><text:span text:style-name="T130">, Fédération nationale des syndicats d’exploitants agricoles 19 septembre 2011, p. 1.</text:span></text:span></text:p></text:note-body></text:note></text:span></text:span><text:span text:style-name="Default_20_Paragraph_20_Font"><text:span text:style-name="T124">. </text:span></text:span></text:p>
      <text:p text:style-name="P3"><text:span text:style-name="Default_20_Paragraph_20_Font"><text:span text:style-name="T124"><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26">UI</text:span></text:span><text:span text:style-name="Default_20_Paragraph_20_Font"><text:span text:style-name="T124">CN</text:span></text:span><text:span text:style-name="Footnote_20_Reference"><text:span text:style-name="T124"><text:note text:id="ftn145" text:note-class="footnote"><text:note-citation>147</text:note-citation><text:note-body><text:p text:style-name="Footnote">SOYER <text:span text:style-name="T24">(H.) </text:span>et al., <text:span text:style-name="T4">La compensation écologique état des lieux &amp; recommandations</text:span>, Union internationale pour la conservation de la Nature <text:span text:style-name="T172">(UICN)</text:span> France, 2011, Paris, p. <text:span text:style-name="T173">23.</text:span></text:p></text:note-body></text:note></text:span></text:span><text:span text:style-name="Default_20_Paragraph_20_Font"><text:span text:style-name="T124"> : « </text:span></text:span><text:span text:style-name="Default_20_Paragraph_20_Font"><text:span text:style-name="T123">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27"> ».</text:span></text:span></text:p>
      <text:p text:style-name="P3"><text:span text:style-name="Default_20_Paragraph_20_Font"><text:span text:style-name="T127"><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78"><text:toc-mark-start text:id="IMark442006856" text:outline-level="2"/>Conclusion<text:toc-mark-end text:id="IMark442006856"/></text:p>
      <text:p text:style-name="P105"><text:tab/>A <text:span text:style-name="T195">la question de savoir quelle conclusion tirer de la compensation environnementale, les mécanismes que nous avons présenté montrent que les mesures compensatoires présentent d'importantes limites ne leur permettant</text:span> <text:span text:style-name="T195">pas de réaliser des projets neutre pour la biodiversité. Si les enjeux nationaux en terme d'extinction d'espèces ne présentent pas la même urgence en France que dans d'autres zones du monde, des études montrent cependant que 41 % des espèces d'oiseaux présentent un statut de conservation défavorable</text:span><text:span text:style-name="T195"><text:note text:id="ftn147" text:note-class="footnote"><text:note-citation>148</text:note-citation><text:note-body><text:p text:style-name="Footnote"><text:span text:style-name="T19">Préserver le hamster en Alsace Planifier, programmer, aménager et construire: guide du porteur de projet</text:span><text:span text:style-name="T196">, Direction régionale de l'environnement, de l'aménagement et du logement d'Alsace, 2011, p. 2.</text:span></text:p><text:p text:style-name="Footnote"/></text:note-body></text:note></text:span><text:span text:style-name="T195">. </text:span><text:span text:style-name="T19">A fortiori</text:span><text:span text:style-name="T91">, « </text:span><text:span text:style-name="Default_20_Paragraph_20_Font"><text:span text:style-name="T114">la biodiversité, loin de se réduire au seul nombre d’espèces, se dégrade de bien d’autres manières : appauvrissement du capital génétique des populations par l’isolation des populations, dérangement pendant les périodes de reproduction, diminution des aires de chasse, installation d’espèces envahissantes, surexploitation agricole, pollution </text:span></text:span><text:span text:style-name="Default_20_Paragraph_20_Font"><text:span text:style-name="T115">»</text:span></text:span><text:span text:style-name="Default_20_Paragraph_20_Font"><text:span text:style-name="T116"><text:note text:id="ftn148" text:note-class="footnote"><text:note-citation>149</text:note-citation><text:note-body><text:p text:style-name="P264"><text:span text:style-name="T19">Préserver le hamster en Alsace Planifier, programmer, aménager et construire: guide du porteur de projet, </text:span><text:span text:style-name="T92">Op. cit.</text:span><text:span text:style-name="T196"> p. 2.</text:span></text:p><text:p text:style-name="P264"/></text:note-body></text:note></text:span></text:span><text:span text:style-name="Default_20_Paragraph_20_Font"><text:span text:style-name="T116">. </text:span></text:span><text:span text:style-name="Default_20_Paragraph_20_Font"><text:span text:style-name="T115">L'enjeu est donc important, et l’objectif d'absence de perte nette des projets se doit d’être théoriquement ambitieux. Cependant, la pratique actuelle des mesures compensatoires montre des résultats décevants. </text:span></text:span><text:span text:style-name="Default_20_Paragraph_20_Font"><text:span text:style-name="T117">Chaque année, les mesures compensatoires concernent 6 000 hectares, tandis que les projets d'infrastructures et industriels concourent à l’artificialisation de 60 000 hectares.</text:span></text:span></text:p>
      <text:p text:style-name="P105"><text:span text:style-name="Default_20_Paragraph_20_Font"><text:span text:style-name="T117"><text:tab/>Nous avons montré que ces résultat tiennent à la conjugaison de limites de mise en œuvre des mesures compensatoires et à leur mise en cause éthique. Malgré un intérêt certain de prise en compte croissant de la problématique environnementales dans le cadre des projets soumis aux mesures compensatoires, cette pratique ne remplit pour l'instant guère les objectifs qui lui sont assignés.</text:span></text:span></text:p>
      <text:p text:style-name="P105"><text:tab/><text:span text:style-name="T198">Dans le cadre de la réflexion qui a permis la germination des L</text:span><text:span text:style-name="T20">ignes directrices nationales sur la séquence « éviter, réduire, compenser </text:span><text:span text:style-name="T198">», de nombreux documents esquissent des différentes possibilités afin d'améliorer l'efficacité des mesures compensatoires</text:span><text:span text:style-name="T198"><text:note text:id="ftn149" text:note-class="footnote"><text:note-citation>150</text:note-citation><text:note-body><text:p text:style-name="P261">Voir par exemple, <text:span text:style-name="T50">SOYER (H.) et al., </text:span><text:span text:style-name="T56">La compensation écologique état des lieux &amp; recommandations</text:span><text:span text:style-name="T50">, Union internationale pour la conservation de la Nature (UICN) France, 2011, Paris, 44 p.</text:span></text:p></text:note-body></text:note></text:span><text:span text:style-name="T198">. Nous considérons pour notre part que les mesures de compensation ne sont pas techniquement suffisamment efficace, et que leur mise en œuvre constitue une mesure d'affichage politique et social de la part des autorités publiques et des opérateurs économiques. Les mesures compensatoires sont un faire-valoir pour des projets qui s'inscrivent dans le cadre conceptuel de qui a conduit à l'urgence écologique actuelle. Des mesures compensatoires visant, ici à balancer les impacts d'une station de ski, impactée par le tourisme de masse, là <text:s/>à équilibrer la construction de routes permettant de desservir la construction </text:span><text:soft-page-break/><text:span text:style-name="T198">de logements périurbains ne sauraient être des mesures curatives, mais sont des mesures palliatives. De telles mesures compensatoires ne permettent pas de réfléchir à l'origine ontologique de l’érosion de la biodiversité.</text:span></text:p>
      <text:p text:style-name="P105"><text:tab/><text:span text:style-name="T199">Nous considérons pourtant que le droit constitue un outil extra-ordinaire dont les mécanismes peuvent modifier profondément les comportements sociaux, et par conséquent réduire l'impact des activités humaines sur l'environnement. Cela nécessite la désignation des causes </text:span></text:p>
      <text:p text:style-name="P143"><text:toc-mark-start text:id="IMark452420120" text:outline-level="2"/>Bibliographie<text:toc-mark-end text:id="IMark452420120"/></text:p>
      <text:p text:style-name="P54"/>
      <text:p text:style-name="P55"><text:span text:style-name="T83">R</text:span><text:span text:style-name="T62">éférences normatives</text:span></text:p>
      <text:p text:style-name="P209"/>
      <text:p text:style-name="P209">Directive 92/43/CEE DU CONSEIL du 21 mai 1992 concernant la conservation des habitats naturels ainsi que de la faune et de la flore sauvages, Journal Officiel, L 206, 22.7.1992, p.7, Article 6 Paragraphe 4.</text:p>
      <text:p text:style-name="P213"/>
      <text:p text:style-name="P211">Loi n° 76-629 du 10 juillet 1976 relative à la protection de la nature, publiée au Journal Officiel du 13 juillet 1976.</text:p>
      <text:p text:style-name="P214"/>
      <text:p text:style-name="P212">Loi n° 2008-757 du 1er août 2008 relative à la responsabilité environnementale et à diverses dispositions d'adaptation au droit communautaire dans le domaine de l'environnement, publiée le 2 août 2008.</text:p>
      <text:p text:style-name="P51"/>
      <text:p text:style-name="P211">LOI n° 2009-967 du 3 août 2009 de programmation relative à la mise en œuvre du Grenelle de l'environnement, publiée au Journal Officiel du 5 août 2009.</text:p>
      <text:p text:style-name="P214"/>
      <text:p text:style-name="P211">LOI n° 2010-788 du 12 juillet 2010 portant engagement national pour l'environnement, publiée au Journal Officiel du 13 juillet 2010.</text:p>
      <text:p text:style-name="P211"/>
      <text:p text:style-name="P211">Décret n° 2011-2019 du 29 décembre 2011 portant réforme des études d'impact des projets de travaux, d'ouvrages ou d'aménagements, publiée au Journal Officiel du 30 décembre 2011.</text:p>
      <text:p text:style-name="P213"/>
      <text:p text:style-name="P211">Décret n°77-1141 du 12 octobre 1977 pris pour l'application de l'article 2 de la loi n° 76-629 du 10 juillet 1976 relative à la protection de la nature, publié au Journal Officiel du 13 Octobre 1977.</text:p>
      <text:p text:style-name="P213"/>
      <text:p text:style-name="P53">Arrêté du 20 décembre 2004 fixant la liste des animaux de la faune marine protégés sur l'ensemble du territoire, Journal Officiel du 7 janvier 2005.</text:p>
      <text:p text:style-name="P56"/>
      <text:p text:style-name="P59">Articles</text:p>
      <text:p text:style-name="P56"/>
      <text:p text:style-name="P61">BILLET (P.), « La prise en compte de la faune sauvage dans le cadre des procédures d'aménagement, de gestion et d'occupation de l'espace : réalités d'une apparence juridique », Natures Sciences Sociétés 14, 2006, pp. 13-21.</text:p>
      <text:p text:style-name="P56"/>
      <text:p text:style-name="P56">CAMPROUX-DUFFRÈNE (M.-P.) et LUCAS (M.), « L’ombre portée sur l’avenir de la trame verte et bleue. Quelques réflexions juridiques », Développement durable et territoires, Vol. 3, n° 2 | Juillet 2012.</text:p>
      <text:p text:style-name="P64"/>
      <text:p text:style-name="P57"><text:span text:style-name="T62">CHRESTIA (P.), </text:span>«<text:span text:style-name="T62">Application de la théorie du bilan en matière de travaux autoroutiers », </text:span>Actualités juridique, Droit administratif<text:span text:style-name="T62"> </text:span>(AJDA)<text:span text:style-name="T62">, 1997, p. 545.</text:span></text:p>
      <text:p text:style-name="P64"/>
      <text:p text:style-name="P57"><text:span text:style-name="T62">HOSTIOU (R.), « Des limites du contrôle du juge administratif sur une décision de refus d'engager des travaux d'utilité publique », </text:span>Actualités juridiques, Droit immobilier (AJDI)<text:span text:style-name="T62">, 2004, p. 303.</text:span></text:p>
      <text:p text:style-name="P64"/>
      <text:p text:style-name="P213"><text:span text:style-name="T62">LATOUCHE (S.), « Pour une société de décroissance », </text:span>Le Monde Diplomatique<text:span text:style-name="T62">, novembre 2003.</text:span></text:p>
      <text:p text:style-name="P56"/>
      <text:p text:style-name="P56">LIMA (G. B), « Les diverses formes pour la compensation dans la protection juridique de l’environnement : un défi pour l’épistémologie juridique », ACDI-Anuario Colombiano de Derecho International vol.7, <text:s/>Bogotá <text:s/>pp. 161-188.</text:p>
      <text:p text:style-name="P56"><text:soft-page-break/></text:p>
      <text:p text:style-name="P64">LUCAS (M.), « La compensation écologique des zones humides en France : vers une intégration des services écosystémiques ? », Droit de l'environnement, n°219, janvier 2014, pp. 19-25.</text:p>
      <text:p text:style-name="P64"/>
      <text:p text:style-name="P56">LUCAS (M.), « La compensation environnemental, un mécanisme inefficace à améliorer », Revue juridique de l’environnement, 1/2009, pp. 59-68.</text:p>
      <text:p text:style-name="P56"/>
      <text:p text:style-name="P62">NÉOUZE (B.), « La compensation <text:span text:style-name="T172">écologique</text:span>, une double peine pour l'agriculture », <text:span text:style-name="T4">Réussir grandes cultures</text:span>, janvier 2013, n°265, pp. 78-80.</text:p>
      <text:p text:style-name="P56"/>
      <text:p text:style-name="P56">QUÉTIER (F.) et al., « Les enjeux de l'équivalence écologique pour la conception et le dimensionnement de mesures compensatoires d'impacts sur la biodiversité et les milieux naturels », Sciences eaux &amp; territoires, article hors-série – 2012, 7 p.</text:p>
      <text:p text:style-name="P56"/>
      <text:p text:style-name="P56">ROCHE (C.), « évaluation des incidences d'un projet d'aménagement sur une zone Natura 2000 », Actualités juridiques du Droit administratif, 2014, p 807-811.</text:p>
      <text:p text:style-name="P56"/>
      <text:p text:style-name="P56">ROYER (E.), « Indemnité compensatoire de contraintes environnementales », Dalloz actualité, 16 mai 2008, 1 p.</text:p>
      <text:p text:style-name="P56"/>
      <text:p text:style-name="P259">TESTOT (L.), « Les crises écologiques », Sciences Humaines, numéro spécial, n°247, avril 2013</text:p>
      <text:p text:style-name="P56"/>
      <text:p text:style-name="P56"><text:span text:style-name="T62">THIÉVENT (P.) et QUENOUILLE (B.), « Un moyen de compensation pour maintenir la biodiversité </text:span>»<text:span text:style-name="T62">, Biodiversité</text:span>, énergie et changements climatiques<text:span text:style-name="T62">, pp. 53-57.</text:span></text:p>
      <text:p text:style-name="P56"/>
      <text:p text:style-name="P64"><text:span text:style-name="T15">TUTENUIT (C.) et STEHLIN (C.), « Combien valent les escargots, lorsqu'ils ne sont pas de Bourgogne ? La biodiversité : quelles valeurs ? Et pour quelles décisions? », Annales des Mines – Responsabilité et environnement, 2009/2 n° 54, p. 23-29.</text:span></text:p>
      <text:p text:style-name="P64"/>
      <text:p text:style-name="P64">VANPEENE-BRUHIER (S.), PISSARD (P.-A .) et BASSI (C.), « Mesures compensatoires des atteintes à l’environnement dans les projets d’infrastructures : de nouvelles exigences réglementaires pour une amélioration des pratiques ? », <text:s/>Sciences eaux &amp; territoires, article hors-série 2013, 7 p.</text:p>
      <text:p text:style-name="P64"/>
      <text:p text:style-name="P57"><text:span text:style-name="T62">UNTERMAIER (J.), « La Charge de l'environnement face au Droit administratif » </text:span>Revue juridique de l'environnement<text:span text:style-name="T62">, n° spécial 2005, pp. 145-159.</text:span></text:p>
      <text:p text:style-name="P57"/>
      <text:p text:style-name="P75">UNTERMAIER (J.)</text:p>
      <text:p text:style-name="P56"/>
      <text:p text:style-name="P61"/>
      <text:p text:style-name="P60">Ouvrages</text:p>
      <text:p text:style-name="P63"/>
      <text:p text:style-name="P260"><text:span text:style-name="T62">BONNEUIL </text:span><text:span text:style-name="T87">(C.) </text:span><text:span text:style-name="T62">et FRESSOZ </text:span><text:span text:style-name="T87">(J.-B.), </text:span>L'évènement Anthropocène. La terre, l'histoire et nous<text:span text:style-name="T62"> (Seuil, 2013, Paris, 320 p.</text:span></text:p>
      <text:p text:style-name="P260"/>
      <text:p text:style-name="P260"><text:span text:style-name="T62">DESCARTES (R.), </text:span>Discours de la méthode<text:span text:style-name="T62">, 6e partie, Bibliothèque de la Pléiade, Éd. Gallimard, 1966, p. 168.</text:span></text:p>
      <text:p text:style-name="P213"/>
      <text:p text:style-name="P213"><text:span text:style-name="T62">ILLICH (I.), « L'histoire des besoins », </text:span>La perte des sens<text:span text:style-name="T62">, éd. Fayard, 2004, 357 p.</text:span></text:p>
      <text:p text:style-name="P213"/>
      <text:p text:style-name="P213"><text:span text:style-name="T62">GEORGESCU-ROEGEN (N.), </text:span>La décroissance. Entropie, écologie, économie<text:span text:style-name="T62">, éd. Sang de la Terre et Ellébore, 2006. </text:span></text:p>
      <text:p text:style-name="P210"><text:soft-page-break/></text:p>
      <text:p text:style-name="P56"/>
      <text:p text:style-name="P60">Rapports</text:p>
      <text:p text:style-name="P60"/>
      <text:p text:style-name="P210">BRUNDTLAND, (G.H.) Notre avenir à tous, Commission mondiale de l'environnement et du développement, éditions du Fleuve, 1989, p. 179.</text:p>
      <text:p text:style-name="P64"/>
      <text:p text:style-name="P65">CHEVASSUS-AU-LOUIS (B.), et al., <text:span text:style-name="T4">Approche économique de la biodiversité et des services liés aux écosystèmes Contribution à la décision publique</text:span><text:span text:style-name="T62">, Centre d'analyse stratégique, avril 2009, 378 p.</text:span></text:p>
      <text:p text:style-name="P65"/>
      <text:p text:style-name="P65"><text:span text:style-name="T62">DAR</text:span><text:bookmark text:name="_GoBack1"/><text:span text:style-name="T62">BI, (M.) et al., </text:span><text:span text:style-name="T4">International Approaches to Compensation for Impacts on Biological Diversity. Final Report</text:span><text:span text:style-name="T62">, 2009, Berlin, 184 p.</text:span></text:p>
      <text:p text:style-name="P58"/>
      <text:p text:style-name="P64">HUBERT (S.) et al., « Lignes directrices nationales sur la séquence éviter, réduire et compenser les impacts sur les milieux naturels », <text:span text:style-name="T4">Références</text:span>, Commissariat général au développement durable, Direction de l'eau et de la biodiversité, Octobre 2013, 232 p.</text:p>
      <text:p text:style-name="P58"/>
      <text:p text:style-name="P64">MADSEN (B.) et al., « Offset and compensation programs worldwide », <text:s/><text:span text:style-name="T4">State of biodiversity markets</text:span>, 2010. 85 p.</text:p>
      <text:p text:style-name="P64"/>
      <text:p text:style-name="P56"><text:span text:style-name="T62">MARTINEZ (C.), </text:span>Les espaces protégés français<text:span text:style-name="T62">, </text:span>une diversité d'outils au service de la protection de la biodiversité<text:span text:style-name="T62">, <text:s/>Union internationale pour la conservation de la Nature (UICN) France, Paris, 2008, 68 p.</text:span></text:p>
      <text:p text:style-name="P56"/>
      <text:p text:style-name="P64"><text:span text:style-name="T83">SOYER (H.) et al., </text:span><text:span text:style-name="T15">La compensation écologique état des lieux &amp; recommandations</text:span><text:span text:style-name="T83">, Union internationale pour la conservation de la Nature (UICN) France, 2011, Paris, 44 p.</text:span></text:p>
      <text:p text:style-name="P64"/>
      <text:p text:style-name="P215"><text:span text:style-name="T93">STERN (N.). 2008. "The Economics of Climate Change." American Economic Review, 98(2): 1-37, 45 p.</text:span></text:p>
      <text:p text:style-name="P213"/>
      <text:p text:style-name="P52"><text:span text:style-name="T62">TEN KATE (K.) et al., </text:span>Les fonds <text:span text:style-name="T172">environnementaux</text:span> et les mécanismes de compensation et d'Offset des atteintes à la biodiversité – Projet RedLAC de renforcement des Compétences des fonds Environnementaux<text:span text:style-name="T62">, Latin American and Carribbean Network of Environmental Funds</text:span>, <text:span text:style-name="T62">101 p.</text:span></text:p>
      <text:p text:style-name="P210"/>
      <text:p text:style-name="P56">WILKINSON (J.) et THOMPSON (J.), 2005 Status Report on Compensatory Mitigation in the United States, Environmental Law Institute, <text:span text:style-name="T62">avril 2006, Washington, 110 p.</text:span></text:p>
      <text:p text:style-name="P56"/>
      <text:p text:style-name="P62">Analyse de mesures compensatoires aux atteintes au patrimoine naturel Recueil et analyse de cas, Pour le ministère de l'écologie de l'énergie, du développement durable et de la mer, Envirscop – CERE – SOGREAH – IN VIVO, 2010, 241 p.</text:p>
      <text:p text:style-name="P57"/>
      <text:p text:style-name="P56"><text:span text:style-name="T62">« Urbanisation et consommation de l'espace, une question de mesure »</text:span>, La revue du CGDD<text:span text:style-name="T62">, Commissariat général au développement durable, 2012, 106 p.</text:span></text:p>
      <text:p text:style-name="P56"/>
      <text:p text:style-name="P56">Les mesures compensatoires pour la biodiversité – Principes et projet de mise en œuvre en Région PACA, <text:span text:style-name="T62">Direction régionale de l'environnement Provence-Alpes-Côte-d'Azur, 2009, 55 p.</text:span></text:p>
      <text:p text:style-name="P56"/>
      <text:p text:style-name="P58">« Compenser les atteintes à la biodiversité : expériences internationales et enseignements pour la France », Le point sur, Commissariat général au développement durable, n° 133, août 2012, 4 p.</text:p>
      <text:p text:style-name="P58"/>
      <text:p text:style-name="P58"><text:soft-page-break/>« Standard on Biodiversity Offsets », Business and Biodiversity Offsets Programme (BBOP), 2012, Washington, D.C., 29 p.</text:p>
      <text:p text:style-name="P58"/>
      <text:p text:style-name="P58">« To No Net Loss and Beyond: An Overview of the Business and Biodiversity Offsets Programme », Business and Biodiversity Offsets Programme (BBOP), 2013, Washington, D.C., 35 p.</text:p>
      <text:p text:style-name="P64"/>
      <text:p text:style-name="P68"><text:span text:style-name="T4">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68"/>
      <text:p text:style-name="P68"><text:span text:style-name="T4">Modalités de mise en œuvre des mesures compensatoires</text:span>, Direction régionale de l'environnement, de l'aménagement et du logement de Franche-Comté, Besançon, 5 janvier 2011, 14 p.</text:p>
      <text:p text:style-name="P68"/>
      <text:p text:style-name="P67">« Ecosystems and human well-being: Opportunities and challenges for business and Industry », Millennium ecosystem assessment, 2005, 36p.</text:p>
      <text:p text:style-name="P66"/>
      <text:p text:style-name="P74"><text:span text:style-name="T19">Préserver le hamster en Alsace Planifier, programmer, aménager et construire: guide du porteur de projet</text:span><text:span text:style-name="T196">, Direction régionale de l'environnement, de l'aménagement et du logement d'Alsace, 2011, 7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32</meta:editing-cycles>
    <meta:creation-date>2014-08-29T10:09:00</meta:creation-date>
    <dc:date>2014-09-07T23:02:19.620229514</dc:date>
    <dc:language>fr-FR</dc:language>
    <meta:editing-duration>P1DT21H3M34S</meta:editing-duration>
    <meta:generator>LibreOffice/4.2.6.3$Linux_X86_64 LibreOffice_project/420m0$Build-3</meta:generator>
    <meta:document-statistic meta:table-count="0" meta:image-count="1" meta:object-count="0" meta:page-count="61" meta:paragraph-count="523" meta:word-count="22569" meta:character-count="151743" meta:non-whitespace-character-count="1294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